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46cm"/>
    </style:style>
    <style:style style:name="co2" style:family="table-column">
      <style:table-column-properties fo:break-before="auto" style:column-width="15.9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248cm"/>
    </style:style>
    <style:style style:name="co5" style:family="table-column">
      <style:table-column-properties fo:break-before="auto" style:column-width="11.0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4pt" style:language-asian="zh" style:country-asian="CN" style:font-style-asian="normal" style:font-weight-asian="normal" style:font-size-complex="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4pt" style:font-size-asian="4pt" style:font-size-complex="4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99ff66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3333"/>
      <style:text-properties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0">
      <style:table-cell-properties fo:background-color="#99ff66"/>
      <style:text-properties fo:font-size="10pt" style:font-size-asian="10pt" style:font-size-complex="10pt"/>
    </style:style>
    <style:style style:name="ce12" style:family="table-cell" style:parent-style-name="Default" style:data-style-name="N60">
      <style:table-cell-properties fo:background-color="#ffff00"/>
      <style:text-properties fo:font-size="10pt" style:font-size-asian="10pt" style:font-size-complex="10pt"/>
    </style:style>
    <style:style style:name="ce13" style:family="table-cell" style:parent-style-name="Default" style:data-style-name="N60">
      <style:text-properties fo:font-size="10pt" style:font-size-asian="10pt" style:font-size-complex="10pt"/>
    </style:style>
    <style:style style:name="ce14" style:family="table-cell" style:parent-style-name="Default" style:data-style-name="N60">
      <style:table-cell-properties fo:background-color="#ff3333"/>
      <style:text-properties fo:font-size="10pt" style:font-size-asian="10pt" style:font-size-complex="10pt"/>
    </style:style>
    <style:style style:name="ce15" style:family="table-cell" style:parent-style-name="Table_20_du_20_pilote_20_-_20_Champ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Table_20_du_20_pilote_20_-_20_Catégorie" style:data-style-name="N6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Table_20_du_20_pilote_20_-_20_Catégorie" style:data-style-name="N60">
      <style:table-cell-properties fo:border-bottom="none" fo:border-left="2.01pt solid #000000" fo:border-right="0.99pt solid #000000" fo:border-top="none"/>
    </style:style>
    <style:style style:name="ce18" style:family="table-cell" style:parent-style-name="Table_20_du_20_pilote_20_-_20_Titre" style:data-style-name="N60">
      <style:table-cell-properties fo:border-bottom="2.01pt solid #000000" fo:border-left="2.01pt solid #000000" fo:border-right="0.99pt solid #000000" fo:border-top="0.99pt solid #000000"/>
    </style:style>
    <style:style style:name="ce19" style:family="table-cell" style:parent-style-name="Table_20_du_20_pilote_20_-_20_Coin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Table_20_du_20_pilote_20_-_20_Valeur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Table_20_du_20_pilote_20_-_20_Valeur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Table_20_du_20_pilote_20_-_20_Valeur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Table_20_du_20_pilote_20_-_20_Résulta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office:value-type="string" calcext:value-type="string">
            <text:p>rang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2797320021_config.csv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8.124886e+04 4.923012e+00 4.598275e-01 6.919683e-03 1.089744e+00 1.353148e+03 3.000000e+00 9.153503e-01 3.000000e+0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0023783501_config.csv</text:p>
          </table:table-cell>
          <table:table-cell table:formula="of:=[.B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370958e+04 8.588517e+00 8.226096e-01 2.872840e-02 6.652412e-01 3.941614e+02 3.000000e+00 7.767886e-01 1.000000e+00</text:p>
          </table:table-cell>
          <table:table-cell table:formula="of:=[.B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0193601991_config.csv</text:p>
          </table:table-cell>
          <table:table-cell table:formula="of:=[.B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848502e+04 5.273736e+00 6.013735e-01 1.497441e-02 9.223644e-01 8.070841e+02 3.000000e+00 8.263247e-01 2.000000e+00</text:p>
          </table:table-cell>
          <table:table-cell table:formula="of:=[.B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0193601992_config.csv</text:p>
          </table:table-cell>
          <table:table-cell table:formula="of:=[.B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736548e+04 6.542160e+00 6.388786e-01 1.959855e-02 7.487910e-01 7.884253e+02 3.000000e+00 8.266764e-01 1.000000e+00</text:p>
          </table:table-cell>
          <table:table-cell table:formula="of:=[.B1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2797320021_config.csv</text:p>
          </table:table-cell>
          <table:table-cell table:formula="of:=[.B1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8.124886e+04 4.923012e+00 4.598275e-01 6.919683e-03 1.089744e+00 1.353148e+03 3.000000e+00 9.153503e-01 3.000000e+00</text:p>
          </table:table-cell>
          <table:table-cell table:formula="of:=[.B1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0023783501_config.csv</text:p>
          </table:table-cell>
          <table:table-cell table:formula="of:=[.B1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370958e+04 8.588517e+00 8.226096e-01 2.872840e-02 6.652412e-01 3.941614e+02 3.000000e+00 7.767886e-01 1.000000e+00</text:p>
          </table:table-cell>
          <table:table-cell table:formula="of:=[.B1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0193601991_config.csv</text:p>
          </table:table-cell>
          <table:table-cell table:formula="of:=[.B1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848502e+04 5.273736e+00 6.013735e-01 1.497441e-02 9.223644e-01 8.070841e+02 3.000000e+00 8.263247e-01 2.000000e+00</text:p>
          </table:table-cell>
          <table:table-cell table:formula="of:=[.B1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0193601992_config.csv</text:p>
          </table:table-cell>
          <table:table-cell table:formula="of:=[.B2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736548e+04 6.542160e+00 6.388786e-01 1.959855e-02 7.487910e-01 7.884253e+02 3.000000e+00 8.266764e-01 1.000000e+00</text:p>
          </table:table-cell>
          <table:table-cell table:formula="of:=[.B2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0325968621_config.csv</text:p>
          </table:table-cell>
          <table:table-cell table:formula="of:=[.B2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707416e+04 9.322167e+00 8.796964e-01 1.963253e-02 6.133775e-01 4.502378e+02 3.000000e+00 8.463410e-01 1.000000e+00</text:p>
          </table:table-cell>
          <table:table-cell table:formula="of:=[.B2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0644204881_config.csv</text:p>
          </table:table-cell>
          <table:table-cell table:formula="of:=[.B2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641844e+04 9.197332e+00 8.004322e-01 9.724946e-03 6.375370e-01 6.059752e+02 3.000000e+00 8.013378e-01 1.000000e+00</text:p>
          </table:table-cell>
          <table:table-cell table:formula="of:=[.B2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0802723961_config.csv</text:p>
          </table:table-cell>
          <table:table-cell table:formula="of:=[.B2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343110e+04 9.328658e+00 8.881429e-01 1.079838e-02 6.032136e-01 3.895205e+02 3.000000e+00 8.698643e-01 1.000000e+00</text:p>
          </table:table-cell>
          <table:table-cell table:formula="of:=[.B3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082997411_config.csv</text:p>
          </table:table-cell>
          <table:table-cell table:formula="of:=[.B3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926276e+04 7.283489e+00 7.394546e-01 2.820297e-02 7.525218e-01 6.533802e+02 3.000000e+00 7.394959e-01 1.000000e+00</text:p>
          </table:table-cell>
          <table:table-cell table:formula="of:=[.B3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112726332_config.csv</text:p>
          </table:table-cell>
          <table:table-cell table:formula="of:=[.B3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727734e+04 1.005477e+01 7.880728e-01 6.597539e-03 5.317969e-01 9.536234e+02 3.000000e+00 8.981737e-01 1.000000e+00</text:p>
          </table:table-cell>
          <table:table-cell table:formula="of:=[.B3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1159428422_config.csv</text:p>
          </table:table-cell>
          <table:table-cell table:formula="of:=[.B3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177537e+04 1.025353e+01 9.193684e-01 2.205947e-02 5.264807e-01 3.619256e+02 3.000000e+00 9.477868e-01 1.000000e+00</text:p>
          </table:table-cell>
          <table:table-cell table:formula="of:=[.B4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1258480653_config.csv</text:p>
          </table:table-cell>
          <table:table-cell table:formula="of:=[.B4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342523e+04 3.274835e+00 6.251226e-01 4.675367e-02 1.479457e+00 5.560874e+02 3.000000e+00 5.079217e-01 3.000000e+00</text:p>
          </table:table-cell>
          <table:table-cell table:formula="of:=[.B4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1966552433_config.csv</text:p>
          </table:table-cell>
          <table:table-cell table:formula="of:=[.B4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996128e+04 6.425579e+00 5.999846e-01 1.963149e-02 8.660168e-01 8.316886e+02 3.000000e+00 7.732045e-01 1.000000e+00</text:p>
          </table:table-cell>
          <table:table-cell table:formula="of:=[.B4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2537598382_config.csv</text:p>
          </table:table-cell>
          <table:table-cell table:formula="of:=[.B4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909395e+04 7.135406e+00 7.650584e-01 3.990685e-02 8.128213e-01 4.839002e+02 3.000000e+00 6.720284e-01 2.000000e+00</text:p>
          </table:table-cell>
          <table:table-cell table:formula="of:=[.B4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264657812_config.csv</text:p>
          </table:table-cell>
          <table:table-cell table:formula="of:=[.B5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5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495827e+04 8.109789e+00 7.221102e-01 8.695605e-03 5.989369e-01 7.483055e+02 3.000000e+00 8.621435e-01 1.000000e+00</text:p>
          </table:table-cell>
          <table:table-cell table:formula="of:=[.B5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264657813_config.csv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5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315954e+04 9.490703e+00 8.198680e-01 9.651321e-03 5.061634e-01 7.183269e+02 3.000000e+00 9.290981e-01 1.000000e+00</text:p>
          </table:table-cell>
          <table:table-cell table:formula="of:=[.B5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2835180821_config.csv</text:p>
          </table:table-cell>
          <table:table-cell table:formula="of:=[.B5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5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571283e+04 5.391901e+00 6.484269e-01 2.811744e-02 1.119393e+00 5.942143e+02 3.000000e+00 6.372596e-01 2.000000e+00</text:p>
          </table:table-cell>
          <table:table-cell table:formula="of:=[.B5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2894292213_config.csv</text:p>
          </table:table-cell>
          <table:table-cell table:formula="of:=[.B5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6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337084e+04 6.369703e+00 6.730466e-01 2.968175e-02 8.557677e-01 5.551813e+02 3.000000e+00 7.251228e-01 2.000000e+00</text:p>
          </table:table-cell>
          <table:table-cell table:formula="of:=[.B6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3453456642_config.csv</text:p>
          </table:table-cell>
          <table:table-cell table:formula="of:=[.B6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849969e+04 1.009405e+01 8.831876e-01 1.852205e-02 4.991462e-01 4.739969e+02 3.000000e+00 9.525771e-01 1.000000e+00</text:p>
          </table:table-cell>
          <table:table-cell table:formula="of:=[.B6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3545381501_config.csv</text:p>
          </table:table-cell>
          <table:table-cell table:formula="of:=[.B6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6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785006e+04 7.462751e+00 5.963040e-01 6.366700e-03 9.858923e-01 9.631680e+02 3.000000e+00 6.435524e-01 1.000000e+00</text:p>
          </table:table-cell>
          <table:table-cell table:formula="of:=[.B6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356081212_config.csv</text:p>
          </table:table-cell>
          <table:table-cell table:formula="of:=[.B6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6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189206e+04 8.770450e+00 8.789482e-01 1.961884e-02 6.193461e-01 3.638698e+02 3.000000e+00 8.500754e-01 1.000000e+00</text:p>
          </table:table-cell>
          <table:table-cell table:formula="of:=[.B7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3748108753_config.csv</text:p>
          </table:table-cell>
          <table:table-cell table:formula="of:=[.B7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7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759487e+04 7.720790e+00 6.616641e-01 1.454446e-02 7.381957e-01 9.589151e+02 3.000000e+00 7.627542e-01 1.000000e+00</text:p>
          </table:table-cell>
          <table:table-cell table:formula="of:=[.B7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3976619491_config.csv</text:p>
          </table:table-cell>
          <table:table-cell table:formula="of:=[.B7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7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621924e+04 9.563680e+00 8.754355e-01 8.227278e-03 5.340020e-01 4.359895e+02 3.000000e+00 9.270854e-01 1.000000e+00</text:p>
          </table:table-cell>
          <table:table-cell table:formula="of:=[.B7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4141373302_config.csv</text:p>
          </table:table-cell>
          <table:table-cell table:formula="of:=[.B7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7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811555e+04 9.742847e+00 8.538560e-01 2.138984e-02 6.152538e-01 4.675943e+02 3.000000e+00 8.249046e-01 1.000000e+00</text:p>
          </table:table-cell>
          <table:table-cell table:formula="of:=[.B7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4144224492_config.csv</text:p>
          </table:table-cell>
          <table:table-cell table:formula="of:=[.B8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8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959060e+04 1.067609e+01 8.974521e-01 2.992387e-03 5.892611e-01 3.255130e+02 3.000000e+00 8.981375e-01 1.000000e+00</text:p>
          </table:table-cell>
          <table:table-cell table:formula="of:=[.B8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4696451042_config.csv</text:p>
          </table:table-cell>
          <table:table-cell table:formula="of:=[.B8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8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973678e+04 1.012398e+01 8.544206e-01 1.098938e-02 5.229721e-01 6.612811e+02 3.000000e+00 9.225391e-01 1.000000e+00</text:p>
          </table:table-cell>
          <table:table-cell table:formula="of:=[.B8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4783475733_config.csv</text:p>
          </table:table-cell>
          <table:table-cell table:formula="of:=[.B8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8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263173e+04 9.102245e+00 7.737296e-01 1.526389e-02 5.598746e-01 8.761965e+02 3.000000e+00 8.664994e-01 1.000000e+00</text:p>
          </table:table-cell>
          <table:table-cell table:formula="of:=[.B8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5015939242_config.csv</text:p>
          </table:table-cell>
          <table:table-cell table:formula="of:=[.B8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9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620650e+04 7.747372e+00 6.863119e-01 1.120582e-02 7.992579e-01 6.024425e+02 3.000000e+00 7.028704e-01 1.000000e+00</text:p>
          </table:table-cell>
          <table:table-cell table:formula="of:=[.B9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5217897402_config.csv</text:p>
          </table:table-cell>
          <table:table-cell table:formula="of:=[.B9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9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783875e+04 4.780468e+00 5.858483e-01 1.650983e-02 8.877151e-01 6.296466e+02 3.000000e+00 8.843665e-01 2.000000e+00</text:p>
          </table:table-cell>
          <table:table-cell table:formula="of:=[.B9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5319699791_config.csv</text:p>
          </table:table-cell>
          <table:table-cell table:formula="of:=[.B9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9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692561e+04 7.070161e+00 7.007761e-01 2.648795e-02 7.277597e-01 6.144277e+02 3.000000e+00 7.807328e-01 1.000000e+00</text:p>
          </table:table-cell>
          <table:table-cell table:formula="of:=[.B9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551999211_config.csv</text:p>
          </table:table-cell>
          <table:table-cell table:formula="of:=[.B9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9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951206e+04 3.211163e+00 4.733564e-01 2.041028e-02 1.078483e+00 9.908682e+02 3.000000e+00 9.336171e-01 3.000000e+00</text:p>
          </table:table-cell>
          <table:table-cell table:formula="of:=[.B10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5521851023_config.csv</text:p>
          </table:table-cell>
          <table:table-cell table:formula="of:=[.B10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0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070757e+04 7.750430e+00 7.671304e-01 2.781632e-02 8.433653e-01 5.107937e+02 3.000000e+00 6.343424e-01 1.000000e+00</text:p>
          </table:table-cell>
          <table:table-cell table:formula="of:=[.B10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5972100301_config.csv</text:p>
          </table:table-cell>
          <table:table-cell table:formula="of:=[.B10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0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438521e+04 6.812382e+00 6.720115e-01 2.019612e-02 7.357902e-01 7.387543e+02 3.000000e+00 8.040363e-01 1.000000e+00</text:p>
          </table:table-cell>
          <table:table-cell table:formula="of:=[.B10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646180873_config.csv</text:p>
          </table:table-cell>
          <table:table-cell table:formula="of:=[.B10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0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796166e+04 8.167526e+00 6.876558e-01 1.139758e-02 6.613624e-01 9.650284e+02 3.000000e+00 8.067556e-01 1.000000e+00</text:p>
          </table:table-cell>
          <table:table-cell table:formula="of:=[.B10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715308971_config.csv</text:p>
          </table:table-cell>
          <table:table-cell table:formula="of:=[.B11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1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420580e+04 7.176981e+00 7.374068e-01 1.982961e-02 7.682764e-01 5.690977e+02 3.000000e+00 7.395862e-01 1.000000e+00</text:p>
          </table:table-cell>
          <table:table-cell table:formula="of:=[.B11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7222241693_config.csv</text:p>
          </table:table-cell>
          <table:table-cell table:formula="of:=[.B11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1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224871e+04 6.158202e+00 5.779143e-01 2.080868e-02 8.958394e-01 8.698123e+02 3.000000e+00 7.902854e-01 1.000000e+00</text:p>
          </table:table-cell>
          <table:table-cell table:formula="of:=[.B11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7342957091_config.csv</text:p>
          </table:table-cell>
          <table:table-cell table:formula="of:=[.B11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1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688435e+04 4.456644e+00 5.751282e-01 3.560768e-02 1.040305e+00 7.804063e+02 3.000000e+00 7.946615e-01 2.000000e+00</text:p>
          </table:table-cell>
          <table:table-cell table:formula="of:=[.B11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7797929751_config.csv</text:p>
          </table:table-cell>
          <table:table-cell table:formula="of:=[.B11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2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<text:s/>2.278825e+05 <text:s/>3.225197e+00 <text:s/>1.898158e-01 -7.684780e-04 <text:s/>1.276439e+00 <text:s/>3.797043e+03 <text:s/>3.000000e+00 <text:s/>1.262822e+00 <text:s/>3.000000e+00</text:p>
          </table:table-cell>
          <table:table-cell table:formula="of:=[.B12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7964655302_config.csv</text:p>
          </table:table-cell>
          <table:table-cell table:formula="of:=[.B12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2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092722e+04 1.017028e+01 9.149479e-01 1.036907e-02 4.820561e-01 3.477901e+02 3.000000e+00 9.955755e-01 1.000000e+00</text:p>
          </table:table-cell>
          <table:table-cell table:formula="of:=[.B12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8331011491_config.csv</text:p>
          </table:table-cell>
          <table:table-cell table:formula="of:=[.B12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2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8.330748e+04 3.946366e+00 3.605754e-01 4.009527e-04 9.290534e-01 1.387459e+03 3.000000e+00 1.170082e+00 3.000000e+00</text:p>
          </table:table-cell>
          <table:table-cell table:formula="of:=[.B12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8394125103_config.csv</text:p>
          </table:table-cell>
          <table:table-cell table:formula="of:=[.B12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2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029395e+04 1.043698e+01 9.731420e-01 2.242068e-02 4.901735e-01 1.705723e+02 3.000000e+00 1.024184e+00 1.000000e+00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8419985372_config.csv</text:p>
          </table:table-cell>
          <table:table-cell table:formula="of:=[.B13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3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836112e+04 6.156110e+00 6.286493e-01 2.206001e-02 8.868417e-01 8.050192e+02 3.000000e+00 7.567157e-01 1.000000e+00</text:p>
          </table:table-cell>
          <table:table-cell table:formula="of:=[.B13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8652828473_config.csv</text:p>
          </table:table-cell>
          <table:table-cell table:formula="of:=[.B13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3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772858e+04 3.852902e+00 6.007499e-01 3.480511e-02 1.176840e+00 6.278101e+02 3.000000e+00 7.009920e-01 3.000000e+00</text:p>
          </table:table-cell>
          <table:table-cell table:formula="of:=[.B13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879355941_config.csv</text:p>
          </table:table-cell>
          <table:table-cell table:formula="of:=[.B13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3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7.315690e+04 1.260111e+00 3.418763e-01 8.478424e-03 1.590684e+00 1.218282e+03 3.000000e+00 1.041828e+00 3.000000e+00</text:p>
          </table:table-cell>
          <table:table-cell table:formula="of:=[.B13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8905927952_config.csv</text:p>
          </table:table-cell>
          <table:table-cell table:formula="of:=[.B14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4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131996e+04 3.068835e+00 4.633838e-01 2.012458e-02 1.190482e+00 8.543331e+02 3.000000e+00 8.816492e-01 3.000000e+00</text:p>
          </table:table-cell>
          <table:table-cell table:formula="of:=[.B14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9438823361_config.csv</text:p>
          </table:table-cell>
          <table:table-cell table:formula="of:=[.B14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4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450598e+04 8.231135e+00 7.692519e-01 3.270840e-02 8.106972e-01 5.741006e+02 3.000000e+00 6.364936e-01 1.000000e+00</text:p>
          </table:table-cell>
          <table:table-cell table:formula="of:=[.B14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1991608011_config.csv</text:p>
          </table:table-cell>
          <table:table-cell table:formula="of:=[.B14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4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957327e+04 8.996181e+00 7.154455e-01 3.839324e-03 5.962597e-01 8.252221e+02 3.000000e+00 8.484040e-01 1.000000e+00</text:p>
          </table:table-cell>
          <table:table-cell table:formula="of:=[.B14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2012382101_config.csv</text:p>
          </table:table-cell>
          <table:table-cell table:formula="of:=[.B14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5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153363e+04 6.045608e+00 6.372947e-01 1.382567e-02 7.646810e-01 8.578944e+02 3.000000e+00 8.552697e-01 1.000000e+00</text:p>
          </table:table-cell>
          <table:table-cell table:formula="of:=[.B15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20873709023_config.csv</text:p>
          </table:table-cell>
          <table:table-cell table:formula="of:=[.B15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5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098002e+04 8.439808e+00 7.794319e-01 8.475692e-03 6.975501e-01 6.820013e+02 3.000000e+00 7.602907e-01 1.000000e+00</text:p>
          </table:table-cell>
          <table:table-cell table:formula="of:=[.B15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21047192511_config.csv</text:p>
          </table:table-cell>
          <table:table-cell table:formula="of:=[.B15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5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283050e+04 5.226915e+00 6.610048e-01 2.050839e-02 8.848138e-01 5.461758e+02 3.000000e+00 7.879243e-01 2.000000e+00</text:p>
          </table:table-cell>
          <table:table-cell table:formula="of:=[.B15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21083256512_config.csv</text:p>
          </table:table-cell>
          <table:table-cell table:formula="of:=[.B15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5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6.635171e+04 6.085926e+00 6.148531e-01 1.053951e-02 8.563518e-01 1.104862e+03 3.000000e+00 8.043102e-01 1.000000e+00</text:p>
          </table:table-cell>
          <table:table-cell table:formula="of:=[.B16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21203266422_config.csv</text:p>
          </table:table-cell>
          <table:table-cell table:formula="of:=[.B16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6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479533e+04 7.227582e+00 6.518864e-01 5.108275e-03 6.865699e-01 9.122561e+02 3.000000e+00 8.473298e-01 1.000000e+00</text:p>
          </table:table-cell>
          <table:table-cell table:formula="of:=[.B16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21316479091_config.csv</text:p>
          </table:table-cell>
          <table:table-cell table:formula="of:=[.B16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6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6.930053e+04 6.868343e+00 5.975040e-01 1.237933e-02 8.070473e-01 1.154009e+03 3.000000e+00 7.957603e-01 1.000000e+00</text:p>
          </table:table-cell>
          <table:table-cell table:formula="of:=[.B16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255738002_config.csv</text:p>
          </table:table-cell>
          <table:table-cell table:formula="of:=[.B16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6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213468e+04 1.022403e+01 9.590239e-01 4.959108e-03 5.000870e-01 2.012502e+02 3.000000e+00 1.017894e+00 1.000000e+00</text:p>
          </table:table-cell>
          <table:table-cell table:formula="of:=[.B16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2797320021_config.csv</text:p>
          </table:table-cell>
          <table:table-cell table:formula="of:=[.B17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7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8.124886e+04 4.923012e+00 4.598275e-01 6.919683e-03 1.089744e+00 1.353148e+03 3.000000e+00 9.153503e-01 3.000000e+00</text:p>
          </table:table-cell>
          <table:table-cell table:formula="of:=[.B17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294269353_config.csv</text:p>
          </table:table-cell>
          <table:table-cell table:formula="of:=[.B17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7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606011e+04 6.587722e+00 6.494136e-01 1.184774e-02 7.605010e-01 7.666693e+02 3.000000e+00 8.171605e-01 1.000000e+00</text:p>
          </table:table-cell>
          <table:table-cell table:formula="of:=[.B17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3007472582_config.csv</text:p>
          </table:table-cell>
          <table:table-cell table:formula="of:=[.B17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7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229413e+04 6.108850e+00 6.135195e-01 2.222114e-02 9.252403e-01 7.039028e+02 3.000000e+00 7.455031e-01 1.000000e+00</text:p>
          </table:table-cell>
          <table:table-cell table:formula="of:=[.B17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3288843812_config.csv</text:p>
          </table:table-cell>
          <table:table-cell table:formula="of:=[.B17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8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9.771368e+03 1.029529e+01 9.679781e-01 6.919621e-03 5.235035e-01 1.618629e+02 3.000000e+00 1.003028e+00 1.000000e+00</text:p>
          </table:table-cell>
          <table:table-cell table:formula="of:=[.B18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3640078881_config.csv</text:p>
          </table:table-cell>
          <table:table-cell table:formula="of:=[.B18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8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223198e+04 6.930943e+00 6.944169e-01 2.333407e-02 8.307235e-01 5.362005e+02 3.000000e+00 7.080848e-01 1.000000e+00</text:p>
          </table:table-cell>
          <table:table-cell table:formula="of:=[.B18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3738625282_config.csv</text:p>
          </table:table-cell>
          <table:table-cell table:formula="of:=[.B18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8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6.282545e+04 9.720514e+00 7.996925e-01 5.660666e-03 4.605254e-01 1.046092e+03 3.000000e+00 9.710097e-01 1.000000e+00</text:p>
          </table:table-cell>
          <table:table-cell table:formula="of:=[.B18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3857270652_config.csv</text:p>
          </table:table-cell>
          <table:table-cell table:formula="of:=[.B18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8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727652e+04 1.039519e+01 9.567505e-01 1.303563e-02 5.011556e-01 2.869458e+02 3.000000e+00 1.007722e+00 1.000000e+00</text:p>
          </table:table-cell>
          <table:table-cell table:formula="of:=[.B19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3934658461_config.csv</text:p>
          </table:table-cell>
          <table:table-cell table:formula="of:=[.B19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9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197884e+04 8.714897e+00 9.172742e-01 1.503028e-02 5.218230e-01 3.653166e+02 3.000000e+00 9.692750e-01 1.000000e+00</text:p>
          </table:table-cell>
          <table:table-cell table:formula="of:=[.B19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425250383_config.csv</text:p>
          </table:table-cell>
          <table:table-cell table:formula="of:=[.B19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9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649451e+04 7.713298e+00 7.627880e-01 2.977525e-02 8.406841e-01 4.405762e+02 3.000000e+00 6.367242e-01 1.000000e+00</text:p>
          </table:table-cell>
          <table:table-cell table:formula="of:=[.B19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4402628373_config.csv</text:p>
          </table:table-cell>
          <table:table-cell table:formula="of:=[.B19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19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265348e+04 7.601662e+00 7.177801e-01 2.126485e-02 7.414140e-01 7.098921e+02 3.000000e+00 7.405444e-01 1.000000e+00</text:p>
          </table:table-cell>
          <table:table-cell table:formula="of:=[.B19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4799083741_config.csv</text:p>
          </table:table-cell>
          <table:table-cell table:formula="of:=[.B20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0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972288e+04 6.939892e+00 5.966631e-01 9.275543e-03 7.565812e-01 8.277154e+02 3.000000e+00 8.341554e-01 1.000000e+00</text:p>
          </table:table-cell>
          <table:table-cell table:formula="of:=[.B20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50236341_config.csv</text:p>
          </table:table-cell>
          <table:table-cell table:formula="of:=[.B20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0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078795e+04 1.048180e+01 9.727440e-01 4.727654e-03 4.891301e-01 1.788056e+02 3.000000e+00 1.040678e+00 1.000000e+00</text:p>
          </table:table-cell>
          <table:table-cell table:formula="of:=[.B20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5328387501_config.csv</text:p>
          </table:table-cell>
          <table:table-cell table:formula="of:=[.B20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0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432408e+04 3.056182e+00 6.026233e-01 4.222082e-02 1.468077e+00 5.710683e+02 3.000000e+00 5.573018e-01 3.000000e+00</text:p>
          </table:table-cell>
          <table:table-cell table:formula="of:=[.B20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5345567991_config.csv</text:p>
          </table:table-cell>
          <table:table-cell table:formula="of:=[.B20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1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490887e+04 7.818689e+00 7.671843e-01 7.131850e-03 7.303433e-01 5.808156e+02 3.000000e+00 7.549231e-01 1.000000e+00</text:p>
          </table:table-cell>
          <table:table-cell table:formula="of:=[.B21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537316711_config.csv</text:p>
          </table:table-cell>
          <table:table-cell table:formula="of:=[.B21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1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500498e+04 8.654030e+00 7.517485e-01 1.108938e-02 5.910504e-01 7.490840e+02 3.000000e+00 8.488636e-01 1.000000e+00</text:p>
          </table:table-cell>
          <table:table-cell table:formula="of:=[.B21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5604635073_config.csv</text:p>
          </table:table-cell>
          <table:table-cell table:formula="of:=[.B21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1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895275e+04 4.338902e+00 5.175674e-01 1.526004e-02 9.275650e-01 9.815464e+02 3.000000e+00 9.649980e-01 2.000000e+00</text:p>
          </table:table-cell>
          <table:table-cell table:formula="of:=[.B21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5694203882_config.csv</text:p>
          </table:table-cell>
          <table:table-cell table:formula="of:=[.B21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1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171028e+04 5.780139e+00 6.743712e-01 2.056712e-02 9.399430e-01 5.275053e+02 3.000000e+00 7.138059e-01 2.000000e+00</text:p>
          </table:table-cell>
          <table:table-cell table:formula="of:=[.B22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5814156511_config.csv</text:p>
          </table:table-cell>
          <table:table-cell table:formula="of:=[.B22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2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223233e+04 1.067990e+01 9.613875e-01 2.013363e-02 5.206742e-01 2.028774e+02 3.000000e+00 9.906944e-01 1.000000e+00</text:p>
          </table:table-cell>
          <table:table-cell table:formula="of:=[.B22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6223040471_config.csv</text:p>
          </table:table-cell>
          <table:table-cell table:formula="of:=[.B22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2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432238e+04 1.056925e+01 9.404118e-01 7.546442e-03 5.638793e-01 2.377107e+02 3.000000e+00 9.456454e-01 1.000000e+00</text:p>
          </table:table-cell>
          <table:table-cell table:formula="of:=[.B22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6266391331_config.csv</text:p>
          </table:table-cell>
          <table:table-cell table:formula="of:=[.B22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2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495323e+04 6.683822e+00 8.120578e-01 3.417120e-02 7.985951e-01 4.148883e+02 3.000000e+00 7.054592e-01 2.000000e+00</text:p>
          </table:table-cell>
          <table:table-cell table:formula="of:=[.B22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6416468631_config.csv</text:p>
          </table:table-cell>
          <table:table-cell table:formula="of:=[.B23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3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6.000443e+04 6.021454e+00 5.858110e-01 1.261726e-02 8.829929e-01 9.990743e+02 3.000000e+00 8.107963e-01 1.000000e+00</text:p>
          </table:table-cell>
          <table:table-cell table:formula="of:=[.B23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6784683073_config.csv</text:p>
          </table:table-cell>
          <table:table-cell table:formula="of:=[.B23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3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972931e+04 1.044508e+01 9.153999e-01 5.168612e-03 5.225903e-01 3.278251e+02 3.000000e+00 9.657215e-01 1.000000e+00</text:p>
          </table:table-cell>
          <table:table-cell table:formula="of:=[.B23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6822872921_config.csv</text:p>
          </table:table-cell>
          <table:table-cell table:formula="of:=[.B23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3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7.137515e+04 7.041670e+00 6.069841e-01 6.983469e-03 7.232131e-01 1.188586e+03 3.000000e+00 8.502123e-01 1.000000e+00</text:p>
          </table:table-cell>
          <table:table-cell table:formula="of:=[.B23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7266963241_config.csv</text:p>
          </table:table-cell>
          <table:table-cell table:formula="of:=[.B23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4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799777e+04 7.723710e+00 7.524377e-01 3.049227e-02 7.868235e-01 6.322969e+02 3.000000e+00 6.829962e-01 1.000000e+00</text:p>
          </table:table-cell>
          <table:table-cell table:formula="of:=[.B24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7352617343_config.csv</text:p>
          </table:table-cell>
          <table:table-cell table:formula="of:=[.B24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4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142256e+04 6.094182e+00 6.435216e-01 2.765829e-02 7.994201e-01 6.893767e+02 3.000000e+00 8.038803e-01 2.000000e+00</text:p>
          </table:table-cell>
          <table:table-cell table:formula="of:=[.B24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777213671_config.csv</text:p>
          </table:table-cell>
          <table:table-cell table:formula="of:=[.B24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4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250075e+04 8.110305e+00 8.075181e-01 1.458005e-02 6.105988e-01 7.073470e+02 3.000000e+00 8.506162e-01 1.000000e+00</text:p>
          </table:table-cell>
          <table:table-cell table:formula="of:=[.B24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8082686721_config.csv</text:p>
          </table:table-cell>
          <table:table-cell table:formula="of:=[.B24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4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797203e+04 9.682054e+00 8.253037e-01 1.296057e-02 7.534788e-01 4.652020e+02 3.000000e+00 6.903258e-01 1.000000e+00</text:p>
          </table:table-cell>
          <table:table-cell table:formula="of:=[.B25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8153468482_config.csv</text:p>
          </table:table-cell>
          <table:table-cell table:formula="of:=[.B25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5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942074e+04 3.368556e+00 4.754341e-01 2.319959e-02 1.453840e+00 9.893459e+02 3.000000e+00 7.196993e-01 3.000000e+00</text:p>
          </table:table-cell>
          <table:table-cell table:formula="of:=[.B25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8382520751_config.csv</text:p>
          </table:table-cell>
          <table:table-cell table:formula="of:=[.B25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5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998498e+04 5.694837e+00 6.652067e-01 2.362679e-02 1.027311e+00 4.987503e+02 3.000000e+00 6.636443e-01 2.000000e+00</text:p>
          </table:table-cell>
          <table:table-cell table:formula="of:=[.B25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8618891001_config.csv</text:p>
          </table:table-cell>
          <table:table-cell table:formula="of:=[.B25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5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282706e+04 7.147653e+00 6.647620e-01 2.106293e-02 7.823562e-01 7.127851e+02 3.000000e+00 7.473975e-01 1.000000e+00</text:p>
          </table:table-cell>
          <table:table-cell table:formula="of:=[.B25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9082690653_config.csv</text:p>
          </table:table-cell>
          <table:table-cell table:formula="of:=[.B26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6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316338e+04 6.078726e+00 5.682481e-01 1.196964e-02 7.698719e-01 8.850569e+02 3.000000e+00 8.975579e-01 1.000000e+00</text:p>
          </table:table-cell>
          <table:table-cell table:formula="of:=[.B26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9510150192_config.csv</text:p>
          </table:table-cell>
          <table:table-cell table:formula="of:=[.B26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6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7.014010e+04 5.495241e+00 6.370726e-01 9.399376e-03 8.000149e-01 1.168002e+03 3.000000e+00 8.770853e-01 1.000000e+00</text:p>
          </table:table-cell>
          <table:table-cell table:formula="of:=[.B26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-9595176101_config.csv</text:p>
          </table:table-cell>
          <table:table-cell table:formula="of:=[.B26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6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258913e+04 7.618985e+00 6.889727e-01 1.070004e-02 6.404831e-01 7.088199e+02 3.000000e+00 8.479134e-01 1.000000e+00</text:p>
          </table:table-cell>
          <table:table-cell table:formula="of:=[.B26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0099110921_config.csv</text:p>
          </table:table-cell>
          <table:table-cell table:formula="of:=[.B26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7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977276e+04 7.049997e+00 7.462147e-01 3.707885e-02 9.225981e-01 4.952134e+02 3.000000e+00 5.937696e-01 2.000000e+00</text:p>
          </table:table-cell>
          <table:table-cell table:formula="of:=[.B27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0248655693_config.csv</text:p>
          </table:table-cell>
          <table:table-cell table:formula="of:=[.B27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7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587741e+04 9.266664e+00 8.257508e-01 8.866154e-03 6.225284e-01 5.969583e+02 3.000000e+00 8.234788e-01 1.000000e+00</text:p>
          </table:table-cell>
          <table:table-cell table:formula="of:=[.B27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0284030502_config.csv</text:p>
          </table:table-cell>
          <table:table-cell table:formula="of:=[.B27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7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590120e+04 6.711066e+00 7.071332e-01 3.578074e-02 8.686569e-01 5.973541e+02 3.000000e+00 6.677453e-01 2.000000e+00</text:p>
          </table:table-cell>
          <table:table-cell table:formula="of:=[.B27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0503329411_config.csv</text:p>
          </table:table-cell>
          <table:table-cell table:formula="of:=[.B27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7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323855e+04 6.921201e+00 7.774661e-01 1.428043e-02 7.016669e-01 7.196433e+02 3.000000e+00 8.189587e-01 1.000000e+00</text:p>
          </table:table-cell>
          <table:table-cell table:formula="of:=[.B28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0665245701_config.csv</text:p>
          </table:table-cell>
          <table:table-cell table:formula="of:=[.B28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8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821160e+04 7.184867e+00 6.246359e-01 1.167065e-02 8.037549e-01 8.025273e+02 3.000000e+00 7.608738e-01 1.000000e+00</text:p>
          </table:table-cell>
          <table:table-cell table:formula="of:=[.B28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0703081612_config.csv</text:p>
          </table:table-cell>
          <table:table-cell table:formula="of:=[.B28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8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139328e+04 2.959207e+00 4.841305e-01 1.918983e-02 1.528904e+00 6.888885e+02 3.000000e+00 7.234673e-01 3.000000e+00</text:p>
          </table:table-cell>
          <table:table-cell table:formula="of:=[.B28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1360728453_config.csv</text:p>
          </table:table-cell>
          <table:table-cell table:formula="of:=[.B28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8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586514e+04 6.918103e+00 7.710525e-01 1.306455e-02 7.444272e-01 5.967533e+02 3.000000e+00 7.836210e-01 1.000000e+00</text:p>
          </table:table-cell>
          <table:table-cell table:formula="of:=[.B28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1438580621_config.csv</text:p>
          </table:table-cell>
          <table:table-cell table:formula="of:=[.B29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9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534261e+04 2.917321e+00 5.744279e-01 4.101617e-02 1.570555e+00 5.880437e+02 3.000000e+00 5.615065e-01 3.000000e+00</text:p>
          </table:table-cell>
          <table:table-cell table:formula="of:=[.B29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1532223111_config.csv</text:p>
          </table:table-cell>
          <table:table-cell table:formula="of:=[.B29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9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358197e+04 1.048790e+01 9.536736e-01 6.739704e-03 5.188892e-01 2.253710e+02 3.000000e+00 9.963904e-01 1.000000e+00</text:p>
          </table:table-cell>
          <table:table-cell table:formula="of:=[.B29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1559294023_config.csv</text:p>
          </table:table-cell>
          <table:table-cell table:formula="of:=[.B29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29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070882e+04 8.403029e+00 7.821625e-01 2.276848e-02 7.150153e-01 5.108148e+02 3.000000e+00 7.291978e-01 1.000000e+00</text:p>
          </table:table-cell>
          <table:table-cell table:formula="of:=[.B29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1708260872_config.csv</text:p>
          </table:table-cell>
          <table:table-cell table:formula="of:=[.B29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0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523340e+04 7.653826e+00 7.111299e-01 1.688322e-02 6.503334e-01 7.528908e+02 3.000000e+00 8.255119e-01 1.000000e+00</text:p>
          </table:table-cell>
          <table:table-cell table:formula="of:=[.B30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1727605552_config.csv</text:p>
          </table:table-cell>
          <table:table-cell table:formula="of:=[.B30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0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735354e+04 5.537936e+00 5.842154e-01 1.606553e-02 7.953978e-01 9.548928e+02 3.000000e+00 9.029755e-01 1.000000e+00</text:p>
          </table:table-cell>
          <table:table-cell table:formula="of:=[.B30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1755667321_config.csv</text:p>
          </table:table-cell>
          <table:table-cell table:formula="of:=[.B30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0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583289e+04 9.262974e+00 7.858407e-01 1.333254e-02 5.519729e-01 5.962163e+02 3.000000e+00 8.754361e-01 1.000000e+00</text:p>
          </table:table-cell>
          <table:table-cell table:formula="of:=[.B30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2129481641_config.csv</text:p>
          </table:table-cell>
          <table:table-cell table:formula="of:=[.B30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0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745390e+04 8.813048e+00 8.192256e-01 1.433192e-02 5.826261e-01 6.232330e+02 3.000000e+00 8.608644e-01 1.000000e+00</text:p>
          </table:table-cell>
          <table:table-cell table:formula="of:=[.B31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2164327993_config.csv</text:p>
          </table:table-cell>
          <table:table-cell table:formula="of:=[.B31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1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282080e+04 1.055353e+01 9.543951e-01 9.757131e-03 5.937673e-01 2.126847e+02 3.000000e+00 9.286525e-01 1.000000e+00</text:p>
          </table:table-cell>
          <table:table-cell table:formula="of:=[.B31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2294225871_config.csv</text:p>
          </table:table-cell>
          <table:table-cell table:formula="of:=[.B31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1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811132e+04 7.295100e+00 7.370161e-01 2.217596e-02 8.035216e-01 4.675230e+02 3.000000e+00 7.000966e-01 1.000000e+00</text:p>
          </table:table-cell>
          <table:table-cell table:formula="of:=[.B31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2294555082_config.csv</text:p>
          </table:table-cell>
          <table:table-cell table:formula="of:=[.B31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1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465428e+04 9.650989e+00 8.560079e-01 1.412242e-02 5.401388e-01 5.765729e+02 3.000000e+00 9.046520e-01 1.000000e+00</text:p>
          </table:table-cell>
          <table:table-cell table:formula="of:=[.B31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2588498172_config.csv</text:p>
          </table:table-cell>
          <table:table-cell table:formula="of:=[.B32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2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619116e+04 5.978679e+00 5.807756e-01 1.257631e-02 8.186601e-01 9.355198e+02 3.000000e+00 8.603425e-01 1.000000e+00</text:p>
          </table:table-cell>
          <table:table-cell table:formula="of:=[.B32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3284182713_config.csv</text:p>
          </table:table-cell>
          <table:table-cell table:formula="of:=[.B32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2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825369e+04 6.509697e+00 7.045090e-01 4.181153e-02 8.715929e-01 6.365620e+02 3.000000e+00 6.595747e-01 2.000000e+00</text:p>
          </table:table-cell>
          <table:table-cell table:formula="of:=[.B32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4440052101_config.csv</text:p>
          </table:table-cell>
          <table:table-cell table:formula="of:=[.B32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2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761589e+04 9.863211e+00 7.844553e-01 2.160366e-02 6.115107e-01 6.259327e+02 3.000000e+00 8.043104e-01 1.000000e+00</text:p>
          </table:table-cell>
          <table:table-cell table:formula="of:=[.B32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4523208601_config.csv</text:p>
          </table:table-cell>
          <table:table-cell table:formula="of:=[.B32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3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210740e+04 9.685707e+00 7.235652e-01 1.203053e-02 5.908869e-01 7.007912e+02 3.000000e+00 8.336934e-01 1.000000e+00</text:p>
          </table:table-cell>
          <table:table-cell table:formula="of:=[.B33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4525407863_config.csv</text:p>
          </table:table-cell>
          <table:table-cell table:formula="of:=[.B33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3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604280e+04 2.780581e+00 5.524233e-01 3.104806e-02 1.508773e+00 5.997137e+02 3.000000e+00 6.359954e-01 3.000000e+00</text:p>
          </table:table-cell>
          <table:table-cell table:formula="of:=[.B33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4539866801_config.csv</text:p>
          </table:table-cell>
          <table:table-cell table:formula="of:=[.B33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3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314398e+04 1.065250e+01 9.633671e-01 1.204426e-02 4.797697e-01 2.180717e+02 3.000000e+00 1.035178e+00 1.000000e+00</text:p>
          </table:table-cell>
          <table:table-cell table:formula="of:=[.B33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4587718181_config.csv</text:p>
          </table:table-cell>
          <table:table-cell table:formula="of:=[.B33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3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976325e+04 5.478658e+00 7.087794e-01 5.617944e-02 1.011238e+00 4.950546e+02 3.000000e+00 5.759842e-01 2.000000e+00</text:p>
          </table:table-cell>
          <table:table-cell table:formula="of:=[.B34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4913241421_config.csv</text:p>
          </table:table-cell>
          <table:table-cell table:formula="of:=[.B34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4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046524e+04 4.169705e+00 5.670454e-01 2.764528e-02 1.117298e+00 6.734211e+02 3.000000e+00 7.703720e-01 3.000000e+00</text:p>
          </table:table-cell>
          <table:table-cell table:formula="of:=[.B34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5482502232_config.csv</text:p>
          </table:table-cell>
          <table:table-cell table:formula="of:=[.B34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4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724280e+04 8.144431e+00 7.605215e-01 1.894198e-02 7.149156e-01 6.197143e+02 3.000000e+00 7.400659e-01 1.000000e+00</text:p>
          </table:table-cell>
          <table:table-cell table:formula="of:=[.B34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549485161_config.csv</text:p>
          </table:table-cell>
          <table:table-cell table:formula="of:=[.B34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4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596239e+04 9.585858e+00 8.079729e-01 1.082005e-02 4.989667e-01 9.317075e+02 3.000000e+00 9.307852e-01 1.000000e+00</text:p>
          </table:table-cell>
          <table:table-cell table:formula="of:=[.B34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5633081551_config.csv</text:p>
          </table:table-cell>
          <table:table-cell table:formula="of:=[.B35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5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282383e+04 8.769479e+00 8.102614e-01 2.199312e-02 6.453277e-01 5.460652e+02 3.000000e+00 7.920384e-01 1.000000e+00</text:p>
          </table:table-cell>
          <table:table-cell table:formula="of:=[.B35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580825821_config.csv</text:p>
          </table:table-cell>
          <table:table-cell table:formula="of:=[.B35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5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406527e+04 9.144592e+00 7.958638e-01 1.890716e-02 6.253363e-01 5.667559e+02 3.000000e+00 8.025709e-01 1.000000e+00</text:p>
          </table:table-cell>
          <table:table-cell table:formula="of:=[.B35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621276503_config.csv</text:p>
          </table:table-cell>
          <table:table-cell table:formula="of:=[.B35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5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933627e+04 9.435346e+00 8.154385e-01 1.004585e-02 6.607804e-01 4.879394e+02 3.000000e+00 7.800414e-01 1.000000e+00</text:p>
          </table:table-cell>
          <table:table-cell table:formula="of:=[.B35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6435732702_config.csv</text:p>
          </table:table-cell>
          <table:table-cell table:formula="of:=[.B35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6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237913e+04 6.776273e+00 6.761688e-01 1.587322e-02 7.037065e-01 8.719862e+02 3.000000e+00 8.355395e-01 1.000000e+00</text:p>
          </table:table-cell>
          <table:table-cell table:formula="of:=[.B36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6528562122_config.csv</text:p>
          </table:table-cell>
          <table:table-cell table:formula="of:=[.B36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6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832001e+04 3.332019e+00 5.488297e-01 1.589158e-02 1.164531e+00 6.376674e+02 3.000000e+00 8.162190e-01 3.000000e+00</text:p>
          </table:table-cell>
          <table:table-cell table:formula="of:=[.B36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6643977991_config.csv</text:p>
          </table:table-cell>
          <table:table-cell table:formula="of:=[.B36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6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625010e+04 3.771687e+00 5.340802e-01 2.896667e-02 1.211022e+00 7.698354e+02 3.000000e+00 7.436021e-01 3.000000e+00</text:p>
          </table:table-cell>
          <table:table-cell table:formula="of:=[.B36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717528912_config.csv</text:p>
          </table:table-cell>
          <table:table-cell table:formula="of:=[.B36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6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524858e+04 7.647278e+00 7.482080e-01 6.840266e-03 6.553159e-01 7.531439e+02 3.000000e+00 8.292318e-01 1.000000e+00</text:p>
          </table:table-cell>
          <table:table-cell table:formula="of:=[.B37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7205261141_config.csv</text:p>
          </table:table-cell>
          <table:table-cell table:formula="of:=[.B37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7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197781e+04 9.430527e+00 7.464130e-01 1.885507e-02 6.732857e-01 6.986312e+02 3.000000e+00 7.466475e-01 1.000000e+00</text:p>
          </table:table-cell>
          <table:table-cell table:formula="of:=[.B37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7340771471_config.csv</text:p>
          </table:table-cell>
          <table:table-cell table:formula="of:=[.B37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7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067705e+04 7.614927e+00 6.671374e-01 1.028885e-02 6.513671e-01 8.436182e+02 3.000000e+00 8.463004e-01 1.000000e+00</text:p>
          </table:table-cell>
          <table:table-cell table:formula="of:=[.B37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8174676073_config.csv</text:p>
          </table:table-cell>
          <table:table-cell table:formula="of:=[.B37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7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6.479834e+04 8.433686e+00 7.033145e-01 6.965723e-03 6.341204e-01 1.078973e+03 3.000000e+00 8.245738e-01 1.000000e+00</text:p>
          </table:table-cell>
          <table:table-cell table:formula="of:=[.B37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8290401422_config.csv</text:p>
          </table:table-cell>
          <table:table-cell table:formula="of:=[.B38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8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661387e+04 9.770478e+00 8.365381e-01 2.456862e-02 6.879687e-01 4.425662e+02 3.000000e+00 7.442687e-01 1.000000e+00</text:p>
          </table:table-cell>
          <table:table-cell table:formula="of:=[.B38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8356937111_config.csv</text:p>
          </table:table-cell>
          <table:table-cell table:formula="of:=[.B38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8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7.015083e+04 2.219564e+00 3.926280e-01 1.120061e-02 1.341261e+00 1.168181e+03 3.000000e+00 9.628319e-01 3.000000e+00</text:p>
          </table:table-cell>
          <table:table-cell table:formula="of:=[.B38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8867189022_config.csv</text:p>
          </table:table-cell>
          <table:table-cell table:formula="of:=[.B38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8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684129e+04 8.835163e+00 7.885279e-01 2.515811e-02 6.873051e-01 4.463564e+02 3.000000e+00 7.419571e-01 1.000000e+00</text:p>
          </table:table-cell>
          <table:table-cell table:formula="of:=[.B38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893712123_config.csv</text:p>
          </table:table-cell>
          <table:table-cell table:formula="of:=[.B38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9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<text:s/>2.044376e+04 <text:s/>1.037364e+01 <text:s/>8.799842e-01 -1.638495e-04 <text:s/>8.458286e-01 <text:s/>3.397314e+02 <text:s/>3.000000e+00 <text:s/>6.631601e-01 <text:s/>1.000000e+00</text:p>
          </table:table-cell>
          <table:table-cell table:formula="of:=[.B39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8939891641_config.csv</text:p>
          </table:table-cell>
          <table:table-cell table:formula="of:=[.B39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9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356061e+04 4.865061e+00 5.565411e-01 2.015944e-02 8.960532e-01 8.916774e+02 3.000000e+00 8.966462e-01 2.000000e+00</text:p>
          </table:table-cell>
          <table:table-cell table:formula="of:=[.B39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9055430491_config.csv</text:p>
          </table:table-cell>
          <table:table-cell table:formula="of:=[.B39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9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012010e+04 5.388206e+00 6.420467e-01 5.090643e-02 9.531477e-01 6.676689e+02 3.000000e+00 6.828718e-01 2.000000e+00</text:p>
          </table:table-cell>
          <table:table-cell table:formula="of:=[.B39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9280079903_config.csv</text:p>
          </table:table-cell>
          <table:table-cell table:formula="of:=[.B39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39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446892e+04 9.411153e+00 8.093388e-01 8.862137e-03 4.805026e-01 9.068163e+02 3.000000e+00 9.525155e-01 1.000000e+00</text:p>
          </table:table-cell>
          <table:table-cell table:formula="of:=[.B40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19875405692_config.csv</text:p>
          </table:table-cell>
          <table:table-cell table:formula="of:=[.B40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0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690468e+04 5.085257e+00 6.167118e-01 2.128669e-02 9.546147e-01 6.140787e+02 3.000000e+00 7.876463e-01 2.000000e+00</text:p>
          </table:table-cell>
          <table:table-cell table:formula="of:=[.B40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0032482691_config.csv</text:p>
          </table:table-cell>
          <table:table-cell table:formula="of:=[.B40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0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6.000924e+04 7.987160e+00 6.330240e-01 1.323663e-02 6.492448e-01 9.991546e+02 3.000000e+00 8.458491e-01 1.000000e+00</text:p>
          </table:table-cell>
          <table:table-cell table:formula="of:=[.B40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0533943511_config.csv</text:p>
          </table:table-cell>
          <table:table-cell table:formula="of:=[.B40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0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918567e+04 8.666208e+00 7.550229e-01 2.458244e-02 7.790892e-01 4.854290e+02 3.000000e+00 6.554230e-01 1.000000e+00</text:p>
          </table:table-cell>
          <table:table-cell table:formula="of:=[.B40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0697911971_config.csv</text:p>
          </table:table-cell>
          <table:table-cell table:formula="of:=[.B41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1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726112e+04 6.918752e+00 7.678388e-01 2.212526e-02 6.939858e-01 4.533534e+02 3.000000e+00 8.170062e-01 1.000000e+00</text:p>
          </table:table-cell>
          <table:table-cell table:formula="of:=[.B41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0721264603_config.csv</text:p>
          </table:table-cell>
          <table:table-cell table:formula="of:=[.B41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1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717988e+04 7.083347e+00 7.249830e-01 3.279724e-02 8.232047e-01 6.186654e+02 3.000000e+00 6.895756e-01 1.000000e+00</text:p>
          </table:table-cell>
          <table:table-cell table:formula="of:=[.B41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0926881113_config.csv</text:p>
          </table:table-cell>
          <table:table-cell table:formula="of:=[.B41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1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8.569992e+03 1.050464e+01 9.739889e-01 9.832710e-03 5.020654e-01 1.418412e+02 3.000000e+00 1.025322e+00 1.000000e+00</text:p>
          </table:table-cell>
          <table:table-cell table:formula="of:=[.B41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1156392381_config.csv</text:p>
          </table:table-cell>
          <table:table-cell table:formula="of:=[.B41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2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210974e+04 5.221711e+00 5.632762e-01 1.634405e-02 9.151370e-01 8.674962e+02 3.000000e+00 8.687981e-01 2.000000e+00</text:p>
          </table:table-cell>
          <table:table-cell table:formula="of:=[.B42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1156392382_config.csv</text:p>
          </table:table-cell>
          <table:table-cell table:formula="of:=[.B42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2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056877e+04 5.342516e+00 6.299729e-01 4.586027e-02 9.689122e-01 6.751466e+02 3.000000e+00 6.964901e-01 2.000000e+00</text:p>
          </table:table-cell>
          <table:table-cell table:formula="of:=[.B42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1237848072_config.csv</text:p>
          </table:table-cell>
          <table:table-cell table:formula="of:=[.B42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2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571209e+04 6.545616e+00 6.721577e-01 2.867659e-02 8.410950e-01 7.608688e+02 3.000000e+00 7.310466e-01 1.000000e+00</text:p>
          </table:table-cell>
          <table:table-cell table:formula="of:=[.B42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1276310431_config.csv</text:p>
          </table:table-cell>
          <table:table-cell table:formula="of:=[.B42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2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372356e+04 1.058758e+01 9.656163e-01 1.041678e-02 4.262984e-01 2.277314e+02 3.000000e+00 1.085643e+00 1.000000e+00</text:p>
          </table:table-cell>
          <table:table-cell table:formula="of:=[.B43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1329614002_config.csv</text:p>
          </table:table-cell>
          <table:table-cell table:formula="of:=[.B43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3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7.890594e+04 4.403750e+00 3.631680e-01 1.001302e-03 1.008034e+00 1.314099e+03 3.000000e+00 1.103391e+00 3.000000e+00</text:p>
          </table:table-cell>
          <table:table-cell table:formula="of:=[.B43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1452524641_config.csv</text:p>
          </table:table-cell>
          <table:table-cell table:formula="of:=[.B43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3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647312e+04 9.914016e+00 9.233507e-01 1.537989e-02 5.177079e-01 2.735557e+02 3.000000e+00 9.637015e-01 1.000000e+00</text:p>
          </table:table-cell>
          <table:table-cell table:formula="of:=[.B43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235453813_config.csv</text:p>
          </table:table-cell>
          <table:table-cell table:formula="of:=[.B43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3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009878e+04 1.058650e+01 9.703088e-01 6.586701e-03 5.068258e-01 1.673198e+02 3.000000e+00 1.021957e+00 1.000000e+00</text:p>
          </table:table-cell>
          <table:table-cell table:formula="of:=[.B43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724895301_config.csv</text:p>
          </table:table-cell>
          <table:table-cell table:formula="of:=[.B44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4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678541e+04 9.861810e+00 8.208780e-01 1.020543e-02 5.470434e-01 7.787580e+02 3.000000e+00 8.874222e-01 1.000000e+00</text:p>
          </table:table-cell>
          <table:table-cell table:formula="of:=[.B44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2875275861_config.csv</text:p>
          </table:table-cell>
          <table:table-cell table:formula="of:=[.B44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4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306978e+04 6.492891e+00 6.847798e-01 2.065669e-02 8.081189e-01 7.168303e+02 3.000000e+00 7.622652e-01 1.000000e+00</text:p>
          </table:table-cell>
          <table:table-cell table:formula="of:=[.B44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3707473041_config.csv</text:p>
          </table:table-cell>
          <table:table-cell table:formula="of:=[.B44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4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962227e+04 1.020713e+01 8.367374e-01 9.209500e-03 7.581157e-01 4.927059e+02 3.000000e+00 6.959712e-01 1.000000e+00</text:p>
          </table:table-cell>
          <table:table-cell table:formula="of:=[.B44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4477439241_config.csv</text:p>
          </table:table-cell>
          <table:table-cell table:formula="of:=[.B44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5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263484e+04 5.658349e+00 6.666145e-01 1.258182e-02 8.670464e-01 7.095813e+02 3.000000e+00 7.949414e-01 2.000000e+00</text:p>
          </table:table-cell>
          <table:table-cell table:formula="of:=[.B45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4849075441_config.csv</text:p>
          </table:table-cell>
          <table:table-cell table:formula="of:=[.B45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5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9.393713e+03 1.042701e+01 9.642534e-01 2.120787e-02 5.862827e-01 1.555682e+02 3.000000e+00 9.323774e-01 1.000000e+00</text:p>
          </table:table-cell>
          <table:table-cell table:formula="of:=[.B45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5520346191_config.csv</text:p>
          </table:table-cell>
          <table:table-cell table:formula="of:=[.B45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5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9.629110e+04 1.744381e+00 1.931457e-01 2.815458e-04 1.357608e+00 1.603852e+03 3.000000e+00 1.294761e+00 3.000000e+00</text:p>
          </table:table-cell>
          <table:table-cell table:formula="of:=[.B45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5546962351_config.csv</text:p>
          </table:table-cell>
          <table:table-cell table:formula="of:=[.B45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5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816641e+04 1.029263e+01 9.102887e-01 1.242826e-02 6.555854e-01 3.017764e+02 3.000000e+00 8.327976e-01 1.000000e+00</text:p>
          </table:table-cell>
          <table:table-cell table:formula="of:=[.B46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5647008511_config.csv</text:p>
          </table:table-cell>
          <table:table-cell table:formula="of:=[.B46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6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512343e+04 8.363382e+00 7.649264e-01 2.087912e-02 7.600117e-01 5.843914e+02 3.000000e+00 6.881342e-01 1.000000e+00</text:p>
          </table:table-cell>
          <table:table-cell table:formula="of:=[.B46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6027881373_config.csv</text:p>
          </table:table-cell>
          <table:table-cell table:formula="of:=[.B46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6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414726e+04 5.553238e+00 6.756193e-01 2.759052e-02 9.110759e-01 5.681216e+02 3.000000e+00 7.249474e-01 2.000000e+00</text:p>
          </table:table-cell>
          <table:table-cell table:formula="of:=[.B46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6146548561_config.csv</text:p>
          </table:table-cell>
          <table:table-cell table:formula="of:=[.B46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6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708448e+04 5.266805e+00 6.245440e-01 1.615039e-02 8.685404e-01 7.837420e+02 3.000000e+00 8.355129e-01 2.000000e+00</text:p>
          </table:table-cell>
          <table:table-cell table:formula="of:=[.B46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6435306151_config.csv</text:p>
          </table:table-cell>
          <table:table-cell table:formula="of:=[.B47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7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1.701972e+04 1.065181e+01 9.467499e-01 7.835993e-03 4.162847e-01 2.826663e+02 3.000000e+00 1.083338e+00 1.000000e+00</text:p>
          </table:table-cell>
          <table:table-cell table:formula="of:=[.B47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6829794361_config.csv</text:p>
          </table:table-cell>
          <table:table-cell table:formula="of:=[.B47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7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855364e+04 9.140474e+00 7.374374e-01 1.405359e-02 6.564192e-01 6.415618e+02 3.000000e+00 7.729107e-01 1.000000e+00</text:p>
          </table:table-cell>
          <table:table-cell table:formula="of:=[.B47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6997988603_config.csv</text:p>
          </table:table-cell>
          <table:table-cell table:formula="of:=[.B47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7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672450e+04 9.858361e+00 8.395359e-01 1.214994e-02 5.173037e-01 6.110765e+02 3.000000e+00 9.205154e-01 1.000000e+00</text:p>
          </table:table-cell>
          <table:table-cell table:formula="of:=[.B47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7038047091_config.csv</text:p>
          </table:table-cell>
          <table:table-cell table:formula="of:=[.B47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8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235013e+04 5.235321e+00 7.134814e-01 3.184361e-02 8.685664e-01 5.381696e+02 3.000000e+00 7.402194e-01 2.000000e+00</text:p>
          </table:table-cell>
          <table:table-cell table:formula="of:=[.B48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7356620371_config.csv</text:p>
          </table:table-cell>
          <table:table-cell table:formula="of:=[.B48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8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199486e+04 7.180050e+00 6.154874e-01 1.061075e-02 6.971572e-01 8.655818e+02 3.000000e+00 8.540505e-01 1.000000e+00</text:p>
          </table:table-cell>
          <table:table-cell table:formula="of:=[.B48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7356620372_config.csv</text:p>
          </table:table-cell>
          <table:table-cell table:formula="of:=[.B48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8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621609e+04 8.698809e+00 7.926442e-01 1.731854e-02 6.054037e-01 6.026027e+02 3.000000e+00 8.317535e-01 1.000000e+00</text:p>
          </table:table-cell>
          <table:table-cell table:formula="of:=[.B48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7476777861_config.csv</text:p>
          </table:table-cell>
          <table:table-cell table:formula="of:=[.B48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8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337567e+04 1.015130e+01 8.758450e-01 2.779404e-02 5.392340e-01 3.885968e+02 3.000000e+00 9.038536e-01 1.000000e+00</text:p>
          </table:table-cell>
          <table:table-cell table:formula="of:=[.B49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7793085472_config.csv</text:p>
          </table:table-cell>
          <table:table-cell table:formula="of:=[.B49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9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577271e+04 6.781326e+00 7.315803e-01 4.015596e-02 8.331115e-01 5.952125e+02 3.000000e+00 6.729235e-01 2.000000e+00</text:p>
          </table:table-cell>
          <table:table-cell table:formula="of:=[.B49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7955112411_config.csv</text:p>
          </table:table-cell>
          <table:table-cell table:formula="of:=[.B49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95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714944e+04 4.772843e+00 5.973488e-01 1.635508e-02 8.867043e-01 6.181580e+02 3.000000e+00 8.748609e-01 2.000000e+00</text:p>
          </table:table-cell>
          <table:table-cell table:formula="of:=[.B496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8457680812_config.csv</text:p>
          </table:table-cell>
          <table:table-cell table:formula="of:=[.B497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49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077491e+04 4.861349e+00 5.746601e-01 1.545511e-02 8.877941e-01 8.452490e+02 3.000000e+00 8.933572e-01 2.000000e+00</text:p>
          </table:table-cell>
          <table:table-cell table:formula="of:=[.B499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8616417833_config.csv</text:p>
          </table:table-cell>
          <table:table-cell table:formula="of:=[.B500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501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839705e+04 3.368991e+00 5.589290e-01 3.186153e-02 1.248722e+00 6.389512e+02 3.000000e+00 7.123810e-01 3.000000e+00</text:p>
          </table:table-cell>
          <table:table-cell table:formula="of:=[.B50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866941941_config.csv</text:p>
          </table:table-cell>
          <table:table-cell table:formula="of:=[.B503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50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5.767946e+04 5.562206e+00 4.549865e-01 3.037167e-04 9.199205e-01 9.603249e+02 3.000000e+00 9.736889e-01 1.000000e+00</text:p>
          </table:table-cell>
          <table:table-cell table:formula="of:=[.B505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8742228911_config.csv</text:p>
          </table:table-cell>
          <table:table-cell table:formula="of:=[.B506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507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9.892584e+04 2.262950e+00 3.733144e-01 6.338993e-03 1.121395e+00 1.647764e+03 3.000000e+00 1.095080e+00 3.000000e+00</text:p>
          </table:table-cell>
          <table:table-cell table:formula="of:=[.B508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8799147322_config.csv</text:p>
          </table:table-cell>
          <table:table-cell table:formula="of:=[.B509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51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729950e+04 4.029399e+00 5.379133e-01 1.989358e-02 8.739658e-01 7.873256e+02 3.000000e+00 9.788945e-01 2.000000e+00</text:p>
          </table:table-cell>
          <table:table-cell table:formula="of:=[.B511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884108911_config.csv</text:p>
          </table:table-cell>
          <table:table-cell table:formula="of:=[.B512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51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977384e+04 5.979742e+00 6.318408e-01 1.743082e-02 8.256053e-01 8.285646e+02 3.000000e+00 8.153730e-01 1.000000e+00</text:p>
          </table:table-cell>
          <table:table-cell table:formula="of:=[.B514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9043528731_config.csv</text:p>
          </table:table-cell>
          <table:table-cell table:formula="of:=[.B515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51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2.884121e+04 9.502591e+00 8.547466e-01 1.815420e-02 5.127948e-01 4.796887e+02 3.000000e+00 9.274913e-01 1.000000e+00</text:p>
          </table:table-cell>
          <table:table-cell table:formula="of:=[.B517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9314170552_config.csv</text:p>
          </table:table-cell>
          <table:table-cell table:formula="of:=[.B518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51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4.139839e+04 7.142105e+00 7.001693e-01 8.966493e-03 8.268388e-01 6.889739e+02 3.000000e+00 7.128520e-01 1.000000e+00</text:p>
          </table:table-cell>
          <table:table-cell table:formula="of:=[.B520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960536221_config.csv</text:p>
          </table:table-cell>
          <table:table-cell table:formula="of:=[.B521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visibility="filter">
          <table:table-cell table:style-name="ce1" office:value-type="string" calcext:value-type="string">
            <text:p>[1] 3</text:p>
          </table:table-cell>
          <table:table-cell table:formula="of:=[.B52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1] 3.841138e+04 5.076363e+00 6.608806e-01 5.272477e-02 1.121183e+00 6.391900e+02 3.000000e+00 5.870147e-01 2.000000e+00</text:p>
          </table:table-cell>
          <table:table-cell table:formula="of:=[.B523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0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shapes>
          <draw:frame draw:z-index="0" draw:style-name="gr1" draw:text-style-name="P1" svg:width="15.999cm" svg:height="8.999cm" svg:x="27.757cm" svg:y="0.706cm">
            <draw:object draw:notify-on-update-of-ranges="Feuille2.J1:Feuille2.J1 Feuille2.J2:Feuille2.J1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2">
          <table:table-cell office:value-type="string" calcext:value-type="string">
            <text:p>ID</text:p>
          </table:table-cell>
          <table:table-cell table:style-name="ce7" office:value-type="string" calcext:value-type="string">
            <text:p>GRI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DIST5</text:p>
          </table:table-cell>
          <table:table-cell office:value-type="string" calcext:value-type="string">
            <text:p>WHICH5</text:p>
          </table:table-cell>
          <table:table-cell office:value-type="string" calcext:value-type="string">
            <text:p>DIST4</text:p>
          </table:table-cell>
          <table:table-cell office:value-type="string" calcext:value-type="string">
            <text:p>WHICH4</text:p>
          </table:table-cell>
          <table:table-cell office:value-type="string" calcext:value-type="string">
            <text:p>count</text:p>
          </table:table-cell>
          <table:table-cell table:number-columns-repeated="101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-11258480653_config.csv</text:p>
          </table:table-cell>
          <table:table-cell table:style-name="ce11" office:value-type="float" office:value="33425.23" calcext:value-type="float">
            <text:p>3,34E+004</text:p>
          </table:table-cell>
          <table:table-cell table:style-name="ce11" office:value-type="float" office:value="3.274835" calcext:value-type="float">
            <text:p>3,27E+000</text:p>
          </table:table-cell>
          <table:table-cell table:style-name="ce11" office:value-type="float" office:value="0.6251226" calcext:value-type="float">
            <text:p>6,25E-001</text:p>
          </table:table-cell>
          <table:table-cell table:style-name="ce11" office:value-type="float" office:value="0.04675367" calcext:value-type="float">
            <text:p>4,68E-002</text:p>
          </table:table-cell>
          <table:table-cell table:style-name="ce11" office:value-type="float" office:value="1.479457" calcext:value-type="float">
            <text:p>1,48E+000</text:p>
          </table:table-cell>
          <table:table-cell table:style-name="ce11" office:value-type="float" office:value="556.0874" calcext:value-type="float">
            <text:p>5,56E+002</text:p>
          </table:table-cell>
          <table:table-cell table:style-name="ce11" office:value-type="float" office:value="3" calcext:value-type="float">
            <text:p>3,00E+000</text:p>
          </table:table-cell>
          <table:table-cell table:style-name="ce11" office:value-type="float" office:value="0.5079217" calcext:value-type="float">
            <text:p>5,08E-001</text:p>
          </table:table-cell>
          <table:table-cell table:style-name="ce11" office:value-type="float" office:value="3" calcext:value-type="float">
            <text:p>3,00E+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-5328387501_config.csv</text:p>
          </table:table-cell>
          <table:table-cell table:style-name="ce11" office:value-type="float" office:value="34324.08" calcext:value-type="float">
            <text:p>3,43E+004</text:p>
          </table:table-cell>
          <table:table-cell table:style-name="ce11" office:value-type="float" office:value="3.056182" calcext:value-type="float">
            <text:p>3,06E+000</text:p>
          </table:table-cell>
          <table:table-cell table:style-name="ce11" office:value-type="float" office:value="0.6026233" calcext:value-type="float">
            <text:p>6,03E-001</text:p>
          </table:table-cell>
          <table:table-cell table:style-name="ce11" office:value-type="float" office:value="0.04222082" calcext:value-type="float">
            <text:p>4,22E-002</text:p>
          </table:table-cell>
          <table:table-cell table:style-name="ce11" office:value-type="float" office:value="1.468077" calcext:value-type="float">
            <text:p>1,47E+000</text:p>
          </table:table-cell>
          <table:table-cell table:style-name="ce11" office:value-type="float" office:value="571.0683" calcext:value-type="float">
            <text:p>5,71E+002</text:p>
          </table:table-cell>
          <table:table-cell table:style-name="ce11" office:value-type="float" office:value="3" calcext:value-type="float">
            <text:p>3,00E+000</text:p>
          </table:table-cell>
          <table:table-cell table:style-name="ce11" office:value-type="float" office:value="0.5573018" calcext:value-type="float">
            <text:p>5,57E-001</text:p>
          </table:table-cell>
          <table:table-cell table:style-name="ce11" office:value-type="float" office:value="3" calcext:value-type="float">
            <text:p>3,00E+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11438580621_config.csv</text:p>
          </table:table-cell>
          <table:table-cell table:style-name="ce11" office:value-type="float" office:value="35342.61" calcext:value-type="float">
            <text:p>3,53E+004</text:p>
          </table:table-cell>
          <table:table-cell table:style-name="ce11" office:value-type="float" office:value="2.917321" calcext:value-type="float">
            <text:p>2,92E+000</text:p>
          </table:table-cell>
          <table:table-cell table:style-name="ce11" office:value-type="float" office:value="0.5744279" calcext:value-type="float">
            <text:p>5,74E-001</text:p>
          </table:table-cell>
          <table:table-cell table:style-name="ce11" office:value-type="float" office:value="0.04101617" calcext:value-type="float">
            <text:p>4,10E-002</text:p>
          </table:table-cell>
          <table:table-cell table:style-name="ce11" office:value-type="float" office:value="1.570555" calcext:value-type="float">
            <text:p>1,57E+000</text:p>
          </table:table-cell>
          <table:table-cell table:style-name="ce11" office:value-type="float" office:value="588.0437" calcext:value-type="float">
            <text:p>5,88E+002</text:p>
          </table:table-cell>
          <table:table-cell table:style-name="ce11" office:value-type="float" office:value="3" calcext:value-type="float">
            <text:p>3,00E+000</text:p>
          </table:table-cell>
          <table:table-cell table:style-name="ce11" office:value-type="float" office:value="0.5615065" calcext:value-type="float">
            <text:p>5,62E-001</text:p>
          </table:table-cell>
          <table:table-cell table:style-name="ce11" office:value-type="float" office:value="3" calcext:value-type="float">
            <text:p>3,00E+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2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8" office:value-type="string" calcext:value-type="string">
            <text:p>14587718181_config.csv</text:p>
          </table:table-cell>
          <table:table-cell table:style-name="ce11" office:value-type="float" office:value="29763.25" calcext:value-type="float">
            <text:p>2,98E+004</text:p>
          </table:table-cell>
          <table:table-cell table:style-name="ce11" office:value-type="float" office:value="5.478658" calcext:value-type="float">
            <text:p>5,48E+000</text:p>
          </table:table-cell>
          <table:table-cell table:style-name="ce11" office:value-type="float" office:value="0.7087794" calcext:value-type="float">
            <text:p>7,09E-001</text:p>
          </table:table-cell>
          <table:table-cell table:style-name="ce11" office:value-type="float" office:value="0.05617944" calcext:value-type="float">
            <text:p>5,62E-002</text:p>
          </table:table-cell>
          <table:table-cell table:style-name="ce11" office:value-type="float" office:value="1.011238" calcext:value-type="float">
            <text:p>1,01E+000</text:p>
          </table:table-cell>
          <table:table-cell table:style-name="ce11" office:value-type="float" office:value="495.0546" calcext:value-type="float">
            <text:p>4,95E+002</text:p>
          </table:table-cell>
          <table:table-cell table:style-name="ce11" office:value-type="float" office:value="3" calcext:value-type="float">
            <text:p>3,00E+000</text:p>
          </table:table-cell>
          <table:table-cell table:style-name="ce11" office:value-type="float" office:value="0.5759842" calcext:value-type="float">
            <text:p>5,76E-001</text:p>
          </table:table-cell>
          <table:table-cell table:style-name="ce11" office:value-type="float" office:value="2" calcext:value-type="float">
            <text:p>2,00E+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2"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8" office:value-type="string" calcext:value-type="string">
            <text:p>960536221_config.csv</text:p>
          </table:table-cell>
          <table:table-cell table:style-name="ce11" office:value-type="float" office:value="38411.38" calcext:value-type="float">
            <text:p>3,84E+004</text:p>
          </table:table-cell>
          <table:table-cell table:style-name="ce11" office:value-type="float" office:value="5.076363" calcext:value-type="float">
            <text:p>5,08E+000</text:p>
          </table:table-cell>
          <table:table-cell table:style-name="ce11" office:value-type="float" office:value="0.6608806" calcext:value-type="float">
            <text:p>6,61E-001</text:p>
          </table:table-cell>
          <table:table-cell table:style-name="ce11" office:value-type="float" office:value="0.05272477" calcext:value-type="float">
            <text:p>5,27E-002</text:p>
          </table:table-cell>
          <table:table-cell table:style-name="ce11" office:value-type="float" office:value="1.121183" calcext:value-type="float">
            <text:p>1,12E+000</text:p>
          </table:table-cell>
          <table:table-cell table:style-name="ce11" office:value-type="float" office:value="639.19" calcext:value-type="float">
            <text:p>6,39E+002</text:p>
          </table:table-cell>
          <table:table-cell table:style-name="ce11" office:value-type="float" office:value="3" calcext:value-type="float">
            <text:p>3,00E+000</text:p>
          </table:table-cell>
          <table:table-cell table:style-name="ce11" office:value-type="float" office:value="0.5870147" calcext:value-type="float">
            <text:p>5,87E-001</text:p>
          </table:table-cell>
          <table:table-cell table:style-name="ce11" office:value-type="float" office:value="2" calcext:value-type="float">
            <text:p>2,00E+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10099110921_config.csv</text:p>
          </table:table-cell>
          <table:table-cell table:style-name="ce11" office:value-type="float" office:value="29772.76" calcext:value-type="float">
            <text:p>2,98E+004</text:p>
          </table:table-cell>
          <table:table-cell table:style-name="ce11" office:value-type="float" office:value="7.049997" calcext:value-type="float">
            <text:p>7,05E+000</text:p>
          </table:table-cell>
          <table:table-cell table:style-name="ce11" office:value-type="float" office:value="0.7462147" calcext:value-type="float">
            <text:p>7,46E-001</text:p>
          </table:table-cell>
          <table:table-cell table:style-name="ce11" office:value-type="float" office:value="0.03707885" calcext:value-type="float">
            <text:p>3,71E-002</text:p>
          </table:table-cell>
          <table:table-cell table:style-name="ce11" office:value-type="float" office:value="0.9225981" calcext:value-type="float">
            <text:p>9,23E-001</text:p>
          </table:table-cell>
          <table:table-cell table:style-name="ce11" office:value-type="float" office:value="495.2134" calcext:value-type="float">
            <text:p>4,95E+002</text:p>
          </table:table-cell>
          <table:table-cell table:style-name="ce11" office:value-type="float" office:value="3" calcext:value-type="float">
            <text:p>3,00E+000</text:p>
          </table:table-cell>
          <table:table-cell table:style-name="ce11" office:value-type="float" office:value="0.5937696" calcext:value-type="float">
            <text:p>5,94E-001</text:p>
          </table:table-cell>
          <table:table-cell table:style-name="ce11" office:value-type="float" office:value="2" calcext:value-type="float">
            <text:p>2,00E+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2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9" office:value-type="string" calcext:value-type="string">
            <text:p>-15521851023_config.csv</text:p>
          </table:table-cell>
          <table:table-cell table:style-name="ce12" office:value-type="float" office:value="30707.57" calcext:value-type="float">
            <text:p>3,07E+004</text:p>
          </table:table-cell>
          <table:table-cell table:style-name="ce12" office:value-type="float" office:value="7.75043" calcext:value-type="float">
            <text:p>7,75E+000</text:p>
          </table:table-cell>
          <table:table-cell table:style-name="ce12" office:value-type="float" office:value="0.7671304" calcext:value-type="float">
            <text:p>7,67E-001</text:p>
          </table:table-cell>
          <table:table-cell table:style-name="ce12" office:value-type="float" office:value="0.02781632" calcext:value-type="float">
            <text:p>2,78E-002</text:p>
          </table:table-cell>
          <table:table-cell table:style-name="ce12" office:value-type="float" office:value="0.8433653" calcext:value-type="float">
            <text:p>8,43E-001</text:p>
          </table:table-cell>
          <table:table-cell table:style-name="ce12" office:value-type="float" office:value="510.7937" calcext:value-type="float">
            <text:p>5,11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343424" calcext:value-type="float">
            <text:p>6,34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12" calcext:value-type="float">
            <text:p>112</text:p>
          </table:table-cell>
          <table:table-cell table:style-name="ce9" office:value-type="string" calcext:value-type="string">
            <text:p>14525407863_config.csv</text:p>
          </table:table-cell>
          <table:table-cell table:style-name="ce12" office:value-type="float" office:value="36042.8" calcext:value-type="float">
            <text:p>3,60E+004</text:p>
          </table:table-cell>
          <table:table-cell table:style-name="ce12" office:value-type="float" office:value="2.780581" calcext:value-type="float">
            <text:p>2,78E+000</text:p>
          </table:table-cell>
          <table:table-cell table:style-name="ce12" office:value-type="float" office:value="0.5524233" calcext:value-type="float">
            <text:p>5,52E-001</text:p>
          </table:table-cell>
          <table:table-cell table:style-name="ce12" office:value-type="float" office:value="0.03104806" calcext:value-type="float">
            <text:p>3,10E-002</text:p>
          </table:table-cell>
          <table:table-cell table:style-name="ce12" office:value-type="float" office:value="1.508773" calcext:value-type="float">
            <text:p>1,51E+000</text:p>
          </table:table-cell>
          <table:table-cell table:style-name="ce12" office:value-type="float" office:value="599.7137" calcext:value-type="float">
            <text:p>6,00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359954" calcext:value-type="float">
            <text:p>6,36E-001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9" office:value-type="string" calcext:value-type="string">
            <text:p>-19438823361_config.csv</text:p>
          </table:table-cell>
          <table:table-cell table:style-name="ce12" office:value-type="float" office:value="34505.98" calcext:value-type="float">
            <text:p>3,45E+004</text:p>
          </table:table-cell>
          <table:table-cell table:style-name="ce12" office:value-type="float" office:value="8.231135" calcext:value-type="float">
            <text:p>8,23E+000</text:p>
          </table:table-cell>
          <table:table-cell table:style-name="ce12" office:value-type="float" office:value="0.7692519" calcext:value-type="float">
            <text:p>7,69E-001</text:p>
          </table:table-cell>
          <table:table-cell table:style-name="ce12" office:value-type="float" office:value="0.0327084" calcext:value-type="float">
            <text:p>3,27E-002</text:p>
          </table:table-cell>
          <table:table-cell table:style-name="ce12" office:value-type="float" office:value="0.8106972" calcext:value-type="float">
            <text:p>8,11E-001</text:p>
          </table:table-cell>
          <table:table-cell table:style-name="ce12" office:value-type="float" office:value="574.1006" calcext:value-type="float">
            <text:p>5,74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364936" calcext:value-type="float">
            <text:p>6,36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-425250383_config.csv</text:p>
          </table:table-cell>
          <table:table-cell table:style-name="ce12" office:value-type="float" office:value="26494.51" calcext:value-type="float">
            <text:p>2,65E+004</text:p>
          </table:table-cell>
          <table:table-cell table:style-name="ce12" office:value-type="float" office:value="7.713298" calcext:value-type="float">
            <text:p>7,71E+000</text:p>
          </table:table-cell>
          <table:table-cell table:style-name="ce12" office:value-type="float" office:value="0.762788" calcext:value-type="float">
            <text:p>7,63E-001</text:p>
          </table:table-cell>
          <table:table-cell table:style-name="ce12" office:value-type="float" office:value="0.02977525" calcext:value-type="float">
            <text:p>2,98E-002</text:p>
          </table:table-cell>
          <table:table-cell table:style-name="ce12" office:value-type="float" office:value="0.8406841" calcext:value-type="float">
            <text:p>8,41E-001</text:p>
          </table:table-cell>
          <table:table-cell table:style-name="ce12" office:value-type="float" office:value="440.5762" calcext:value-type="float">
            <text:p>4,41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367242" calcext:value-type="float">
            <text:p>6,37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-12835180821_config.csv</text:p>
          </table:table-cell>
          <table:table-cell table:style-name="ce12" office:value-type="float" office:value="35712.83" calcext:value-type="float">
            <text:p>3,57E+004</text:p>
          </table:table-cell>
          <table:table-cell table:style-name="ce12" office:value-type="float" office:value="5.391901" calcext:value-type="float">
            <text:p>5,39E+000</text:p>
          </table:table-cell>
          <table:table-cell table:style-name="ce12" office:value-type="float" office:value="0.6484269" calcext:value-type="float">
            <text:p>6,48E-001</text:p>
          </table:table-cell>
          <table:table-cell table:style-name="ce12" office:value-type="float" office:value="0.02811744" calcext:value-type="float">
            <text:p>2,81E-002</text:p>
          </table:table-cell>
          <table:table-cell table:style-name="ce12" office:value-type="float" office:value="1.119393" calcext:value-type="float">
            <text:p>1,12E+000</text:p>
          </table:table-cell>
          <table:table-cell table:style-name="ce12" office:value-type="float" office:value="594.2143" calcext:value-type="float">
            <text:p>5,94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372596" calcext:value-type="float">
            <text:p>6,37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9" office:value-type="string" calcext:value-type="string">
            <text:p>-13545381501_config.csv</text:p>
          </table:table-cell>
          <table:table-cell table:style-name="ce12" office:value-type="float" office:value="57850.06" calcext:value-type="float">
            <text:p>5,79E+004</text:p>
          </table:table-cell>
          <table:table-cell table:style-name="ce12" office:value-type="float" office:value="7.462751" calcext:value-type="float">
            <text:p>7,46E+000</text:p>
          </table:table-cell>
          <table:table-cell table:style-name="ce12" office:value-type="float" office:value="0.596304" calcext:value-type="float">
            <text:p>5,96E-001</text:p>
          </table:table-cell>
          <table:table-cell table:style-name="ce12" office:value-type="float" office:value="0.0063667" calcext:value-type="float">
            <text:p>6,37E-003</text:p>
          </table:table-cell>
          <table:table-cell table:style-name="ce12" office:value-type="float" office:value="0.9858923" calcext:value-type="float">
            <text:p>9,86E-001</text:p>
          </table:table-cell>
          <table:table-cell table:style-name="ce12" office:value-type="float" office:value="963.168" calcext:value-type="float">
            <text:p>9,63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435524" calcext:value-type="float">
            <text:p>6,44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37" calcext:value-type="float">
            <text:p>137</text:p>
          </table:table-cell>
          <table:table-cell table:style-name="ce9" office:value-type="string" calcext:value-type="string">
            <text:p>20533943511_config.csv</text:p>
          </table:table-cell>
          <table:table-cell table:style-name="ce12" office:value-type="float" office:value="29185.67" calcext:value-type="float">
            <text:p>2,92E+004</text:p>
          </table:table-cell>
          <table:table-cell table:style-name="ce12" office:value-type="float" office:value="8.666208" calcext:value-type="float">
            <text:p>8,67E+000</text:p>
          </table:table-cell>
          <table:table-cell table:style-name="ce12" office:value-type="float" office:value="0.7550229" calcext:value-type="float">
            <text:p>7,55E-001</text:p>
          </table:table-cell>
          <table:table-cell table:style-name="ce12" office:value-type="float" office:value="0.02458244" calcext:value-type="float">
            <text:p>2,46E-002</text:p>
          </table:table-cell>
          <table:table-cell table:style-name="ce12" office:value-type="float" office:value="0.7790892" calcext:value-type="float">
            <text:p>7,79E-001</text:p>
          </table:table-cell>
          <table:table-cell table:style-name="ce12" office:value-type="float" office:value="485.429" calcext:value-type="float">
            <text:p>4,85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55423" calcext:value-type="float">
            <text:p>6,55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09" calcext:value-type="float">
            <text:p>109</text:p>
          </table:table-cell>
          <table:table-cell table:style-name="ce9" office:value-type="string" calcext:value-type="string">
            <text:p>13284182713_config.csv</text:p>
          </table:table-cell>
          <table:table-cell table:style-name="ce12" office:value-type="float" office:value="38253.69" calcext:value-type="float">
            <text:p>3,83E+004</text:p>
          </table:table-cell>
          <table:table-cell table:style-name="ce12" office:value-type="float" office:value="6.509697" calcext:value-type="float">
            <text:p>6,51E+000</text:p>
          </table:table-cell>
          <table:table-cell table:style-name="ce12" office:value-type="float" office:value="0.704509" calcext:value-type="float">
            <text:p>7,05E-001</text:p>
          </table:table-cell>
          <table:table-cell table:style-name="ce12" office:value-type="float" office:value="0.04181153" calcext:value-type="float">
            <text:p>4,18E-002</text:p>
          </table:table-cell>
          <table:table-cell table:style-name="ce12" office:value-type="float" office:value="0.8715929" calcext:value-type="float">
            <text:p>8,72E-001</text:p>
          </table:table-cell>
          <table:table-cell table:style-name="ce12" office:value-type="float" office:value="636.562" calcext:value-type="float">
            <text:p>6,37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595747" calcext:value-type="float">
            <text:p>6,60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31" calcext:value-type="float">
            <text:p>131</text:p>
          </table:table-cell>
          <table:table-cell table:style-name="ce9" office:value-type="string" calcext:value-type="string">
            <text:p>1893712123_config.csv</text:p>
          </table:table-cell>
          <table:table-cell table:style-name="ce12" office:value-type="float" office:value="20443.76" calcext:value-type="float">
            <text:p>2,04E+004</text:p>
          </table:table-cell>
          <table:table-cell table:style-name="ce12" office:value-type="float" office:value="10.37364" calcext:value-type="float">
            <text:p>1,04E+001</text:p>
          </table:table-cell>
          <table:table-cell table:style-name="ce12" office:value-type="float" office:value="0.8799842" calcext:value-type="float">
            <text:p>8,80E-001</text:p>
          </table:table-cell>
          <table:table-cell table:style-name="ce12" office:value-type="float" office:value="-0.0001638495" calcext:value-type="float">
            <text:p>-1,64E-004</text:p>
          </table:table-cell>
          <table:table-cell table:style-name="ce12" office:value-type="float" office:value="0.8458286" calcext:value-type="float">
            <text:p>8,46E-001</text:p>
          </table:table-cell>
          <table:table-cell table:style-name="ce12" office:value-type="float" office:value="339.7314" calcext:value-type="float">
            <text:p>3,40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631601" calcext:value-type="float">
            <text:p>6,63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9" office:value-type="string" calcext:value-type="string">
            <text:p>-8382520751_config.csv</text:p>
          </table:table-cell>
          <table:table-cell table:style-name="ce12" office:value-type="float" office:value="29984.98" calcext:value-type="float">
            <text:p>3,00E+004</text:p>
          </table:table-cell>
          <table:table-cell table:style-name="ce12" office:value-type="float" office:value="5.694837" calcext:value-type="float">
            <text:p>5,69E+000</text:p>
          </table:table-cell>
          <table:table-cell table:style-name="ce12" office:value-type="float" office:value="0.6652067" calcext:value-type="float">
            <text:p>6,65E-001</text:p>
          </table:table-cell>
          <table:table-cell table:style-name="ce12" office:value-type="float" office:value="0.02362679" calcext:value-type="float">
            <text:p>2,36E-002</text:p>
          </table:table-cell>
          <table:table-cell table:style-name="ce12" office:value-type="float" office:value="1.027311" calcext:value-type="float">
            <text:p>1,03E+000</text:p>
          </table:table-cell>
          <table:table-cell table:style-name="ce12" office:value-type="float" office:value="498.7503" calcext:value-type="float">
            <text:p>4,99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636443" calcext:value-type="float">
            <text:p>6,64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9" office:value-type="string" calcext:value-type="string">
            <text:p>10284030502_config.csv</text:p>
          </table:table-cell>
          <table:table-cell table:style-name="ce12" office:value-type="float" office:value="35901.2" calcext:value-type="float">
            <text:p>3,59E+004</text:p>
          </table:table-cell>
          <table:table-cell table:style-name="ce12" office:value-type="float" office:value="6.711066" calcext:value-type="float">
            <text:p>6,71E+000</text:p>
          </table:table-cell>
          <table:table-cell table:style-name="ce12" office:value-type="float" office:value="0.7071332" calcext:value-type="float">
            <text:p>7,07E-001</text:p>
          </table:table-cell>
          <table:table-cell table:style-name="ce12" office:value-type="float" office:value="0.03578074" calcext:value-type="float">
            <text:p>3,58E-002</text:p>
          </table:table-cell>
          <table:table-cell table:style-name="ce12" office:value-type="float" office:value="0.8686569" calcext:value-type="float">
            <text:p>8,69E-001</text:p>
          </table:table-cell>
          <table:table-cell table:style-name="ce12" office:value-type="float" office:value="597.3541" calcext:value-type="float">
            <text:p>5,97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677453" calcext:value-type="float">
            <text:p>6,68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-12537598382_config.csv</text:p>
          </table:table-cell>
          <table:table-cell table:style-name="ce12" office:value-type="float" office:value="29093.95" calcext:value-type="float">
            <text:p>2,91E+004</text:p>
          </table:table-cell>
          <table:table-cell table:style-name="ce12" office:value-type="float" office:value="7.135406" calcext:value-type="float">
            <text:p>7,14E+000</text:p>
          </table:table-cell>
          <table:table-cell table:style-name="ce12" office:value-type="float" office:value="0.7650584" calcext:value-type="float">
            <text:p>7,65E-001</text:p>
          </table:table-cell>
          <table:table-cell table:style-name="ce12" office:value-type="float" office:value="0.03990685" calcext:value-type="float">
            <text:p>3,99E-002</text:p>
          </table:table-cell>
          <table:table-cell table:style-name="ce12" office:value-type="float" office:value="0.8128213" calcext:value-type="float">
            <text:p>8,13E-001</text:p>
          </table:table-cell>
          <table:table-cell table:style-name="ce12" office:value-type="float" office:value="483.9002" calcext:value-type="float">
            <text:p>4,84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720284" calcext:value-type="float">
            <text:p>6,72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65" calcext:value-type="float">
            <text:p>165</text:p>
          </table:table-cell>
          <table:table-cell table:style-name="ce9" office:value-type="string" calcext:value-type="string">
            <text:p>7793085472_config.csv</text:p>
          </table:table-cell>
          <table:table-cell table:style-name="ce12" office:value-type="float" office:value="35772.71" calcext:value-type="float">
            <text:p>3,58E+004</text:p>
          </table:table-cell>
          <table:table-cell table:style-name="ce12" office:value-type="float" office:value="6.781326" calcext:value-type="float">
            <text:p>6,78E+000</text:p>
          </table:table-cell>
          <table:table-cell table:style-name="ce12" office:value-type="float" office:value="0.7315803" calcext:value-type="float">
            <text:p>7,32E-001</text:p>
          </table:table-cell>
          <table:table-cell table:style-name="ce12" office:value-type="float" office:value="0.04015596" calcext:value-type="float">
            <text:p>4,02E-002</text:p>
          </table:table-cell>
          <table:table-cell table:style-name="ce12" office:value-type="float" office:value="0.8331115" calcext:value-type="float">
            <text:p>8,33E-001</text:p>
          </table:table-cell>
          <table:table-cell table:style-name="ce12" office:value-type="float" office:value="595.2125" calcext:value-type="float">
            <text:p>5,95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729235" calcext:value-type="float">
            <text:p>6,73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33" calcext:value-type="float">
            <text:p>133</text:p>
          </table:table-cell>
          <table:table-cell table:style-name="ce9" office:value-type="string" calcext:value-type="string">
            <text:p>19055430491_config.csv</text:p>
          </table:table-cell>
          <table:table-cell table:style-name="ce12" office:value-type="float" office:value="40120.1" calcext:value-type="float">
            <text:p>4,01E+004</text:p>
          </table:table-cell>
          <table:table-cell table:style-name="ce12" office:value-type="float" office:value="5.388206" calcext:value-type="float">
            <text:p>5,39E+000</text:p>
          </table:table-cell>
          <table:table-cell table:style-name="ce12" office:value-type="float" office:value="0.6420467" calcext:value-type="float">
            <text:p>6,42E-001</text:p>
          </table:table-cell>
          <table:table-cell table:style-name="ce12" office:value-type="float" office:value="0.05090643" calcext:value-type="float">
            <text:p>5,09E-002</text:p>
          </table:table-cell>
          <table:table-cell table:style-name="ce12" office:value-type="float" office:value="0.9531477" calcext:value-type="float">
            <text:p>9,53E-001</text:p>
          </table:table-cell>
          <table:table-cell table:style-name="ce12" office:value-type="float" office:value="667.6689" calcext:value-type="float">
            <text:p>6,68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828718" calcext:value-type="float">
            <text:p>6,83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9" office:value-type="string" calcext:value-type="string">
            <text:p>-7266963241_config.csv</text:p>
          </table:table-cell>
          <table:table-cell table:style-name="ce12" office:value-type="float" office:value="37997.77" calcext:value-type="float">
            <text:p>3,80E+004</text:p>
          </table:table-cell>
          <table:table-cell table:style-name="ce12" office:value-type="float" office:value="7.72371" calcext:value-type="float">
            <text:p>7,72E+000</text:p>
          </table:table-cell>
          <table:table-cell table:style-name="ce12" office:value-type="float" office:value="0.7524377" calcext:value-type="float">
            <text:p>7,52E-001</text:p>
          </table:table-cell>
          <table:table-cell table:style-name="ce12" office:value-type="float" office:value="0.03049227" calcext:value-type="float">
            <text:p>3,05E-002</text:p>
          </table:table-cell>
          <table:table-cell table:style-name="ce12" office:value-type="float" office:value="0.7868235" calcext:value-type="float">
            <text:p>7,87E-001</text:p>
          </table:table-cell>
          <table:table-cell table:style-name="ce12" office:value-type="float" office:value="632.2969" calcext:value-type="float">
            <text:p>6,32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829962" calcext:value-type="float">
            <text:p>6,83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55" calcext:value-type="float">
            <text:p>155</text:p>
          </table:table-cell>
          <table:table-cell table:style-name="ce9" office:value-type="string" calcext:value-type="string">
            <text:p>5647008511_config.csv</text:p>
          </table:table-cell>
          <table:table-cell table:style-name="ce12" office:value-type="float" office:value="35123.43" calcext:value-type="float">
            <text:p>3,51E+004</text:p>
          </table:table-cell>
          <table:table-cell table:style-name="ce12" office:value-type="float" office:value="8.363382" calcext:value-type="float">
            <text:p>8,36E+000</text:p>
          </table:table-cell>
          <table:table-cell table:style-name="ce12" office:value-type="float" office:value="0.7649264" calcext:value-type="float">
            <text:p>7,65E-001</text:p>
          </table:table-cell>
          <table:table-cell table:style-name="ce12" office:value-type="float" office:value="0.02087912" calcext:value-type="float">
            <text:p>2,09E-002</text:p>
          </table:table-cell>
          <table:table-cell table:style-name="ce12" office:value-type="float" office:value="0.7600117" calcext:value-type="float">
            <text:p>7,60E-001</text:p>
          </table:table-cell>
          <table:table-cell table:style-name="ce12" office:value-type="float" office:value="584.3914" calcext:value-type="float">
            <text:p>5,84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881342" calcext:value-type="float">
            <text:p>6,88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9" office:value-type="string" calcext:value-type="string">
            <text:p>20721264603_config.csv</text:p>
          </table:table-cell>
          <table:table-cell table:style-name="ce12" office:value-type="float" office:value="37179.88" calcext:value-type="float">
            <text:p>3,72E+004</text:p>
          </table:table-cell>
          <table:table-cell table:style-name="ce12" office:value-type="float" office:value="7.083347" calcext:value-type="float">
            <text:p>7,08E+000</text:p>
          </table:table-cell>
          <table:table-cell table:style-name="ce12" office:value-type="float" office:value="0.724983" calcext:value-type="float">
            <text:p>7,25E-001</text:p>
          </table:table-cell>
          <table:table-cell table:style-name="ce12" office:value-type="float" office:value="0.03279724" calcext:value-type="float">
            <text:p>3,28E-002</text:p>
          </table:table-cell>
          <table:table-cell table:style-name="ce12" office:value-type="float" office:value="0.8232047" calcext:value-type="float">
            <text:p>8,23E-001</text:p>
          </table:table-cell>
          <table:table-cell table:style-name="ce12" office:value-type="float" office:value="618.6654" calcext:value-type="float">
            <text:p>6,19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895756" calcext:value-type="float">
            <text:p>6,90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9" office:value-type="string" calcext:value-type="string">
            <text:p>-8082686721_config.csv</text:p>
          </table:table-cell>
          <table:table-cell table:style-name="ce12" office:value-type="float" office:value="27972.03" calcext:value-type="float">
            <text:p>2,80E+004</text:p>
          </table:table-cell>
          <table:table-cell table:style-name="ce12" office:value-type="float" office:value="9.682054" calcext:value-type="float">
            <text:p>9,68E+000</text:p>
          </table:table-cell>
          <table:table-cell table:style-name="ce12" office:value-type="float" office:value="0.8253037" calcext:value-type="float">
            <text:p>8,25E-001</text:p>
          </table:table-cell>
          <table:table-cell table:style-name="ce12" office:value-type="float" office:value="0.01296057" calcext:value-type="float">
            <text:p>1,30E-002</text:p>
          </table:table-cell>
          <table:table-cell table:style-name="ce12" office:value-type="float" office:value="0.7534788" calcext:value-type="float">
            <text:p>7,53E-001</text:p>
          </table:table-cell>
          <table:table-cell table:style-name="ce12" office:value-type="float" office:value="465.202" calcext:value-type="float">
            <text:p>4,65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903258" calcext:value-type="float">
            <text:p>6,90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50" calcext:value-type="float">
            <text:p>150</text:p>
          </table:table-cell>
          <table:table-cell table:style-name="ce9" office:value-type="string" calcext:value-type="string">
            <text:p>3707473041_config.csv</text:p>
          </table:table-cell>
          <table:table-cell table:style-name="ce12" office:value-type="float" office:value="29622.27" calcext:value-type="float">
            <text:p>2,96E+004</text:p>
          </table:table-cell>
          <table:table-cell table:style-name="ce12" office:value-type="float" office:value="10.20713" calcext:value-type="float">
            <text:p>1,02E+001</text:p>
          </table:table-cell>
          <table:table-cell table:style-name="ce12" office:value-type="float" office:value="0.8367374" calcext:value-type="float">
            <text:p>8,37E-001</text:p>
          </table:table-cell>
          <table:table-cell table:style-name="ce12" office:value-type="float" office:value="0.0092095" calcext:value-type="float">
            <text:p>9,21E-003</text:p>
          </table:table-cell>
          <table:table-cell table:style-name="ce12" office:value-type="float" office:value="0.7581157" calcext:value-type="float">
            <text:p>7,58E-001</text:p>
          </table:table-cell>
          <table:table-cell table:style-name="ce12" office:value-type="float" office:value="492.7059" calcext:value-type="float">
            <text:p>4,93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959712" calcext:value-type="float">
            <text:p>6,96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42" calcext:value-type="float">
            <text:p>142</text:p>
          </table:table-cell>
          <table:table-cell table:style-name="ce9" office:value-type="string" calcext:value-type="string">
            <text:p>21156392382_config.csv</text:p>
          </table:table-cell>
          <table:table-cell table:style-name="ce12" office:value-type="float" office:value="40568.77" calcext:value-type="float">
            <text:p>4,06E+004</text:p>
          </table:table-cell>
          <table:table-cell table:style-name="ce12" office:value-type="float" office:value="5.342516" calcext:value-type="float">
            <text:p>5,34E+000</text:p>
          </table:table-cell>
          <table:table-cell table:style-name="ce12" office:value-type="float" office:value="0.6299729" calcext:value-type="float">
            <text:p>6,30E-001</text:p>
          </table:table-cell>
          <table:table-cell table:style-name="ce12" office:value-type="float" office:value="0.04586027" calcext:value-type="float">
            <text:p>4,59E-002</text:p>
          </table:table-cell>
          <table:table-cell table:style-name="ce12" office:value-type="float" office:value="0.9689122" calcext:value-type="float">
            <text:p>9,69E-001</text:p>
          </table:table-cell>
          <table:table-cell table:style-name="ce12" office:value-type="float" office:value="675.1466" calcext:value-type="float">
            <text:p>6,75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6964901" calcext:value-type="float">
            <text:p>6,96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06" calcext:value-type="float">
            <text:p>106</text:p>
          </table:table-cell>
          <table:table-cell table:style-name="ce9" office:value-type="string" calcext:value-type="string">
            <text:p>12294225871_config.csv</text:p>
          </table:table-cell>
          <table:table-cell table:style-name="ce12" office:value-type="float" office:value="28111.32" calcext:value-type="float">
            <text:p>2,81E+004</text:p>
          </table:table-cell>
          <table:table-cell table:style-name="ce12" office:value-type="float" office:value="7.2951" calcext:value-type="float">
            <text:p>7,30E+000</text:p>
          </table:table-cell>
          <table:table-cell table:style-name="ce12" office:value-type="float" office:value="0.7370161" calcext:value-type="float">
            <text:p>7,37E-001</text:p>
          </table:table-cell>
          <table:table-cell table:style-name="ce12" office:value-type="float" office:value="0.02217596" calcext:value-type="float">
            <text:p>2,22E-002</text:p>
          </table:table-cell>
          <table:table-cell table:style-name="ce12" office:value-type="float" office:value="0.8035216" calcext:value-type="float">
            <text:p>8,04E-001</text:p>
          </table:table-cell>
          <table:table-cell table:style-name="ce12" office:value-type="float" office:value="467.523" calcext:value-type="float">
            <text:p>4,68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000966" calcext:value-type="float">
            <text:p>7,00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-18652828473_config.csv</text:p>
          </table:table-cell>
          <table:table-cell table:style-name="ce12" office:value-type="float" office:value="37728.58" calcext:value-type="float">
            <text:p>3,77E+004</text:p>
          </table:table-cell>
          <table:table-cell table:style-name="ce12" office:value-type="float" office:value="3.852902" calcext:value-type="float">
            <text:p>3,85E+000</text:p>
          </table:table-cell>
          <table:table-cell table:style-name="ce12" office:value-type="float" office:value="0.6007499" calcext:value-type="float">
            <text:p>6,01E-001</text:p>
          </table:table-cell>
          <table:table-cell table:style-name="ce12" office:value-type="float" office:value="0.03480511" calcext:value-type="float">
            <text:p>3,48E-002</text:p>
          </table:table-cell>
          <table:table-cell table:style-name="ce12" office:value-type="float" office:value="1.17684" calcext:value-type="float">
            <text:p>1,18E+000</text:p>
          </table:table-cell>
          <table:table-cell table:style-name="ce12" office:value-type="float" office:value="627.8101" calcext:value-type="float">
            <text:p>6,28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00992" calcext:value-type="float">
            <text:p>7,01E-001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-15015939242_config.csv</text:p>
          </table:table-cell>
          <table:table-cell table:style-name="ce12" office:value-type="float" office:value="36206.5" calcext:value-type="float">
            <text:p>3,62E+004</text:p>
          </table:table-cell>
          <table:table-cell table:style-name="ce12" office:value-type="float" office:value="7.747372" calcext:value-type="float">
            <text:p>7,75E+000</text:p>
          </table:table-cell>
          <table:table-cell table:style-name="ce12" office:value-type="float" office:value="0.6863119" calcext:value-type="float">
            <text:p>6,86E-001</text:p>
          </table:table-cell>
          <table:table-cell table:style-name="ce12" office:value-type="float" office:value="0.01120582" calcext:value-type="float">
            <text:p>1,12E-002</text:p>
          </table:table-cell>
          <table:table-cell table:style-name="ce12" office:value-type="float" office:value="0.7992579" calcext:value-type="float">
            <text:p>7,99E-001</text:p>
          </table:table-cell>
          <table:table-cell table:style-name="ce12" office:value-type="float" office:value="602.4425" calcext:value-type="float">
            <text:p>6,02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028704" calcext:value-type="float">
            <text:p>7,03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9" office:value-type="string" calcext:value-type="string">
            <text:p>-6266391331_config.csv</text:p>
          </table:table-cell>
          <table:table-cell table:style-name="ce12" office:value-type="float" office:value="24953.23" calcext:value-type="float">
            <text:p>2,50E+004</text:p>
          </table:table-cell>
          <table:table-cell table:style-name="ce12" office:value-type="float" office:value="6.683822" calcext:value-type="float">
            <text:p>6,68E+000</text:p>
          </table:table-cell>
          <table:table-cell table:style-name="ce12" office:value-type="float" office:value="0.8120578" calcext:value-type="float">
            <text:p>8,12E-001</text:p>
          </table:table-cell>
          <table:table-cell table:style-name="ce12" office:value-type="float" office:value="0.0341712" calcext:value-type="float">
            <text:p>3,42E-002</text:p>
          </table:table-cell>
          <table:table-cell table:style-name="ce12" office:value-type="float" office:value="0.7985951" calcext:value-type="float">
            <text:p>7,99E-001</text:p>
          </table:table-cell>
          <table:table-cell table:style-name="ce12" office:value-type="float" office:value="414.8883" calcext:value-type="float">
            <text:p>4,15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054592" calcext:value-type="float">
            <text:p>7,05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-3640078881_config.csv</text:p>
          </table:table-cell>
          <table:table-cell table:style-name="ce12" office:value-type="float" office:value="32231.98" calcext:value-type="float">
            <text:p>3,22E+004</text:p>
          </table:table-cell>
          <table:table-cell table:style-name="ce12" office:value-type="float" office:value="6.930943" calcext:value-type="float">
            <text:p>6,93E+000</text:p>
          </table:table-cell>
          <table:table-cell table:style-name="ce12" office:value-type="float" office:value="0.6944169" calcext:value-type="float">
            <text:p>6,94E-001</text:p>
          </table:table-cell>
          <table:table-cell table:style-name="ce12" office:value-type="float" office:value="0.02333407" calcext:value-type="float">
            <text:p>2,33E-002</text:p>
          </table:table-cell>
          <table:table-cell table:style-name="ce12" office:value-type="float" office:value="0.8307235" calcext:value-type="float">
            <text:p>8,31E-001</text:p>
          </table:table-cell>
          <table:table-cell table:style-name="ce12" office:value-type="float" office:value="536.2005" calcext:value-type="float">
            <text:p>5,36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080848" calcext:value-type="float">
            <text:p>7,08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68" calcext:value-type="float">
            <text:p>168</text:p>
          </table:table-cell>
          <table:table-cell table:style-name="ce9" office:value-type="string" calcext:value-type="string">
            <text:p>8616417833_config.csv</text:p>
          </table:table-cell>
          <table:table-cell table:style-name="ce12" office:value-type="float" office:value="38397.05" calcext:value-type="float">
            <text:p>3,84E+004</text:p>
          </table:table-cell>
          <table:table-cell table:style-name="ce12" office:value-type="float" office:value="3.368991" calcext:value-type="float">
            <text:p>3,37E+000</text:p>
          </table:table-cell>
          <table:table-cell table:style-name="ce12" office:value-type="float" office:value="0.558929" calcext:value-type="float">
            <text:p>5,59E-001</text:p>
          </table:table-cell>
          <table:table-cell table:style-name="ce12" office:value-type="float" office:value="0.03186153" calcext:value-type="float">
            <text:p>3,19E-002</text:p>
          </table:table-cell>
          <table:table-cell table:style-name="ce12" office:value-type="float" office:value="1.248722" calcext:value-type="float">
            <text:p>1,25E+000</text:p>
          </table:table-cell>
          <table:table-cell table:style-name="ce12" office:value-type="float" office:value="638.9512" calcext:value-type="float">
            <text:p>6,39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12381" calcext:value-type="float">
            <text:p>7,12E-001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74" calcext:value-type="float">
            <text:p>174</text:p>
          </table:table-cell>
          <table:table-cell table:style-name="ce9" office:value-type="string" calcext:value-type="string">
            <text:p>9314170552_config.csv</text:p>
          </table:table-cell>
          <table:table-cell table:style-name="ce12" office:value-type="float" office:value="41398.39" calcext:value-type="float">
            <text:p>4,14E+004</text:p>
          </table:table-cell>
          <table:table-cell table:style-name="ce12" office:value-type="float" office:value="7.142105" calcext:value-type="float">
            <text:p>7,14E+000</text:p>
          </table:table-cell>
          <table:table-cell table:style-name="ce12" office:value-type="float" office:value="0.7001693" calcext:value-type="float">
            <text:p>7,00E-001</text:p>
          </table:table-cell>
          <table:table-cell table:style-name="ce12" office:value-type="float" office:value="0.008966493" calcext:value-type="float">
            <text:p>8,97E-003</text:p>
          </table:table-cell>
          <table:table-cell table:style-name="ce12" office:value-type="float" office:value="0.8268388" calcext:value-type="float">
            <text:p>8,27E-001</text:p>
          </table:table-cell>
          <table:table-cell table:style-name="ce12" office:value-type="float" office:value="688.9739" calcext:value-type="float">
            <text:p>6,89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12852" calcext:value-type="float">
            <text:p>7,13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9" office:value-type="string" calcext:value-type="string">
            <text:p>-5694203882_config.csv</text:p>
          </table:table-cell>
          <table:table-cell table:style-name="ce12" office:value-type="float" office:value="31710.28" calcext:value-type="float">
            <text:p>3,17E+004</text:p>
          </table:table-cell>
          <table:table-cell table:style-name="ce12" office:value-type="float" office:value="5.780139" calcext:value-type="float">
            <text:p>5,78E+000</text:p>
          </table:table-cell>
          <table:table-cell table:style-name="ce12" office:value-type="float" office:value="0.6743712" calcext:value-type="float">
            <text:p>6,74E-001</text:p>
          </table:table-cell>
          <table:table-cell table:style-name="ce12" office:value-type="float" office:value="0.02056712" calcext:value-type="float">
            <text:p>2,06E-002</text:p>
          </table:table-cell>
          <table:table-cell table:style-name="ce12" office:value-type="float" office:value="0.939943" calcext:value-type="float">
            <text:p>9,40E-001</text:p>
          </table:table-cell>
          <table:table-cell table:style-name="ce12" office:value-type="float" office:value="527.5053" calcext:value-type="float">
            <text:p>5,28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138059" calcext:value-type="float">
            <text:p>7,14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9" office:value-type="string" calcext:value-type="string">
            <text:p>-8153468482_config.csv</text:p>
          </table:table-cell>
          <table:table-cell table:style-name="ce12" office:value-type="float" office:value="59420.74" calcext:value-type="float">
            <text:p>5,94E+004</text:p>
          </table:table-cell>
          <table:table-cell table:style-name="ce12" office:value-type="float" office:value="3.368556" calcext:value-type="float">
            <text:p>3,37E+000</text:p>
          </table:table-cell>
          <table:table-cell table:style-name="ce12" office:value-type="float" office:value="0.4754341" calcext:value-type="float">
            <text:p>4,75E-001</text:p>
          </table:table-cell>
          <table:table-cell table:style-name="ce12" office:value-type="float" office:value="0.02319959" calcext:value-type="float">
            <text:p>2,32E-002</text:p>
          </table:table-cell>
          <table:table-cell table:style-name="ce12" office:value-type="float" office:value="1.45384" calcext:value-type="float">
            <text:p>1,45E+000</text:p>
          </table:table-cell>
          <table:table-cell table:style-name="ce12" office:value-type="float" office:value="989.3459" calcext:value-type="float">
            <text:p>9,89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196993" calcext:value-type="float">
            <text:p>7,20E-001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9" office:value-type="string" calcext:value-type="string">
            <text:p>10703081612_config.csv</text:p>
          </table:table-cell>
          <table:table-cell table:style-name="ce12" office:value-type="float" office:value="41393.28" calcext:value-type="float">
            <text:p>4,14E+004</text:p>
          </table:table-cell>
          <table:table-cell table:style-name="ce12" office:value-type="float" office:value="2.959207" calcext:value-type="float">
            <text:p>2,96E+000</text:p>
          </table:table-cell>
          <table:table-cell table:style-name="ce12" office:value-type="float" office:value="0.4841305" calcext:value-type="float">
            <text:p>4,84E-001</text:p>
          </table:table-cell>
          <table:table-cell table:style-name="ce12" office:value-type="float" office:value="0.01918983" calcext:value-type="float">
            <text:p>1,92E-002</text:p>
          </table:table-cell>
          <table:table-cell table:style-name="ce12" office:value-type="float" office:value="1.528904" calcext:value-type="float">
            <text:p>1,53E+000</text:p>
          </table:table-cell>
          <table:table-cell table:style-name="ce12" office:value-type="float" office:value="688.8885" calcext:value-type="float">
            <text:p>6,89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234673" calcext:value-type="float">
            <text:p>7,23E-001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56" calcext:value-type="float">
            <text:p>156</text:p>
          </table:table-cell>
          <table:table-cell table:style-name="ce9" office:value-type="string" calcext:value-type="string">
            <text:p>6027881373_config.csv</text:p>
          </table:table-cell>
          <table:table-cell table:style-name="ce12" office:value-type="float" office:value="34147.26" calcext:value-type="float">
            <text:p>3,41E+004</text:p>
          </table:table-cell>
          <table:table-cell table:style-name="ce12" office:value-type="float" office:value="5.553238" calcext:value-type="float">
            <text:p>5,55E+000</text:p>
          </table:table-cell>
          <table:table-cell table:style-name="ce12" office:value-type="float" office:value="0.6756193" calcext:value-type="float">
            <text:p>6,76E-001</text:p>
          </table:table-cell>
          <table:table-cell table:style-name="ce12" office:value-type="float" office:value="0.02759052" calcext:value-type="float">
            <text:p>2,76E-002</text:p>
          </table:table-cell>
          <table:table-cell table:style-name="ce12" office:value-type="float" office:value="0.9110759" calcext:value-type="float">
            <text:p>9,11E-001</text:p>
          </table:table-cell>
          <table:table-cell table:style-name="ce12" office:value-type="float" office:value="568.1216" calcext:value-type="float">
            <text:p>5,68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249474" calcext:value-type="float">
            <text:p>7,25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-12894292213_config.csv</text:p>
          </table:table-cell>
          <table:table-cell table:style-name="ce12" office:value-type="float" office:value="33370.84" calcext:value-type="float">
            <text:p>3,34E+004</text:p>
          </table:table-cell>
          <table:table-cell table:style-name="ce12" office:value-type="float" office:value="6.369703" calcext:value-type="float">
            <text:p>6,37E+000</text:p>
          </table:table-cell>
          <table:table-cell table:style-name="ce12" office:value-type="float" office:value="0.6730466" calcext:value-type="float">
            <text:p>6,73E-001</text:p>
          </table:table-cell>
          <table:table-cell table:style-name="ce12" office:value-type="float" office:value="0.02968175" calcext:value-type="float">
            <text:p>2,97E-002</text:p>
          </table:table-cell>
          <table:table-cell table:style-name="ce12" office:value-type="float" office:value="0.8557677" calcext:value-type="float">
            <text:p>8,56E-001</text:p>
          </table:table-cell>
          <table:table-cell table:style-name="ce12" office:value-type="float" office:value="555.1813" calcext:value-type="float">
            <text:p>5,55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251228" calcext:value-type="float">
            <text:p>7,25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11559294023_config.csv</text:p>
          </table:table-cell>
          <table:table-cell table:style-name="ce12" office:value-type="float" office:value="30708.82" calcext:value-type="float">
            <text:p>3,07E+004</text:p>
          </table:table-cell>
          <table:table-cell table:style-name="ce12" office:value-type="float" office:value="8.403029" calcext:value-type="float">
            <text:p>8,40E+000</text:p>
          </table:table-cell>
          <table:table-cell table:style-name="ce12" office:value-type="float" office:value="0.7821625" calcext:value-type="float">
            <text:p>7,82E-001</text:p>
          </table:table-cell>
          <table:table-cell table:style-name="ce12" office:value-type="float" office:value="0.02276848" calcext:value-type="float">
            <text:p>2,28E-002</text:p>
          </table:table-cell>
          <table:table-cell table:style-name="ce12" office:value-type="float" office:value="0.7150153" calcext:value-type="float">
            <text:p>7,15E-001</text:p>
          </table:table-cell>
          <table:table-cell table:style-name="ce12" office:value-type="float" office:value="510.8148" calcext:value-type="float">
            <text:p>5,11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291978" calcext:value-type="float">
            <text:p>7,29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43" calcext:value-type="float">
            <text:p>143</text:p>
          </table:table-cell>
          <table:table-cell table:style-name="ce9" office:value-type="string" calcext:value-type="string">
            <text:p>21237848072_config.csv</text:p>
          </table:table-cell>
          <table:table-cell table:style-name="ce12" office:value-type="float" office:value="45712.09" calcext:value-type="float">
            <text:p>4,57E+004</text:p>
          </table:table-cell>
          <table:table-cell table:style-name="ce12" office:value-type="float" office:value="6.545616" calcext:value-type="float">
            <text:p>6,55E+000</text:p>
          </table:table-cell>
          <table:table-cell table:style-name="ce12" office:value-type="float" office:value="0.6721577" calcext:value-type="float">
            <text:p>6,72E-001</text:p>
          </table:table-cell>
          <table:table-cell table:style-name="ce12" office:value-type="float" office:value="0.02867659" calcext:value-type="float">
            <text:p>2,87E-002</text:p>
          </table:table-cell>
          <table:table-cell table:style-name="ce12" office:value-type="float" office:value="0.841095" calcext:value-type="float">
            <text:p>8,41E-001</text:p>
          </table:table-cell>
          <table:table-cell table:style-name="ce12" office:value-type="float" office:value="760.8688" calcext:value-type="float">
            <text:p>7,61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310466" calcext:value-type="float">
            <text:p>7,31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-1082997411_config.csv</text:p>
          </table:table-cell>
          <table:table-cell table:style-name="ce12" office:value-type="float" office:value="39262.76" calcext:value-type="float">
            <text:p>3,93E+004</text:p>
          </table:table-cell>
          <table:table-cell table:style-name="ce12" office:value-type="float" office:value="7.283489" calcext:value-type="float">
            <text:p>7,28E+000</text:p>
          </table:table-cell>
          <table:table-cell table:style-name="ce12" office:value-type="float" office:value="0.7394546" calcext:value-type="float">
            <text:p>7,39E-001</text:p>
          </table:table-cell>
          <table:table-cell table:style-name="ce12" office:value-type="float" office:value="0.02820297" calcext:value-type="float">
            <text:p>2,82E-002</text:p>
          </table:table-cell>
          <table:table-cell table:style-name="ce12" office:value-type="float" office:value="0.7525218" calcext:value-type="float">
            <text:p>7,53E-001</text:p>
          </table:table-cell>
          <table:table-cell table:style-name="ce12" office:value-type="float" office:value="653.3802" calcext:value-type="float">
            <text:p>6,53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394959" calcext:value-type="float">
            <text:p>7,39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-1715308971_config.csv</text:p>
          </table:table-cell>
          <table:table-cell table:style-name="ce12" office:value-type="float" office:value="34205.8" calcext:value-type="float">
            <text:p>3,42E+004</text:p>
          </table:table-cell>
          <table:table-cell table:style-name="ce12" office:value-type="float" office:value="7.176981" calcext:value-type="float">
            <text:p>7,18E+000</text:p>
          </table:table-cell>
          <table:table-cell table:style-name="ce12" office:value-type="float" office:value="0.7374068" calcext:value-type="float">
            <text:p>7,37E-001</text:p>
          </table:table-cell>
          <table:table-cell table:style-name="ce12" office:value-type="float" office:value="0.01982961" calcext:value-type="float">
            <text:p>1,98E-002</text:p>
          </table:table-cell>
          <table:table-cell table:style-name="ce12" office:value-type="float" office:value="0.7682764" calcext:value-type="float">
            <text:p>7,68E-001</text:p>
          </table:table-cell>
          <table:table-cell table:style-name="ce12" office:value-type="float" office:value="569.0977" calcext:value-type="float">
            <text:p>5,69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395862" calcext:value-type="float">
            <text:p>7,40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16" calcext:value-type="float">
            <text:p>116</text:p>
          </table:table-cell>
          <table:table-cell table:style-name="ce9" office:value-type="string" calcext:value-type="string">
            <text:p>15482502232_config.csv</text:p>
          </table:table-cell>
          <table:table-cell table:style-name="ce12" office:value-type="float" office:value="37242.8" calcext:value-type="float">
            <text:p>3,72E+004</text:p>
          </table:table-cell>
          <table:table-cell table:style-name="ce12" office:value-type="float" office:value="8.144431" calcext:value-type="float">
            <text:p>8,14E+000</text:p>
          </table:table-cell>
          <table:table-cell table:style-name="ce12" office:value-type="float" office:value="0.7605215" calcext:value-type="float">
            <text:p>7,61E-001</text:p>
          </table:table-cell>
          <table:table-cell table:style-name="ce12" office:value-type="float" office:value="0.01894198" calcext:value-type="float">
            <text:p>1,89E-002</text:p>
          </table:table-cell>
          <table:table-cell table:style-name="ce12" office:value-type="float" office:value="0.7149156" calcext:value-type="float">
            <text:p>7,15E-001</text:p>
          </table:table-cell>
          <table:table-cell table:style-name="ce12" office:value-type="float" office:value="619.7143" calcext:value-type="float">
            <text:p>6,20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400659" calcext:value-type="float">
            <text:p>7,40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61" calcext:value-type="float">
            <text:p>161</text:p>
          </table:table-cell>
          <table:table-cell table:style-name="ce9" office:value-type="string" calcext:value-type="string">
            <text:p>7038047091_config.csv</text:p>
          </table:table-cell>
          <table:table-cell table:style-name="ce12" office:value-type="float" office:value="32350.13" calcext:value-type="float">
            <text:p>3,24E+004</text:p>
          </table:table-cell>
          <table:table-cell table:style-name="ce12" office:value-type="float" office:value="5.235321" calcext:value-type="float">
            <text:p>5,24E+000</text:p>
          </table:table-cell>
          <table:table-cell table:style-name="ce12" office:value-type="float" office:value="0.7134814" calcext:value-type="float">
            <text:p>7,13E-001</text:p>
          </table:table-cell>
          <table:table-cell table:style-name="ce12" office:value-type="float" office:value="0.03184361" calcext:value-type="float">
            <text:p>3,18E-002</text:p>
          </table:table-cell>
          <table:table-cell table:style-name="ce12" office:value-type="float" office:value="0.8685664" calcext:value-type="float">
            <text:p>8,69E-001</text:p>
          </table:table-cell>
          <table:table-cell table:style-name="ce12" office:value-type="float" office:value="538.1696" calcext:value-type="float">
            <text:p>5,38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402194" calcext:value-type="float">
            <text:p>7,40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9" office:value-type="string" calcext:value-type="string">
            <text:p>-4402628373_config.csv</text:p>
          </table:table-cell>
          <table:table-cell table:style-name="ce12" office:value-type="float" office:value="42653.48" calcext:value-type="float">
            <text:p>4,27E+004</text:p>
          </table:table-cell>
          <table:table-cell table:style-name="ce12" office:value-type="float" office:value="7.601662" calcext:value-type="float">
            <text:p>7,60E+000</text:p>
          </table:table-cell>
          <table:table-cell table:style-name="ce12" office:value-type="float" office:value="0.7177801" calcext:value-type="float">
            <text:p>7,18E-001</text:p>
          </table:table-cell>
          <table:table-cell table:style-name="ce12" office:value-type="float" office:value="0.02126485" calcext:value-type="float">
            <text:p>2,13E-002</text:p>
          </table:table-cell>
          <table:table-cell table:style-name="ce12" office:value-type="float" office:value="0.741414" calcext:value-type="float">
            <text:p>7,41E-001</text:p>
          </table:table-cell>
          <table:table-cell table:style-name="ce12" office:value-type="float" office:value="709.8921" calcext:value-type="float">
            <text:p>7,10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405444" calcext:value-type="float">
            <text:p>7,41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30" calcext:value-type="float">
            <text:p>130</text:p>
          </table:table-cell>
          <table:table-cell table:style-name="ce9" office:value-type="string" calcext:value-type="string">
            <text:p>18867189022_config.csv</text:p>
          </table:table-cell>
          <table:table-cell table:style-name="ce12" office:value-type="float" office:value="26841.29" calcext:value-type="float">
            <text:p>2,68E+004</text:p>
          </table:table-cell>
          <table:table-cell table:style-name="ce12" office:value-type="float" office:value="8.835163" calcext:value-type="float">
            <text:p>8,84E+000</text:p>
          </table:table-cell>
          <table:table-cell table:style-name="ce12" office:value-type="float" office:value="0.7885279" calcext:value-type="float">
            <text:p>7,89E-001</text:p>
          </table:table-cell>
          <table:table-cell table:style-name="ce12" office:value-type="float" office:value="0.02515811" calcext:value-type="float">
            <text:p>2,52E-002</text:p>
          </table:table-cell>
          <table:table-cell table:style-name="ce12" office:value-type="float" office:value="0.6873051" calcext:value-type="float">
            <text:p>6,87E-001</text:p>
          </table:table-cell>
          <table:table-cell table:style-name="ce12" office:value-type="float" office:value="446.3564" calcext:value-type="float">
            <text:p>4,46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419571" calcext:value-type="float">
            <text:p>7,42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23" calcext:value-type="float">
            <text:p>123</text:p>
          </table:table-cell>
          <table:table-cell table:style-name="ce9" office:value-type="string" calcext:value-type="string">
            <text:p>16643977991_config.csv</text:p>
          </table:table-cell>
          <table:table-cell table:style-name="ce12" office:value-type="float" office:value="46250.1" calcext:value-type="float">
            <text:p>4,63E+004</text:p>
          </table:table-cell>
          <table:table-cell table:style-name="ce12" office:value-type="float" office:value="3.771687" calcext:value-type="float">
            <text:p>3,77E+000</text:p>
          </table:table-cell>
          <table:table-cell table:style-name="ce12" office:value-type="float" office:value="0.5340802" calcext:value-type="float">
            <text:p>5,34E-001</text:p>
          </table:table-cell>
          <table:table-cell table:style-name="ce12" office:value-type="float" office:value="0.02896667" calcext:value-type="float">
            <text:p>2,90E-002</text:p>
          </table:table-cell>
          <table:table-cell table:style-name="ce12" office:value-type="float" office:value="1.211022" calcext:value-type="float">
            <text:p>1,21E+000</text:p>
          </table:table-cell>
          <table:table-cell table:style-name="ce12" office:value-type="float" office:value="769.8354" calcext:value-type="float">
            <text:p>7,70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436021" calcext:value-type="float">
            <text:p>7,44E-001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9" office:value-type="string" calcext:value-type="string">
            <text:p>18290401422_config.csv</text:p>
          </table:table-cell>
          <table:table-cell table:style-name="ce12" office:value-type="float" office:value="26613.87" calcext:value-type="float">
            <text:p>2,66E+004</text:p>
          </table:table-cell>
          <table:table-cell table:style-name="ce12" office:value-type="float" office:value="9.770478" calcext:value-type="float">
            <text:p>9,77E+000</text:p>
          </table:table-cell>
          <table:table-cell table:style-name="ce12" office:value-type="float" office:value="0.8365381" calcext:value-type="float">
            <text:p>8,37E-001</text:p>
          </table:table-cell>
          <table:table-cell table:style-name="ce12" office:value-type="float" office:value="0.02456862" calcext:value-type="float">
            <text:p>2,46E-002</text:p>
          </table:table-cell>
          <table:table-cell table:style-name="ce12" office:value-type="float" office:value="0.6879687" calcext:value-type="float">
            <text:p>6,88E-001</text:p>
          </table:table-cell>
          <table:table-cell table:style-name="ce12" office:value-type="float" office:value="442.5662" calcext:value-type="float">
            <text:p>4,43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442687" calcext:value-type="float">
            <text:p>7,44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-3007472582_config.csv</text:p>
          </table:table-cell>
          <table:table-cell table:style-name="ce12" office:value-type="float" office:value="42294.13" calcext:value-type="float">
            <text:p>4,23E+004</text:p>
          </table:table-cell>
          <table:table-cell table:style-name="ce12" office:value-type="float" office:value="6.10885" calcext:value-type="float">
            <text:p>6,11E+000</text:p>
          </table:table-cell>
          <table:table-cell table:style-name="ce12" office:value-type="float" office:value="0.6135195" calcext:value-type="float">
            <text:p>6,14E-001</text:p>
          </table:table-cell>
          <table:table-cell table:style-name="ce12" office:value-type="float" office:value="0.02222114" calcext:value-type="float">
            <text:p>2,22E-002</text:p>
          </table:table-cell>
          <table:table-cell table:style-name="ce12" office:value-type="float" office:value="0.9252403" calcext:value-type="float">
            <text:p>9,25E-001</text:p>
          </table:table-cell>
          <table:table-cell table:style-name="ce12" office:value-type="float" office:value="703.9028" calcext:value-type="float">
            <text:p>7,04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455031" calcext:value-type="float">
            <text:p>7,46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25" calcext:value-type="float">
            <text:p>125</text:p>
          </table:table-cell>
          <table:table-cell table:style-name="ce9" office:value-type="string" calcext:value-type="string">
            <text:p>17205261141_config.csv</text:p>
          </table:table-cell>
          <table:table-cell table:style-name="ce12" office:value-type="float" office:value="41977.81" calcext:value-type="float">
            <text:p>4,20E+004</text:p>
          </table:table-cell>
          <table:table-cell table:style-name="ce12" office:value-type="float" office:value="9.430527" calcext:value-type="float">
            <text:p>9,43E+000</text:p>
          </table:table-cell>
          <table:table-cell table:style-name="ce12" office:value-type="float" office:value="0.746413" calcext:value-type="float">
            <text:p>7,46E-001</text:p>
          </table:table-cell>
          <table:table-cell table:style-name="ce12" office:value-type="float" office:value="0.01885507" calcext:value-type="float">
            <text:p>1,89E-002</text:p>
          </table:table-cell>
          <table:table-cell table:style-name="ce12" office:value-type="float" office:value="0.6732857" calcext:value-type="float">
            <text:p>6,73E-001</text:p>
          </table:table-cell>
          <table:table-cell table:style-name="ce12" office:value-type="float" office:value="698.6312" calcext:value-type="float">
            <text:p>6,99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466475" calcext:value-type="float">
            <text:p>7,47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9" office:value-type="string" calcext:value-type="string">
            <text:p>-8618891001_config.csv</text:p>
          </table:table-cell>
          <table:table-cell table:style-name="ce12" office:value-type="float" office:value="42827.06" calcext:value-type="float">
            <text:p>4,28E+004</text:p>
          </table:table-cell>
          <table:table-cell table:style-name="ce12" office:value-type="float" office:value="7.147653" calcext:value-type="float">
            <text:p>7,15E+000</text:p>
          </table:table-cell>
          <table:table-cell table:style-name="ce12" office:value-type="float" office:value="0.664762" calcext:value-type="float">
            <text:p>6,65E-001</text:p>
          </table:table-cell>
          <table:table-cell table:style-name="ce12" office:value-type="float" office:value="0.02106293" calcext:value-type="float">
            <text:p>2,11E-002</text:p>
          </table:table-cell>
          <table:table-cell table:style-name="ce12" office:value-type="float" office:value="0.7823562" calcext:value-type="float">
            <text:p>7,82E-001</text:p>
          </table:table-cell>
          <table:table-cell table:style-name="ce12" office:value-type="float" office:value="712.7851" calcext:value-type="float">
            <text:p>7,13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473975" calcext:value-type="float">
            <text:p>7,47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9" office:value-type="string" calcext:value-type="string">
            <text:p>-5345567991_config.csv</text:p>
          </table:table-cell>
          <table:table-cell table:style-name="ce12" office:value-type="float" office:value="34908.87" calcext:value-type="float">
            <text:p>3,49E+004</text:p>
          </table:table-cell>
          <table:table-cell table:style-name="ce12" office:value-type="float" office:value="7.818689" calcext:value-type="float">
            <text:p>7,82E+000</text:p>
          </table:table-cell>
          <table:table-cell table:style-name="ce12" office:value-type="float" office:value="0.7671843" calcext:value-type="float">
            <text:p>7,67E-001</text:p>
          </table:table-cell>
          <table:table-cell table:style-name="ce12" office:value-type="float" office:value="0.00713185" calcext:value-type="float">
            <text:p>7,13E-003</text:p>
          </table:table-cell>
          <table:table-cell table:style-name="ce12" office:value-type="float" office:value="0.7303433" calcext:value-type="float">
            <text:p>7,30E-001</text:p>
          </table:table-cell>
          <table:table-cell table:style-name="ce12" office:value-type="float" office:value="580.8156" calcext:value-type="float">
            <text:p>5,81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549231" calcext:value-type="float">
            <text:p>7,55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9" office:value-type="string" calcext:value-type="string">
            <text:p>-18419985372_config.csv</text:p>
          </table:table-cell>
          <table:table-cell table:style-name="ce12" office:value-type="float" office:value="48361.12" calcext:value-type="float">
            <text:p>4,84E+004</text:p>
          </table:table-cell>
          <table:table-cell table:style-name="ce12" office:value-type="float" office:value="6.15611" calcext:value-type="float">
            <text:p>6,16E+000</text:p>
          </table:table-cell>
          <table:table-cell table:style-name="ce12" office:value-type="float" office:value="0.6286493" calcext:value-type="float">
            <text:p>6,29E-001</text:p>
          </table:table-cell>
          <table:table-cell table:style-name="ce12" office:value-type="float" office:value="0.02206001" calcext:value-type="float">
            <text:p>2,21E-002</text:p>
          </table:table-cell>
          <table:table-cell table:style-name="ce12" office:value-type="float" office:value="0.8868417" calcext:value-type="float">
            <text:p>8,87E-001</text:p>
          </table:table-cell>
          <table:table-cell table:style-name="ce12" office:value-type="float" office:value="805.0192" calcext:value-type="float">
            <text:p>8,05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567157" calcext:value-type="float">
            <text:p>7,57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-20873709023_config.csv</text:p>
          </table:table-cell>
          <table:table-cell table:style-name="ce12" office:value-type="float" office:value="40980.02" calcext:value-type="float">
            <text:p>4,10E+004</text:p>
          </table:table-cell>
          <table:table-cell table:style-name="ce12" office:value-type="float" office:value="8.439808" calcext:value-type="float">
            <text:p>8,44E+000</text:p>
          </table:table-cell>
          <table:table-cell table:style-name="ce12" office:value-type="float" office:value="0.7794319" calcext:value-type="float">
            <text:p>7,79E-001</text:p>
          </table:table-cell>
          <table:table-cell table:style-name="ce12" office:value-type="float" office:value="0.008475692" calcext:value-type="float">
            <text:p>8,48E-003</text:p>
          </table:table-cell>
          <table:table-cell table:style-name="ce12" office:value-type="float" office:value="0.6975501" calcext:value-type="float">
            <text:p>6,98E-001</text:p>
          </table:table-cell>
          <table:table-cell table:style-name="ce12" office:value-type="float" office:value="682.0013" calcext:value-type="float">
            <text:p>6,82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602907" calcext:value-type="float">
            <text:p>7,60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95" calcext:value-type="float">
            <text:p>95</text:p>
          </table:table-cell>
          <table:table-cell table:style-name="ce9" office:value-type="string" calcext:value-type="string">
            <text:p>10665245701_config.csv</text:p>
          </table:table-cell>
          <table:table-cell table:style-name="ce12" office:value-type="float" office:value="48211.6" calcext:value-type="float">
            <text:p>4,82E+004</text:p>
          </table:table-cell>
          <table:table-cell table:style-name="ce12" office:value-type="float" office:value="7.184867" calcext:value-type="float">
            <text:p>7,18E+000</text:p>
          </table:table-cell>
          <table:table-cell table:style-name="ce12" office:value-type="float" office:value="0.6246359" calcext:value-type="float">
            <text:p>6,25E-001</text:p>
          </table:table-cell>
          <table:table-cell table:style-name="ce12" office:value-type="float" office:value="0.01167065" calcext:value-type="float">
            <text:p>1,17E-002</text:p>
          </table:table-cell>
          <table:table-cell table:style-name="ce12" office:value-type="float" office:value="0.8037549" calcext:value-type="float">
            <text:p>8,04E-001</text:p>
          </table:table-cell>
          <table:table-cell table:style-name="ce12" office:value-type="float" office:value="802.5273" calcext:value-type="float">
            <text:p>8,03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608738" calcext:value-type="float">
            <text:p>7,61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49" calcext:value-type="float">
            <text:p>149</text:p>
          </table:table-cell>
          <table:table-cell table:style-name="ce9" office:value-type="string" calcext:value-type="string">
            <text:p>2875275861_config.csv</text:p>
          </table:table-cell>
          <table:table-cell table:style-name="ce12" office:value-type="float" office:value="43069.78" calcext:value-type="float">
            <text:p>4,31E+004</text:p>
          </table:table-cell>
          <table:table-cell table:style-name="ce12" office:value-type="float" office:value="6.492891" calcext:value-type="float">
            <text:p>6,49E+000</text:p>
          </table:table-cell>
          <table:table-cell table:style-name="ce12" office:value-type="float" office:value="0.6847798" calcext:value-type="float">
            <text:p>6,85E-001</text:p>
          </table:table-cell>
          <table:table-cell table:style-name="ce12" office:value-type="float" office:value="0.02065669" calcext:value-type="float">
            <text:p>2,07E-002</text:p>
          </table:table-cell>
          <table:table-cell table:style-name="ce12" office:value-type="float" office:value="0.8081189" calcext:value-type="float">
            <text:p>8,08E-001</text:p>
          </table:table-cell>
          <table:table-cell table:style-name="ce12" office:value-type="float" office:value="716.8303" calcext:value-type="float">
            <text:p>7,17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622652" calcext:value-type="float">
            <text:p>7,62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9" office:value-type="string" calcext:value-type="string">
            <text:p>-13748108753_config.csv</text:p>
          </table:table-cell>
          <table:table-cell table:style-name="ce12" office:value-type="float" office:value="57594.87" calcext:value-type="float">
            <text:p>5,76E+004</text:p>
          </table:table-cell>
          <table:table-cell table:style-name="ce12" office:value-type="float" office:value="7.72079" calcext:value-type="float">
            <text:p>7,72E+000</text:p>
          </table:table-cell>
          <table:table-cell table:style-name="ce12" office:value-type="float" office:value="0.6616641" calcext:value-type="float">
            <text:p>6,62E-001</text:p>
          </table:table-cell>
          <table:table-cell table:style-name="ce12" office:value-type="float" office:value="0.01454446" calcext:value-type="float">
            <text:p>1,45E-002</text:p>
          </table:table-cell>
          <table:table-cell table:style-name="ce12" office:value-type="float" office:value="0.7381957" calcext:value-type="float">
            <text:p>7,38E-001</text:p>
          </table:table-cell>
          <table:table-cell table:style-name="ce12" office:value-type="float" office:value="958.9151" calcext:value-type="float">
            <text:p>9,59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627542" calcext:value-type="float">
            <text:p>7,63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15" calcext:value-type="float">
            <text:p>115</text:p>
          </table:table-cell>
          <table:table-cell table:style-name="ce9" office:value-type="string" calcext:value-type="string">
            <text:p>14913241421_config.csv</text:p>
          </table:table-cell>
          <table:table-cell table:style-name="ce12" office:value-type="float" office:value="40465.24" calcext:value-type="float">
            <text:p>4,05E+004</text:p>
          </table:table-cell>
          <table:table-cell table:style-name="ce12" office:value-type="float" office:value="4.169705" calcext:value-type="float">
            <text:p>4,17E+000</text:p>
          </table:table-cell>
          <table:table-cell table:style-name="ce12" office:value-type="float" office:value="0.5670454" calcext:value-type="float">
            <text:p>5,67E-001</text:p>
          </table:table-cell>
          <table:table-cell table:style-name="ce12" office:value-type="float" office:value="0.02764528" calcext:value-type="float">
            <text:p>2,76E-002</text:p>
          </table:table-cell>
          <table:table-cell table:style-name="ce12" office:value-type="float" office:value="1.117298" calcext:value-type="float">
            <text:p>1,12E+000</text:p>
          </table:table-cell>
          <table:table-cell table:style-name="ce12" office:value-type="float" office:value="673.4211" calcext:value-type="float">
            <text:p>6,73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70372" calcext:value-type="float">
            <text:p>7,70E-001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59" calcext:value-type="float">
            <text:p>159</text:p>
          </table:table-cell>
          <table:table-cell table:style-name="ce9" office:value-type="string" calcext:value-type="string">
            <text:p>6829794361_config.csv</text:p>
          </table:table-cell>
          <table:table-cell table:style-name="ce12" office:value-type="float" office:value="38553.64" calcext:value-type="float">
            <text:p>3,86E+004</text:p>
          </table:table-cell>
          <table:table-cell table:style-name="ce12" office:value-type="float" office:value="9.140474" calcext:value-type="float">
            <text:p>9,14E+000</text:p>
          </table:table-cell>
          <table:table-cell table:style-name="ce12" office:value-type="float" office:value="0.7374374" calcext:value-type="float">
            <text:p>7,37E-001</text:p>
          </table:table-cell>
          <table:table-cell table:style-name="ce12" office:value-type="float" office:value="0.01405359" calcext:value-type="float">
            <text:p>1,41E-002</text:p>
          </table:table-cell>
          <table:table-cell table:style-name="ce12" office:value-type="float" office:value="0.6564192" calcext:value-type="float">
            <text:p>6,56E-001</text:p>
          </table:table-cell>
          <table:table-cell table:style-name="ce12" office:value-type="float" office:value="641.5618" calcext:value-type="float">
            <text:p>6,42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729107" calcext:value-type="float">
            <text:p>7,73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-11966552433_config.csv</text:p>
          </table:table-cell>
          <table:table-cell table:style-name="ce12" office:value-type="float" office:value="49961.28" calcext:value-type="float">
            <text:p>5,00E+004</text:p>
          </table:table-cell>
          <table:table-cell table:style-name="ce12" office:value-type="float" office:value="6.425579" calcext:value-type="float">
            <text:p>6,43E+000</text:p>
          </table:table-cell>
          <table:table-cell table:style-name="ce12" office:value-type="float" office:value="0.5999846" calcext:value-type="float">
            <text:p>6,00E-001</text:p>
          </table:table-cell>
          <table:table-cell table:style-name="ce12" office:value-type="float" office:value="0.01963149" calcext:value-type="float">
            <text:p>1,96E-002</text:p>
          </table:table-cell>
          <table:table-cell table:style-name="ce12" office:value-type="float" office:value="0.8660168" calcext:value-type="float">
            <text:p>8,66E-001</text:p>
          </table:table-cell>
          <table:table-cell table:style-name="ce12" office:value-type="float" office:value="831.6886" calcext:value-type="float">
            <text:p>8,32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732045" calcext:value-type="float">
            <text:p>7,73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-10023783501_config.csv</text:p>
          </table:table-cell>
          <table:table-cell table:style-name="ce12" office:value-type="float" office:value="23709.58" calcext:value-type="float">
            <text:p>2,37E+004</text:p>
          </table:table-cell>
          <table:table-cell table:style-name="ce12" office:value-type="float" office:value="8.588517" calcext:value-type="float">
            <text:p>8,59E+000</text:p>
          </table:table-cell>
          <table:table-cell table:style-name="ce12" office:value-type="float" office:value="0.8226096" calcext:value-type="float">
            <text:p>8,23E-001</text:p>
          </table:table-cell>
          <table:table-cell table:style-name="ce12" office:value-type="float" office:value="0.0287284" calcext:value-type="float">
            <text:p>2,87E-002</text:p>
          </table:table-cell>
          <table:table-cell table:style-name="ce12" office:value-type="float" office:value="0.6652412" calcext:value-type="float">
            <text:p>6,65E-001</text:p>
          </table:table-cell>
          <table:table-cell table:style-name="ce12" office:value-type="float" office:value="394.1614" calcext:value-type="float">
            <text:p>3,94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767886" calcext:value-type="float">
            <text:p>7,77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-10023783501_config.csv</text:p>
          </table:table-cell>
          <table:table-cell table:style-name="ce12" office:value-type="float" office:value="23709.58" calcext:value-type="float">
            <text:p>2,37E+004</text:p>
          </table:table-cell>
          <table:table-cell table:style-name="ce12" office:value-type="float" office:value="8.588517" calcext:value-type="float">
            <text:p>8,59E+000</text:p>
          </table:table-cell>
          <table:table-cell table:style-name="ce12" office:value-type="float" office:value="0.8226096" calcext:value-type="float">
            <text:p>8,23E-001</text:p>
          </table:table-cell>
          <table:table-cell table:style-name="ce12" office:value-type="float" office:value="0.0287284" calcext:value-type="float">
            <text:p>2,87E-002</text:p>
          </table:table-cell>
          <table:table-cell table:style-name="ce12" office:value-type="float" office:value="0.6652412" calcext:value-type="float">
            <text:p>6,65E-001</text:p>
          </table:table-cell>
          <table:table-cell table:style-name="ce12" office:value-type="float" office:value="394.1614" calcext:value-type="float">
            <text:p>3,94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767886" calcext:value-type="float">
            <text:p>7,77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20" calcext:value-type="float">
            <text:p>120</text:p>
          </table:table-cell>
          <table:table-cell table:style-name="ce9" office:value-type="string" calcext:value-type="string">
            <text:p>1621276503_config.csv</text:p>
          </table:table-cell>
          <table:table-cell table:style-name="ce12" office:value-type="float" office:value="29336.27" calcext:value-type="float">
            <text:p>2,93E+004</text:p>
          </table:table-cell>
          <table:table-cell table:style-name="ce12" office:value-type="float" office:value="9.435346" calcext:value-type="float">
            <text:p>9,44E+000</text:p>
          </table:table-cell>
          <table:table-cell table:style-name="ce12" office:value-type="float" office:value="0.8154385" calcext:value-type="float">
            <text:p>8,15E-001</text:p>
          </table:table-cell>
          <table:table-cell table:style-name="ce12" office:value-type="float" office:value="0.01004585" calcext:value-type="float">
            <text:p>1,00E-002</text:p>
          </table:table-cell>
          <table:table-cell table:style-name="ce12" office:value-type="float" office:value="0.6607804" calcext:value-type="float">
            <text:p>6,61E-001</text:p>
          </table:table-cell>
          <table:table-cell table:style-name="ce12" office:value-type="float" office:value="487.9394" calcext:value-type="float">
            <text:p>4,88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800414" calcext:value-type="float">
            <text:p>7,80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-15319699791_config.csv</text:p>
          </table:table-cell>
          <table:table-cell table:style-name="ce12" office:value-type="float" office:value="36925.61" calcext:value-type="float">
            <text:p>3,69E+004</text:p>
          </table:table-cell>
          <table:table-cell table:style-name="ce12" office:value-type="float" office:value="7.070161" calcext:value-type="float">
            <text:p>7,07E+000</text:p>
          </table:table-cell>
          <table:table-cell table:style-name="ce12" office:value-type="float" office:value="0.7007761" calcext:value-type="float">
            <text:p>7,01E-001</text:p>
          </table:table-cell>
          <table:table-cell table:style-name="ce12" office:value-type="float" office:value="0.02648795" calcext:value-type="float">
            <text:p>2,65E-002</text:p>
          </table:table-cell>
          <table:table-cell table:style-name="ce12" office:value-type="float" office:value="0.7277597" calcext:value-type="float">
            <text:p>7,28E-001</text:p>
          </table:table-cell>
          <table:table-cell table:style-name="ce12" office:value-type="float" office:value="614.4277" calcext:value-type="float">
            <text:p>6,14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807328" calcext:value-type="float">
            <text:p>7,81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9" office:value-type="string" calcext:value-type="string">
            <text:p>11360728453_config.csv</text:p>
          </table:table-cell>
          <table:table-cell table:style-name="ce12" office:value-type="float" office:value="35865.14" calcext:value-type="float">
            <text:p>3,59E+004</text:p>
          </table:table-cell>
          <table:table-cell table:style-name="ce12" office:value-type="float" office:value="6.918103" calcext:value-type="float">
            <text:p>6,92E+000</text:p>
          </table:table-cell>
          <table:table-cell table:style-name="ce12" office:value-type="float" office:value="0.7710525" calcext:value-type="float">
            <text:p>7,71E-001</text:p>
          </table:table-cell>
          <table:table-cell table:style-name="ce12" office:value-type="float" office:value="0.01306455" calcext:value-type="float">
            <text:p>1,31E-002</text:p>
          </table:table-cell>
          <table:table-cell table:style-name="ce12" office:value-type="float" office:value="0.7444272" calcext:value-type="float">
            <text:p>7,44E-001</text:p>
          </table:table-cell>
          <table:table-cell table:style-name="ce12" office:value-type="float" office:value="596.7533" calcext:value-type="float">
            <text:p>5,97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83621" calcext:value-type="float">
            <text:p>7,84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35" calcext:value-type="float">
            <text:p>135</text:p>
          </table:table-cell>
          <table:table-cell table:style-name="ce9" office:value-type="string" calcext:value-type="string">
            <text:p>19875405692_config.csv</text:p>
          </table:table-cell>
          <table:table-cell table:style-name="ce12" office:value-type="float" office:value="36904.68" calcext:value-type="float">
            <text:p>3,69E+004</text:p>
          </table:table-cell>
          <table:table-cell table:style-name="ce12" office:value-type="float" office:value="5.085257" calcext:value-type="float">
            <text:p>5,09E+000</text:p>
          </table:table-cell>
          <table:table-cell table:style-name="ce12" office:value-type="float" office:value="0.6167118" calcext:value-type="float">
            <text:p>6,17E-001</text:p>
          </table:table-cell>
          <table:table-cell table:style-name="ce12" office:value-type="float" office:value="0.02128669" calcext:value-type="float">
            <text:p>2,13E-002</text:p>
          </table:table-cell>
          <table:table-cell table:style-name="ce12" office:value-type="float" office:value="0.9546147" calcext:value-type="float">
            <text:p>9,55E-001</text:p>
          </table:table-cell>
          <table:table-cell table:style-name="ce12" office:value-type="float" office:value="614.0787" calcext:value-type="float">
            <text:p>6,14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876463" calcext:value-type="float">
            <text:p>7,88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9" office:value-type="string" calcext:value-type="string">
            <text:p>-21047192511_config.csv</text:p>
          </table:table-cell>
          <table:table-cell table:style-name="ce12" office:value-type="float" office:value="32830.5" calcext:value-type="float">
            <text:p>3,28E+004</text:p>
          </table:table-cell>
          <table:table-cell table:style-name="ce12" office:value-type="float" office:value="5.226915" calcext:value-type="float">
            <text:p>5,23E+000</text:p>
          </table:table-cell>
          <table:table-cell table:style-name="ce12" office:value-type="float" office:value="0.6610048" calcext:value-type="float">
            <text:p>6,61E-001</text:p>
          </table:table-cell>
          <table:table-cell table:style-name="ce12" office:value-type="float" office:value="0.02050839" calcext:value-type="float">
            <text:p>2,05E-002</text:p>
          </table:table-cell>
          <table:table-cell table:style-name="ce12" office:value-type="float" office:value="0.8848138" calcext:value-type="float">
            <text:p>8,85E-001</text:p>
          </table:table-cell>
          <table:table-cell table:style-name="ce12" office:value-type="float" office:value="546.1758" calcext:value-type="float">
            <text:p>5,46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879243" calcext:value-type="float">
            <text:p>7,88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9" office:value-type="string" calcext:value-type="string">
            <text:p>-17222241693_config.csv</text:p>
          </table:table-cell>
          <table:table-cell table:style-name="ce12" office:value-type="float" office:value="52248.71" calcext:value-type="float">
            <text:p>5,22E+004</text:p>
          </table:table-cell>
          <table:table-cell table:style-name="ce12" office:value-type="float" office:value="6.158202" calcext:value-type="float">
            <text:p>6,16E+000</text:p>
          </table:table-cell>
          <table:table-cell table:style-name="ce12" office:value-type="float" office:value="0.5779143" calcext:value-type="float">
            <text:p>5,78E-001</text:p>
          </table:table-cell>
          <table:table-cell table:style-name="ce12" office:value-type="float" office:value="0.02080868" calcext:value-type="float">
            <text:p>2,08E-002</text:p>
          </table:table-cell>
          <table:table-cell table:style-name="ce12" office:value-type="float" office:value="0.8958394" calcext:value-type="float">
            <text:p>8,96E-001</text:p>
          </table:table-cell>
          <table:table-cell table:style-name="ce12" office:value-type="float" office:value="869.8123" calcext:value-type="float">
            <text:p>8,70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902854" calcext:value-type="float">
            <text:p>7,90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table:style-name="ce9" office:value-type="string" calcext:value-type="string">
            <text:p>15633081551_config.csv</text:p>
          </table:table-cell>
          <table:table-cell table:style-name="ce12" office:value-type="float" office:value="32823.83" calcext:value-type="float">
            <text:p>3,28E+004</text:p>
          </table:table-cell>
          <table:table-cell table:style-name="ce12" office:value-type="float" office:value="8.769479" calcext:value-type="float">
            <text:p>8,77E+000</text:p>
          </table:table-cell>
          <table:table-cell table:style-name="ce12" office:value-type="float" office:value="0.8102614" calcext:value-type="float">
            <text:p>8,10E-001</text:p>
          </table:table-cell>
          <table:table-cell table:style-name="ce12" office:value-type="float" office:value="0.02199312" calcext:value-type="float">
            <text:p>2,20E-002</text:p>
          </table:table-cell>
          <table:table-cell table:style-name="ce12" office:value-type="float" office:value="0.6453277" calcext:value-type="float">
            <text:p>6,45E-001</text:p>
          </table:table-cell>
          <table:table-cell table:style-name="ce12" office:value-type="float" office:value="546.0652" calcext:value-type="float">
            <text:p>5,46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920384" calcext:value-type="float">
            <text:p>7,92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-17342957091_config.csv</text:p>
          </table:table-cell>
          <table:table-cell table:style-name="ce12" office:value-type="float" office:value="46884.35" calcext:value-type="float">
            <text:p>4,69E+004</text:p>
          </table:table-cell>
          <table:table-cell table:style-name="ce12" office:value-type="float" office:value="4.456644" calcext:value-type="float">
            <text:p>4,46E+000</text:p>
          </table:table-cell>
          <table:table-cell table:style-name="ce12" office:value-type="float" office:value="0.5751282" calcext:value-type="float">
            <text:p>5,75E-001</text:p>
          </table:table-cell>
          <table:table-cell table:style-name="ce12" office:value-type="float" office:value="0.03560768" calcext:value-type="float">
            <text:p>3,56E-002</text:p>
          </table:table-cell>
          <table:table-cell table:style-name="ce12" office:value-type="float" office:value="1.040305" calcext:value-type="float">
            <text:p>1,04E+000</text:p>
          </table:table-cell>
          <table:table-cell table:style-name="ce12" office:value-type="float" office:value="780.4063" calcext:value-type="float">
            <text:p>7,80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946615" calcext:value-type="float">
            <text:p>7,95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151" calcext:value-type="float">
            <text:p>151</text:p>
          </table:table-cell>
          <table:table-cell table:style-name="ce9" office:value-type="string" calcext:value-type="string">
            <text:p>4477439241_config.csv</text:p>
          </table:table-cell>
          <table:table-cell table:style-name="ce12" office:value-type="float" office:value="42634.84" calcext:value-type="float">
            <text:p>4,26E+004</text:p>
          </table:table-cell>
          <table:table-cell table:style-name="ce12" office:value-type="float" office:value="5.658349" calcext:value-type="float">
            <text:p>5,66E+000</text:p>
          </table:table-cell>
          <table:table-cell table:style-name="ce12" office:value-type="float" office:value="0.6666145" calcext:value-type="float">
            <text:p>6,67E-001</text:p>
          </table:table-cell>
          <table:table-cell table:style-name="ce12" office:value-type="float" office:value="0.01258182" calcext:value-type="float">
            <text:p>1,26E-002</text:p>
          </table:table-cell>
          <table:table-cell table:style-name="ce12" office:value-type="float" office:value="0.8670464" calcext:value-type="float">
            <text:p>8,67E-001</text:p>
          </table:table-cell>
          <table:table-cell table:style-name="ce12" office:value-type="float" office:value="709.5813" calcext:value-type="float">
            <text:p>7,10E+002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949414" calcext:value-type="float">
            <text:p>7,95E-001</text:p>
          </table:table-cell>
          <table:table-cell table:style-name="ce12" office:value-type="float" office:value="2" calcext:value-type="float">
            <text:p>2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-21316479091_config.csv</text:p>
          </table:table-cell>
          <table:table-cell table:style-name="ce12" office:value-type="float" office:value="69300.53" calcext:value-type="float">
            <text:p>6,93E+004</text:p>
          </table:table-cell>
          <table:table-cell table:style-name="ce12" office:value-type="float" office:value="6.868343" calcext:value-type="float">
            <text:p>6,87E+000</text:p>
          </table:table-cell>
          <table:table-cell table:style-name="ce12" office:value-type="float" office:value="0.597504" calcext:value-type="float">
            <text:p>5,98E-001</text:p>
          </table:table-cell>
          <table:table-cell table:style-name="ce12" office:value-type="float" office:value="0.01237933" calcext:value-type="float">
            <text:p>1,24E-002</text:p>
          </table:table-cell>
          <table:table-cell table:style-name="ce12" office:value-type="float" office:value="0.8070473" calcext:value-type="float">
            <text:p>8,07E-001</text:p>
          </table:table-cell>
          <table:table-cell table:style-name="ce12" office:value-type="float" office:value="1154.009" calcext:value-type="float">
            <text:p>1,15E+003</text:p>
          </table:table-cell>
          <table:table-cell table:style-name="ce12" office:value-type="float" office:value="3" calcext:value-type="float">
            <text:p>3,00E+000</text:p>
          </table:table-cell>
          <table:table-cell table:style-name="ce12" office:value-type="float" office:value="0.7957603" calcext:value-type="float">
            <text:p>7,96E-001</text:p>
          </table:table-cell>
          <table:table-cell table:style-name="ce12" office:value-type="float" office:value="1" calcext:value-type="float">
            <text:p>1,00E+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-10644204881_config.csv</text:p>
          </table:table-cell>
          <table:table-cell table:style-name="ce13" office:value-type="float" office:value="36418.44" calcext:value-type="float">
            <text:p>3,64E+004</text:p>
          </table:table-cell>
          <table:table-cell table:style-name="ce13" office:value-type="float" office:value="9.197332" calcext:value-type="float">
            <text:p>9,20E+000</text:p>
          </table:table-cell>
          <table:table-cell table:style-name="ce13" office:value-type="float" office:value="0.8004322" calcext:value-type="float">
            <text:p>8,00E-001</text:p>
          </table:table-cell>
          <table:table-cell table:style-name="ce13" office:value-type="float" office:value="0.009724946" calcext:value-type="float">
            <text:p>9,72E-003</text:p>
          </table:table-cell>
          <table:table-cell table:style-name="ce13" office:value-type="float" office:value="0.637537" calcext:value-type="float">
            <text:p>6,38E-001</text:p>
          </table:table-cell>
          <table:table-cell table:style-name="ce13" office:value-type="float" office:value="605.9752" calcext:value-type="float">
            <text:p>6,06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013378" calcext:value-type="float">
            <text:p>8,01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7" office:value-type="string" calcext:value-type="string">
            <text:p>1580825821_config.csv</text:p>
          </table:table-cell>
          <table:table-cell table:style-name="ce13" office:value-type="float" office:value="34065.27" calcext:value-type="float">
            <text:p>3,41E+004</text:p>
          </table:table-cell>
          <table:table-cell table:style-name="ce13" office:value-type="float" office:value="9.144592" calcext:value-type="float">
            <text:p>9,14E+000</text:p>
          </table:table-cell>
          <table:table-cell table:style-name="ce13" office:value-type="float" office:value="0.7958638" calcext:value-type="float">
            <text:p>7,96E-001</text:p>
          </table:table-cell>
          <table:table-cell table:style-name="ce13" office:value-type="float" office:value="0.01890716" calcext:value-type="float">
            <text:p>1,89E-002</text:p>
          </table:table-cell>
          <table:table-cell table:style-name="ce13" office:value-type="float" office:value="0.6253363" calcext:value-type="float">
            <text:p>6,25E-001</text:p>
          </table:table-cell>
          <table:table-cell table:style-name="ce13" office:value-type="float" office:value="566.7559" calcext:value-type="float">
            <text:p>5,6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025709" calcext:value-type="float">
            <text:p>8,03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-7352617343_config.csv</text:p>
          </table:table-cell>
          <table:table-cell table:style-name="ce13" office:value-type="float" office:value="41422.56" calcext:value-type="float">
            <text:p>4,14E+004</text:p>
          </table:table-cell>
          <table:table-cell table:style-name="ce13" office:value-type="float" office:value="6.094182" calcext:value-type="float">
            <text:p>6,09E+000</text:p>
          </table:table-cell>
          <table:table-cell table:style-name="ce13" office:value-type="float" office:value="0.6435216" calcext:value-type="float">
            <text:p>6,44E-001</text:p>
          </table:table-cell>
          <table:table-cell table:style-name="ce13" office:value-type="float" office:value="0.02765829" calcext:value-type="float">
            <text:p>2,77E-002</text:p>
          </table:table-cell>
          <table:table-cell table:style-name="ce13" office:value-type="float" office:value="0.7994201" calcext:value-type="float">
            <text:p>7,99E-001</text:p>
          </table:table-cell>
          <table:table-cell table:style-name="ce13" office:value-type="float" office:value="689.3767" calcext:value-type="float">
            <text:p>6,89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038803" calcext:value-type="float">
            <text:p>8,04E-001</text:p>
          </table:table-cell>
          <table:table-cell table:style-name="ce13" office:value-type="float" office:value="2" calcext:value-type="float">
            <text:p>2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-15972100301_config.csv</text:p>
          </table:table-cell>
          <table:table-cell table:style-name="ce13" office:value-type="float" office:value="44385.21" calcext:value-type="float">
            <text:p>4,44E+004</text:p>
          </table:table-cell>
          <table:table-cell table:style-name="ce13" office:value-type="float" office:value="6.812382" calcext:value-type="float">
            <text:p>6,81E+000</text:p>
          </table:table-cell>
          <table:table-cell table:style-name="ce13" office:value-type="float" office:value="0.6720115" calcext:value-type="float">
            <text:p>6,72E-001</text:p>
          </table:table-cell>
          <table:table-cell table:style-name="ce13" office:value-type="float" office:value="0.02019612" calcext:value-type="float">
            <text:p>2,02E-002</text:p>
          </table:table-cell>
          <table:table-cell table:style-name="ce13" office:value-type="float" office:value="0.7357902" calcext:value-type="float">
            <text:p>7,36E-001</text:p>
          </table:table-cell>
          <table:table-cell table:style-name="ce13" office:value-type="float" office:value="738.7543" calcext:value-type="float">
            <text:p>7,39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040363" calcext:value-type="float">
            <text:p>8,04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office:value-type="string" calcext:value-type="string">
            <text:p>-21083256512_config.csv</text:p>
          </table:table-cell>
          <table:table-cell table:style-name="ce13" office:value-type="float" office:value="66351.71" calcext:value-type="float">
            <text:p>6,64E+004</text:p>
          </table:table-cell>
          <table:table-cell table:style-name="ce13" office:value-type="float" office:value="6.085926" calcext:value-type="float">
            <text:p>6,09E+000</text:p>
          </table:table-cell>
          <table:table-cell table:style-name="ce13" office:value-type="float" office:value="0.6148531" calcext:value-type="float">
            <text:p>6,15E-001</text:p>
          </table:table-cell>
          <table:table-cell table:style-name="ce13" office:value-type="float" office:value="0.01053951" calcext:value-type="float">
            <text:p>1,05E-002</text:p>
          </table:table-cell>
          <table:table-cell table:style-name="ce13" office:value-type="float" office:value="0.8563518" calcext:value-type="float">
            <text:p>8,56E-001</text:p>
          </table:table-cell>
          <table:table-cell table:style-name="ce13" office:value-type="float" office:value="1104.862" calcext:value-type="float">
            <text:p>1,10E+003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043102" calcext:value-type="float">
            <text:p>8,04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7" office:value-type="string" calcext:value-type="string">
            <text:p>14440052101_config.csv</text:p>
          </table:table-cell>
          <table:table-cell table:style-name="ce13" office:value-type="float" office:value="37615.89" calcext:value-type="float">
            <text:p>3,76E+004</text:p>
          </table:table-cell>
          <table:table-cell table:style-name="ce13" office:value-type="float" office:value="9.863211" calcext:value-type="float">
            <text:p>9,86E+000</text:p>
          </table:table-cell>
          <table:table-cell table:style-name="ce13" office:value-type="float" office:value="0.7844553" calcext:value-type="float">
            <text:p>7,84E-001</text:p>
          </table:table-cell>
          <table:table-cell table:style-name="ce13" office:value-type="float" office:value="0.02160366" calcext:value-type="float">
            <text:p>2,16E-002</text:p>
          </table:table-cell>
          <table:table-cell table:style-name="ce13" office:value-type="float" office:value="0.6115107" calcext:value-type="float">
            <text:p>6,12E-001</text:p>
          </table:table-cell>
          <table:table-cell table:style-name="ce13" office:value-type="float" office:value="625.9327" calcext:value-type="float">
            <text:p>6,26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043104" calcext:value-type="float">
            <text:p>8,04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-1646180873_config.csv</text:p>
          </table:table-cell>
          <table:table-cell table:style-name="ce13" office:value-type="float" office:value="57961.66" calcext:value-type="float">
            <text:p>5,80E+004</text:p>
          </table:table-cell>
          <table:table-cell table:style-name="ce13" office:value-type="float" office:value="8.167526" calcext:value-type="float">
            <text:p>8,17E+000</text:p>
          </table:table-cell>
          <table:table-cell table:style-name="ce13" office:value-type="float" office:value="0.6876558" calcext:value-type="float">
            <text:p>6,88E-001</text:p>
          </table:table-cell>
          <table:table-cell table:style-name="ce13" office:value-type="float" office:value="0.01139758" calcext:value-type="float">
            <text:p>1,14E-002</text:p>
          </table:table-cell>
          <table:table-cell table:style-name="ce13" office:value-type="float" office:value="0.6613624" calcext:value-type="float">
            <text:p>6,61E-001</text:p>
          </table:table-cell>
          <table:table-cell table:style-name="ce13" office:value-type="float" office:value="965.0284" calcext:value-type="float">
            <text:p>9,65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067556" calcext:value-type="float">
            <text:p>8,07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office:value-type="string" calcext:value-type="string">
            <text:p>-6416468631_config.csv</text:p>
          </table:table-cell>
          <table:table-cell table:style-name="ce13" office:value-type="float" office:value="60004.43" calcext:value-type="float">
            <text:p>6,00E+004</text:p>
          </table:table-cell>
          <table:table-cell table:style-name="ce13" office:value-type="float" office:value="6.021454" calcext:value-type="float">
            <text:p>6,02E+000</text:p>
          </table:table-cell>
          <table:table-cell table:style-name="ce13" office:value-type="float" office:value="0.585811" calcext:value-type="float">
            <text:p>5,86E-001</text:p>
          </table:table-cell>
          <table:table-cell table:style-name="ce13" office:value-type="float" office:value="0.01261726" calcext:value-type="float">
            <text:p>1,26E-002</text:p>
          </table:table-cell>
          <table:table-cell table:style-name="ce13" office:value-type="float" office:value="0.8829929" calcext:value-type="float">
            <text:p>8,83E-001</text:p>
          </table:table-cell>
          <table:table-cell table:style-name="ce13" office:value-type="float" office:value="999.0743" calcext:value-type="float">
            <text:p>9,99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107963" calcext:value-type="float">
            <text:p>8,11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7" office:value-type="string" calcext:value-type="string">
            <text:p>884108911_config.csv</text:p>
          </table:table-cell>
          <table:table-cell table:style-name="ce13" office:value-type="float" office:value="49773.84" calcext:value-type="float">
            <text:p>4,98E+004</text:p>
          </table:table-cell>
          <table:table-cell table:style-name="ce13" office:value-type="float" office:value="5.979742" calcext:value-type="float">
            <text:p>5,98E+000</text:p>
          </table:table-cell>
          <table:table-cell table:style-name="ce13" office:value-type="float" office:value="0.6318408" calcext:value-type="float">
            <text:p>6,32E-001</text:p>
          </table:table-cell>
          <table:table-cell table:style-name="ce13" office:value-type="float" office:value="0.01743082" calcext:value-type="float">
            <text:p>1,74E-002</text:p>
          </table:table-cell>
          <table:table-cell table:style-name="ce13" office:value-type="float" office:value="0.8256053" calcext:value-type="float">
            <text:p>8,26E-001</text:p>
          </table:table-cell>
          <table:table-cell table:style-name="ce13" office:value-type="float" office:value="828.5646" calcext:value-type="float">
            <text:p>8,29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15373" calcext:value-type="float">
            <text:p>8,15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7" office:value-type="string" calcext:value-type="string">
            <text:p>16528562122_config.csv</text:p>
          </table:table-cell>
          <table:table-cell table:style-name="ce13" office:value-type="float" office:value="38320.01" calcext:value-type="float">
            <text:p>3,83E+004</text:p>
          </table:table-cell>
          <table:table-cell table:style-name="ce13" office:value-type="float" office:value="3.332019" calcext:value-type="float">
            <text:p>3,33E+000</text:p>
          </table:table-cell>
          <table:table-cell table:style-name="ce13" office:value-type="float" office:value="0.5488297" calcext:value-type="float">
            <text:p>5,49E-001</text:p>
          </table:table-cell>
          <table:table-cell table:style-name="ce13" office:value-type="float" office:value="0.01589158" calcext:value-type="float">
            <text:p>1,59E-002</text:p>
          </table:table-cell>
          <table:table-cell table:style-name="ce13" office:value-type="float" office:value="1.164531" calcext:value-type="float">
            <text:p>1,16E+000</text:p>
          </table:table-cell>
          <table:table-cell table:style-name="ce13" office:value-type="float" office:value="637.6674" calcext:value-type="float">
            <text:p>6,3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16219" calcext:value-type="float">
            <text:p>8,16E-001</text:p>
          </table:table-cell>
          <table:table-cell table:style-name="ce13" office:value-type="float" office:value="3" calcext:value-type="float">
            <text:p>3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7" office:value-type="string" calcext:value-type="string">
            <text:p>20697911971_config.csv</text:p>
          </table:table-cell>
          <table:table-cell table:style-name="ce13" office:value-type="float" office:value="27261.12" calcext:value-type="float">
            <text:p>2,73E+004</text:p>
          </table:table-cell>
          <table:table-cell table:style-name="ce13" office:value-type="float" office:value="6.918752" calcext:value-type="float">
            <text:p>6,92E+000</text:p>
          </table:table-cell>
          <table:table-cell table:style-name="ce13" office:value-type="float" office:value="0.7678388" calcext:value-type="float">
            <text:p>7,68E-001</text:p>
          </table:table-cell>
          <table:table-cell table:style-name="ce13" office:value-type="float" office:value="0.02212526" calcext:value-type="float">
            <text:p>2,21E-002</text:p>
          </table:table-cell>
          <table:table-cell table:style-name="ce13" office:value-type="float" office:value="0.6939858" calcext:value-type="float">
            <text:p>6,94E-001</text:p>
          </table:table-cell>
          <table:table-cell table:style-name="ce13" office:value-type="float" office:value="453.3534" calcext:value-type="float">
            <text:p>4,53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170062" calcext:value-type="float">
            <text:p>8,17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office:value-type="string" calcext:value-type="string">
            <text:p>-294269353_config.csv</text:p>
          </table:table-cell>
          <table:table-cell table:style-name="ce13" office:value-type="float" office:value="46060.11" calcext:value-type="float">
            <text:p>4,61E+004</text:p>
          </table:table-cell>
          <table:table-cell table:style-name="ce13" office:value-type="float" office:value="6.587722" calcext:value-type="float">
            <text:p>6,59E+000</text:p>
          </table:table-cell>
          <table:table-cell table:style-name="ce13" office:value-type="float" office:value="0.6494136" calcext:value-type="float">
            <text:p>6,49E-001</text:p>
          </table:table-cell>
          <table:table-cell table:style-name="ce13" office:value-type="float" office:value="0.01184774" calcext:value-type="float">
            <text:p>1,18E-002</text:p>
          </table:table-cell>
          <table:table-cell table:style-name="ce13" office:value-type="float" office:value="0.760501" calcext:value-type="float">
            <text:p>7,61E-001</text:p>
          </table:table-cell>
          <table:table-cell table:style-name="ce13" office:value-type="float" office:value="766.6693" calcext:value-type="float">
            <text:p>7,6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171605" calcext:value-type="float">
            <text:p>8,17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office:value-type="string" calcext:value-type="string">
            <text:p>10503329411_config.csv</text:p>
          </table:table-cell>
          <table:table-cell table:style-name="ce13" office:value-type="float" office:value="43238.55" calcext:value-type="float">
            <text:p>4,32E+004</text:p>
          </table:table-cell>
          <table:table-cell table:style-name="ce13" office:value-type="float" office:value="6.921201" calcext:value-type="float">
            <text:p>6,92E+000</text:p>
          </table:table-cell>
          <table:table-cell table:style-name="ce13" office:value-type="float" office:value="0.7774661" calcext:value-type="float">
            <text:p>7,77E-001</text:p>
          </table:table-cell>
          <table:table-cell table:style-name="ce13" office:value-type="float" office:value="0.01428043" calcext:value-type="float">
            <text:p>1,43E-002</text:p>
          </table:table-cell>
          <table:table-cell table:style-name="ce13" office:value-type="float" office:value="0.7016669" calcext:value-type="float">
            <text:p>7,02E-001</text:p>
          </table:table-cell>
          <table:table-cell table:style-name="ce13" office:value-type="float" office:value="719.6433" calcext:value-type="float">
            <text:p>7,20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189587" calcext:value-type="float">
            <text:p>8,19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office:value-type="string" calcext:value-type="string">
            <text:p>10248655693_config.csv</text:p>
          </table:table-cell>
          <table:table-cell table:style-name="ce13" office:value-type="float" office:value="35877.41" calcext:value-type="float">
            <text:p>3,59E+004</text:p>
          </table:table-cell>
          <table:table-cell table:style-name="ce13" office:value-type="float" office:value="9.266664" calcext:value-type="float">
            <text:p>9,27E+000</text:p>
          </table:table-cell>
          <table:table-cell table:style-name="ce13" office:value-type="float" office:value="0.8257508" calcext:value-type="float">
            <text:p>8,26E-001</text:p>
          </table:table-cell>
          <table:table-cell table:style-name="ce13" office:value-type="float" office:value="0.008866154" calcext:value-type="float">
            <text:p>8,87E-003</text:p>
          </table:table-cell>
          <table:table-cell table:style-name="ce13" office:value-type="float" office:value="0.6225284" calcext:value-type="float">
            <text:p>6,23E-001</text:p>
          </table:table-cell>
          <table:table-cell table:style-name="ce13" office:value-type="float" office:value="596.9583" calcext:value-type="float">
            <text:p>5,9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234788" calcext:value-type="float">
            <text:p>8,23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7" office:value-type="string" calcext:value-type="string">
            <text:p>18174676073_config.csv</text:p>
          </table:table-cell>
          <table:table-cell table:style-name="ce13" office:value-type="float" office:value="64798.34" calcext:value-type="float">
            <text:p>6,48E+004</text:p>
          </table:table-cell>
          <table:table-cell table:style-name="ce13" office:value-type="float" office:value="8.433686" calcext:value-type="float">
            <text:p>8,43E+000</text:p>
          </table:table-cell>
          <table:table-cell table:style-name="ce13" office:value-type="float" office:value="0.7033145" calcext:value-type="float">
            <text:p>7,03E-001</text:p>
          </table:table-cell>
          <table:table-cell table:style-name="ce13" office:value-type="float" office:value="0.006965723" calcext:value-type="float">
            <text:p>6,97E-003</text:p>
          </table:table-cell>
          <table:table-cell table:style-name="ce13" office:value-type="float" office:value="0.6341204" calcext:value-type="float">
            <text:p>6,34E-001</text:p>
          </table:table-cell>
          <table:table-cell table:style-name="ce13" office:value-type="float" office:value="1078.973" calcext:value-type="float">
            <text:p>1,08E+003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245738" calcext:value-type="float">
            <text:p>8,25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-14141373302_config.csv</text:p>
          </table:table-cell>
          <table:table-cell table:style-name="ce13" office:value-type="float" office:value="28115.55" calcext:value-type="float">
            <text:p>2,81E+004</text:p>
          </table:table-cell>
          <table:table-cell table:style-name="ce13" office:value-type="float" office:value="9.742847" calcext:value-type="float">
            <text:p>9,74E+000</text:p>
          </table:table-cell>
          <table:table-cell table:style-name="ce13" office:value-type="float" office:value="0.853856" calcext:value-type="float">
            <text:p>8,54E-001</text:p>
          </table:table-cell>
          <table:table-cell table:style-name="ce13" office:value-type="float" office:value="0.02138984" calcext:value-type="float">
            <text:p>2,14E-002</text:p>
          </table:table-cell>
          <table:table-cell table:style-name="ce13" office:value-type="float" office:value="0.6152538" calcext:value-type="float">
            <text:p>6,15E-001</text:p>
          </table:table-cell>
          <table:table-cell table:style-name="ce13" office:value-type="float" office:value="467.5943" calcext:value-type="float">
            <text:p>4,6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249046" calcext:value-type="float">
            <text:p>8,25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7" office:value-type="string" calcext:value-type="string">
            <text:p>11708260872_config.csv</text:p>
          </table:table-cell>
          <table:table-cell table:style-name="ce13" office:value-type="float" office:value="45233.4" calcext:value-type="float">
            <text:p>4,52E+004</text:p>
          </table:table-cell>
          <table:table-cell table:style-name="ce13" office:value-type="float" office:value="7.653826" calcext:value-type="float">
            <text:p>7,65E+000</text:p>
          </table:table-cell>
          <table:table-cell table:style-name="ce13" office:value-type="float" office:value="0.7111299" calcext:value-type="float">
            <text:p>7,11E-001</text:p>
          </table:table-cell>
          <table:table-cell table:style-name="ce13" office:value-type="float" office:value="0.01688322" calcext:value-type="float">
            <text:p>1,69E-002</text:p>
          </table:table-cell>
          <table:table-cell table:style-name="ce13" office:value-type="float" office:value="0.6503334" calcext:value-type="float">
            <text:p>6,50E-001</text:p>
          </table:table-cell>
          <table:table-cell table:style-name="ce13" office:value-type="float" office:value="752.8908" calcext:value-type="float">
            <text:p>7,53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255119" calcext:value-type="float">
            <text:p>8,26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-10193601991_config.csv</text:p>
          </table:table-cell>
          <table:table-cell table:style-name="ce13" office:value-type="float" office:value="48485.02" calcext:value-type="float">
            <text:p>4,85E+004</text:p>
          </table:table-cell>
          <table:table-cell table:style-name="ce13" office:value-type="float" office:value="5.273736" calcext:value-type="float">
            <text:p>5,27E+000</text:p>
          </table:table-cell>
          <table:table-cell table:style-name="ce13" office:value-type="float" office:value="0.6013735" calcext:value-type="float">
            <text:p>6,01E-001</text:p>
          </table:table-cell>
          <table:table-cell table:style-name="ce13" office:value-type="float" office:value="0.01497441" calcext:value-type="float">
            <text:p>1,50E-002</text:p>
          </table:table-cell>
          <table:table-cell table:style-name="ce13" office:value-type="float" office:value="0.9223644" calcext:value-type="float">
            <text:p>9,22E-001</text:p>
          </table:table-cell>
          <table:table-cell table:style-name="ce13" office:value-type="float" office:value="807.0841" calcext:value-type="float">
            <text:p>8,0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263247" calcext:value-type="float">
            <text:p>8,26E-001</text:p>
          </table:table-cell>
          <table:table-cell table:style-name="ce13" office:value-type="float" office:value="2" calcext:value-type="float">
            <text:p>2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-10193601991_config.csv</text:p>
          </table:table-cell>
          <table:table-cell table:style-name="ce13" office:value-type="float" office:value="48485.02" calcext:value-type="float">
            <text:p>4,85E+004</text:p>
          </table:table-cell>
          <table:table-cell table:style-name="ce13" office:value-type="float" office:value="5.273736" calcext:value-type="float">
            <text:p>5,27E+000</text:p>
          </table:table-cell>
          <table:table-cell table:style-name="ce13" office:value-type="float" office:value="0.6013735" calcext:value-type="float">
            <text:p>6,01E-001</text:p>
          </table:table-cell>
          <table:table-cell table:style-name="ce13" office:value-type="float" office:value="0.01497441" calcext:value-type="float">
            <text:p>1,50E-002</text:p>
          </table:table-cell>
          <table:table-cell table:style-name="ce13" office:value-type="float" office:value="0.9223644" calcext:value-type="float">
            <text:p>9,22E-001</text:p>
          </table:table-cell>
          <table:table-cell table:style-name="ce13" office:value-type="float" office:value="807.0841" calcext:value-type="float">
            <text:p>8,0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263247" calcext:value-type="float">
            <text:p>8,26E-001</text:p>
          </table:table-cell>
          <table:table-cell table:style-name="ce13" office:value-type="float" office:value="2" calcext:value-type="float">
            <text:p>2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-10193601992_config.csv</text:p>
          </table:table-cell>
          <table:table-cell table:style-name="ce13" office:value-type="float" office:value="47365.48" calcext:value-type="float">
            <text:p>4,74E+004</text:p>
          </table:table-cell>
          <table:table-cell table:style-name="ce13" office:value-type="float" office:value="6.54216" calcext:value-type="float">
            <text:p>6,54E+000</text:p>
          </table:table-cell>
          <table:table-cell table:style-name="ce13" office:value-type="float" office:value="0.6388786" calcext:value-type="float">
            <text:p>6,39E-001</text:p>
          </table:table-cell>
          <table:table-cell table:style-name="ce13" office:value-type="float" office:value="0.01959855" calcext:value-type="float">
            <text:p>1,96E-002</text:p>
          </table:table-cell>
          <table:table-cell table:style-name="ce13" office:value-type="float" office:value="0.748791" calcext:value-type="float">
            <text:p>7,49E-001</text:p>
          </table:table-cell>
          <table:table-cell table:style-name="ce13" office:value-type="float" office:value="788.4253" calcext:value-type="float">
            <text:p>7,8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266764" calcext:value-type="float">
            <text:p>8,27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-10193601992_config.csv</text:p>
          </table:table-cell>
          <table:table-cell table:style-name="ce13" office:value-type="float" office:value="47365.48" calcext:value-type="float">
            <text:p>4,74E+004</text:p>
          </table:table-cell>
          <table:table-cell table:style-name="ce13" office:value-type="float" office:value="6.54216" calcext:value-type="float">
            <text:p>6,54E+000</text:p>
          </table:table-cell>
          <table:table-cell table:style-name="ce13" office:value-type="float" office:value="0.6388786" calcext:value-type="float">
            <text:p>6,39E-001</text:p>
          </table:table-cell>
          <table:table-cell table:style-name="ce13" office:value-type="float" office:value="0.01959855" calcext:value-type="float">
            <text:p>1,96E-002</text:p>
          </table:table-cell>
          <table:table-cell table:style-name="ce13" office:value-type="float" office:value="0.748791" calcext:value-type="float">
            <text:p>7,49E-001</text:p>
          </table:table-cell>
          <table:table-cell table:style-name="ce13" office:value-type="float" office:value="788.4253" calcext:value-type="float">
            <text:p>7,8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266764" calcext:value-type="float">
            <text:p>8,27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7" office:value-type="string" calcext:value-type="string">
            <text:p>1717528912_config.csv</text:p>
          </table:table-cell>
          <table:table-cell table:style-name="ce13" office:value-type="float" office:value="45248.58" calcext:value-type="float">
            <text:p>4,52E+004</text:p>
          </table:table-cell>
          <table:table-cell table:style-name="ce13" office:value-type="float" office:value="7.647278" calcext:value-type="float">
            <text:p>7,65E+000</text:p>
          </table:table-cell>
          <table:table-cell table:style-name="ce13" office:value-type="float" office:value="0.748208" calcext:value-type="float">
            <text:p>7,48E-001</text:p>
          </table:table-cell>
          <table:table-cell table:style-name="ce13" office:value-type="float" office:value="0.006840266" calcext:value-type="float">
            <text:p>6,84E-003</text:p>
          </table:table-cell>
          <table:table-cell table:style-name="ce13" office:value-type="float" office:value="0.6553159" calcext:value-type="float">
            <text:p>6,55E-001</text:p>
          </table:table-cell>
          <table:table-cell table:style-name="ce13" office:value-type="float" office:value="753.1439" calcext:value-type="float">
            <text:p>7,53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292318" calcext:value-type="float">
            <text:p>8,29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7" office:value-type="string" calcext:value-type="string">
            <text:p>7356620372_config.csv</text:p>
          </table:table-cell>
          <table:table-cell table:style-name="ce13" office:value-type="float" office:value="36216.09" calcext:value-type="float">
            <text:p>3,62E+004</text:p>
          </table:table-cell>
          <table:table-cell table:style-name="ce13" office:value-type="float" office:value="8.698809" calcext:value-type="float">
            <text:p>8,70E+000</text:p>
          </table:table-cell>
          <table:table-cell table:style-name="ce13" office:value-type="float" office:value="0.7926442" calcext:value-type="float">
            <text:p>7,93E-001</text:p>
          </table:table-cell>
          <table:table-cell table:style-name="ce13" office:value-type="float" office:value="0.01731854" calcext:value-type="float">
            <text:p>1,73E-002</text:p>
          </table:table-cell>
          <table:table-cell table:style-name="ce13" office:value-type="float" office:value="0.6054037" calcext:value-type="float">
            <text:p>6,05E-001</text:p>
          </table:table-cell>
          <table:table-cell table:style-name="ce13" office:value-type="float" office:value="602.6027" calcext:value-type="float">
            <text:p>6,03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317535" calcext:value-type="float">
            <text:p>8,32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7" office:value-type="string" calcext:value-type="string">
            <text:p>5546962351_config.csv</text:p>
          </table:table-cell>
          <table:table-cell table:style-name="ce13" office:value-type="float" office:value="18166.41" calcext:value-type="float">
            <text:p>1,82E+004</text:p>
          </table:table-cell>
          <table:table-cell table:style-name="ce13" office:value-type="float" office:value="10.29263" calcext:value-type="float">
            <text:p>1,03E+001</text:p>
          </table:table-cell>
          <table:table-cell table:style-name="ce13" office:value-type="float" office:value="0.9102887" calcext:value-type="float">
            <text:p>9,10E-001</text:p>
          </table:table-cell>
          <table:table-cell table:style-name="ce13" office:value-type="float" office:value="0.01242826" calcext:value-type="float">
            <text:p>1,24E-002</text:p>
          </table:table-cell>
          <table:table-cell table:style-name="ce13" office:value-type="float" office:value="0.6555854" calcext:value-type="float">
            <text:p>6,56E-001</text:p>
          </table:table-cell>
          <table:table-cell table:style-name="ce13" office:value-type="float" office:value="301.7764" calcext:value-type="float">
            <text:p>3,02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327976" calcext:value-type="float">
            <text:p>8,33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7" office:value-type="string" calcext:value-type="string">
            <text:p>14523208601_config.csv</text:p>
          </table:table-cell>
          <table:table-cell table:style-name="ce13" office:value-type="float" office:value="42107.4" calcext:value-type="float">
            <text:p>4,21E+004</text:p>
          </table:table-cell>
          <table:table-cell table:style-name="ce13" office:value-type="float" office:value="9.685707" calcext:value-type="float">
            <text:p>9,69E+000</text:p>
          </table:table-cell>
          <table:table-cell table:style-name="ce13" office:value-type="float" office:value="0.7235652" calcext:value-type="float">
            <text:p>7,24E-001</text:p>
          </table:table-cell>
          <table:table-cell table:style-name="ce13" office:value-type="float" office:value="0.01203053" calcext:value-type="float">
            <text:p>1,20E-002</text:p>
          </table:table-cell>
          <table:table-cell table:style-name="ce13" office:value-type="float" office:value="0.5908869" calcext:value-type="float">
            <text:p>5,91E-001</text:p>
          </table:table-cell>
          <table:table-cell table:style-name="ce13" office:value-type="float" office:value="700.7912" calcext:value-type="float">
            <text:p>7,01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336934" calcext:value-type="float">
            <text:p>8,34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office:value-type="string" calcext:value-type="string">
            <text:p>-4799083741_config.csv</text:p>
          </table:table-cell>
          <table:table-cell table:style-name="ce13" office:value-type="float" office:value="49722.88" calcext:value-type="float">
            <text:p>4,97E+004</text:p>
          </table:table-cell>
          <table:table-cell table:style-name="ce13" office:value-type="float" office:value="6.939892" calcext:value-type="float">
            <text:p>6,94E+000</text:p>
          </table:table-cell>
          <table:table-cell table:style-name="ce13" office:value-type="float" office:value="0.5966631" calcext:value-type="float">
            <text:p>5,97E-001</text:p>
          </table:table-cell>
          <table:table-cell table:style-name="ce13" office:value-type="float" office:value="0.009275543" calcext:value-type="float">
            <text:p>9,28E-003</text:p>
          </table:table-cell>
          <table:table-cell table:style-name="ce13" office:value-type="float" office:value="0.7565812" calcext:value-type="float">
            <text:p>7,57E-001</text:p>
          </table:table-cell>
          <table:table-cell table:style-name="ce13" office:value-type="float" office:value="827.7154" calcext:value-type="float">
            <text:p>8,2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341554" calcext:value-type="float">
            <text:p>8,34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7" office:value-type="string" calcext:value-type="string">
            <text:p>6146548561_config.csv</text:p>
          </table:table-cell>
          <table:table-cell table:style-name="ce13" office:value-type="float" office:value="47084.48" calcext:value-type="float">
            <text:p>4,71E+004</text:p>
          </table:table-cell>
          <table:table-cell table:style-name="ce13" office:value-type="float" office:value="5.266805" calcext:value-type="float">
            <text:p>5,27E+000</text:p>
          </table:table-cell>
          <table:table-cell table:style-name="ce13" office:value-type="float" office:value="0.624544" calcext:value-type="float">
            <text:p>6,25E-001</text:p>
          </table:table-cell>
          <table:table-cell table:style-name="ce13" office:value-type="float" office:value="0.01615039" calcext:value-type="float">
            <text:p>1,62E-002</text:p>
          </table:table-cell>
          <table:table-cell table:style-name="ce13" office:value-type="float" office:value="0.8685404" calcext:value-type="float">
            <text:p>8,69E-001</text:p>
          </table:table-cell>
          <table:table-cell table:style-name="ce13" office:value-type="float" office:value="783.742" calcext:value-type="float">
            <text:p>7,84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355129" calcext:value-type="float">
            <text:p>8,36E-001</text:p>
          </table:table-cell>
          <table:table-cell table:style-name="ce13" office:value-type="float" office:value="2" calcext:value-type="float">
            <text:p>2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7" office:value-type="string" calcext:value-type="string">
            <text:p>16435732702_config.csv</text:p>
          </table:table-cell>
          <table:table-cell table:style-name="ce13" office:value-type="float" office:value="52379.13" calcext:value-type="float">
            <text:p>5,24E+004</text:p>
          </table:table-cell>
          <table:table-cell table:style-name="ce13" office:value-type="float" office:value="6.776273" calcext:value-type="float">
            <text:p>6,78E+000</text:p>
          </table:table-cell>
          <table:table-cell table:style-name="ce13" office:value-type="float" office:value="0.6761688" calcext:value-type="float">
            <text:p>6,76E-001</text:p>
          </table:table-cell>
          <table:table-cell table:style-name="ce13" office:value-type="float" office:value="0.01587322" calcext:value-type="float">
            <text:p>1,59E-002</text:p>
          </table:table-cell>
          <table:table-cell table:style-name="ce13" office:value-type="float" office:value="0.7037065" calcext:value-type="float">
            <text:p>7,04E-001</text:p>
          </table:table-cell>
          <table:table-cell table:style-name="ce13" office:value-type="float" office:value="871.9862" calcext:value-type="float">
            <text:p>8,72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355395" calcext:value-type="float">
            <text:p>8,36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7" office:value-type="string" calcext:value-type="string">
            <text:p>20032482691_config.csv</text:p>
          </table:table-cell>
          <table:table-cell table:style-name="ce13" office:value-type="float" office:value="60009.24" calcext:value-type="float">
            <text:p>6,00E+004</text:p>
          </table:table-cell>
          <table:table-cell table:style-name="ce13" office:value-type="float" office:value="7.98716" calcext:value-type="float">
            <text:p>7,99E+000</text:p>
          </table:table-cell>
          <table:table-cell table:style-name="ce13" office:value-type="float" office:value="0.633024" calcext:value-type="float">
            <text:p>6,33E-001</text:p>
          </table:table-cell>
          <table:table-cell table:style-name="ce13" office:value-type="float" office:value="0.01323663" calcext:value-type="float">
            <text:p>1,32E-002</text:p>
          </table:table-cell>
          <table:table-cell table:style-name="ce13" office:value-type="float" office:value="0.6492448" calcext:value-type="float">
            <text:p>6,49E-001</text:p>
          </table:table-cell>
          <table:table-cell table:style-name="ce13" office:value-type="float" office:value="999.1546" calcext:value-type="float">
            <text:p>9,99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458491" calcext:value-type="float">
            <text:p>8,46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7" office:value-type="string" calcext:value-type="string">
            <text:p>17340771471_config.csv</text:p>
          </table:table-cell>
          <table:table-cell table:style-name="ce13" office:value-type="float" office:value="50677.05" calcext:value-type="float">
            <text:p>5,07E+004</text:p>
          </table:table-cell>
          <table:table-cell table:style-name="ce13" office:value-type="float" office:value="7.614927" calcext:value-type="float">
            <text:p>7,61E+000</text:p>
          </table:table-cell>
          <table:table-cell table:style-name="ce13" office:value-type="float" office:value="0.6671374" calcext:value-type="float">
            <text:p>6,67E-001</text:p>
          </table:table-cell>
          <table:table-cell table:style-name="ce13" office:value-type="float" office:value="0.01028885" calcext:value-type="float">
            <text:p>1,03E-002</text:p>
          </table:table-cell>
          <table:table-cell table:style-name="ce13" office:value-type="float" office:value="0.6513671" calcext:value-type="float">
            <text:p>6,51E-001</text:p>
          </table:table-cell>
          <table:table-cell table:style-name="ce13" office:value-type="float" office:value="843.6182" calcext:value-type="float">
            <text:p>8,44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463004" calcext:value-type="float">
            <text:p>8,46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-10325968621_config.csv</text:p>
          </table:table-cell>
          <table:table-cell table:style-name="ce13" office:value-type="float" office:value="27074.16" calcext:value-type="float">
            <text:p>2,71E+004</text:p>
          </table:table-cell>
          <table:table-cell table:style-name="ce13" office:value-type="float" office:value="9.322167" calcext:value-type="float">
            <text:p>9,32E+000</text:p>
          </table:table-cell>
          <table:table-cell table:style-name="ce13" office:value-type="float" office:value="0.8796964" calcext:value-type="float">
            <text:p>8,80E-001</text:p>
          </table:table-cell>
          <table:table-cell table:style-name="ce13" office:value-type="float" office:value="0.01963253" calcext:value-type="float">
            <text:p>1,96E-002</text:p>
          </table:table-cell>
          <table:table-cell table:style-name="ce13" office:value-type="float" office:value="0.6133775" calcext:value-type="float">
            <text:p>6,13E-001</text:p>
          </table:table-cell>
          <table:table-cell table:style-name="ce13" office:value-type="float" office:value="450.2378" calcext:value-type="float">
            <text:p>4,50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46341" calcext:value-type="float">
            <text:p>8,46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office:value-type="string" calcext:value-type="string">
            <text:p>-21203266422_config.csv</text:p>
          </table:table-cell>
          <table:table-cell table:style-name="ce13" office:value-type="float" office:value="54795.33" calcext:value-type="float">
            <text:p>5,48E+004</text:p>
          </table:table-cell>
          <table:table-cell table:style-name="ce13" office:value-type="float" office:value="7.227582" calcext:value-type="float">
            <text:p>7,23E+000</text:p>
          </table:table-cell>
          <table:table-cell table:style-name="ce13" office:value-type="float" office:value="0.6518864" calcext:value-type="float">
            <text:p>6,52E-001</text:p>
          </table:table-cell>
          <table:table-cell table:style-name="ce13" office:value-type="float" office:value="0.005108275" calcext:value-type="float">
            <text:p>5,11E-003</text:p>
          </table:table-cell>
          <table:table-cell table:style-name="ce13" office:value-type="float" office:value="0.6865699" calcext:value-type="float">
            <text:p>6,87E-001</text:p>
          </table:table-cell>
          <table:table-cell table:style-name="ce13" office:value-type="float" office:value="912.2561" calcext:value-type="float">
            <text:p>9,12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473298" calcext:value-type="float">
            <text:p>8,47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office:value-type="string" calcext:value-type="string">
            <text:p>-9595176101_config.csv</text:p>
          </table:table-cell>
          <table:table-cell table:style-name="ce13" office:value-type="float" office:value="42589.13" calcext:value-type="float">
            <text:p>4,26E+004</text:p>
          </table:table-cell>
          <table:table-cell table:style-name="ce13" office:value-type="float" office:value="7.618985" calcext:value-type="float">
            <text:p>7,62E+000</text:p>
          </table:table-cell>
          <table:table-cell table:style-name="ce13" office:value-type="float" office:value="0.6889727" calcext:value-type="float">
            <text:p>6,89E-001</text:p>
          </table:table-cell>
          <table:table-cell table:style-name="ce13" office:value-type="float" office:value="0.01070004" calcext:value-type="float">
            <text:p>1,07E-002</text:p>
          </table:table-cell>
          <table:table-cell table:style-name="ce13" office:value-type="float" office:value="0.6404831" calcext:value-type="float">
            <text:p>6,40E-001</text:p>
          </table:table-cell>
          <table:table-cell table:style-name="ce13" office:value-type="float" office:value="708.8199" calcext:value-type="float">
            <text:p>7,09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479134" calcext:value-type="float">
            <text:p>8,48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-1991608011_config.csv</text:p>
          </table:table-cell>
          <table:table-cell table:style-name="ce13" office:value-type="float" office:value="49573.27" calcext:value-type="float">
            <text:p>4,96E+004</text:p>
          </table:table-cell>
          <table:table-cell table:style-name="ce13" office:value-type="float" office:value="8.996181" calcext:value-type="float">
            <text:p>9,00E+000</text:p>
          </table:table-cell>
          <table:table-cell table:style-name="ce13" office:value-type="float" office:value="0.7154455" calcext:value-type="float">
            <text:p>7,15E-001</text:p>
          </table:table-cell>
          <table:table-cell table:style-name="ce13" office:value-type="float" office:value="0.003839324" calcext:value-type="float">
            <text:p>3,84E-003</text:p>
          </table:table-cell>
          <table:table-cell table:style-name="ce13" office:value-type="float" office:value="0.5962597" calcext:value-type="float">
            <text:p>5,96E-001</text:p>
          </table:table-cell>
          <table:table-cell table:style-name="ce13" office:value-type="float" office:value="825.2221" calcext:value-type="float">
            <text:p>8,25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48404" calcext:value-type="float">
            <text:p>8,48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-537316711_config.csv</text:p>
          </table:table-cell>
          <table:table-cell table:style-name="ce13" office:value-type="float" office:value="45004.98" calcext:value-type="float">
            <text:p>4,50E+004</text:p>
          </table:table-cell>
          <table:table-cell table:style-name="ce13" office:value-type="float" office:value="8.65403" calcext:value-type="float">
            <text:p>8,65E+000</text:p>
          </table:table-cell>
          <table:table-cell table:style-name="ce13" office:value-type="float" office:value="0.7517485" calcext:value-type="float">
            <text:p>7,52E-001</text:p>
          </table:table-cell>
          <table:table-cell table:style-name="ce13" office:value-type="float" office:value="0.01108938" calcext:value-type="float">
            <text:p>1,11E-002</text:p>
          </table:table-cell>
          <table:table-cell table:style-name="ce13" office:value-type="float" office:value="0.5910504" calcext:value-type="float">
            <text:p>5,91E-001</text:p>
          </table:table-cell>
          <table:table-cell table:style-name="ce13" office:value-type="float" office:value="749.084" calcext:value-type="float">
            <text:p>7,49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488636" calcext:value-type="float">
            <text:p>8,49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-1356081212_config.csv</text:p>
          </table:table-cell>
          <table:table-cell table:style-name="ce13" office:value-type="float" office:value="21892.06" calcext:value-type="float">
            <text:p>2,19E+004</text:p>
          </table:table-cell>
          <table:table-cell table:style-name="ce13" office:value-type="float" office:value="8.77045" calcext:value-type="float">
            <text:p>8,77E+000</text:p>
          </table:table-cell>
          <table:table-cell table:style-name="ce13" office:value-type="float" office:value="0.8789482" calcext:value-type="float">
            <text:p>8,79E-001</text:p>
          </table:table-cell>
          <table:table-cell table:style-name="ce13" office:value-type="float" office:value="0.01961884" calcext:value-type="float">
            <text:p>1,96E-002</text:p>
          </table:table-cell>
          <table:table-cell table:style-name="ce13" office:value-type="float" office:value="0.6193461" calcext:value-type="float">
            <text:p>6,19E-001</text:p>
          </table:table-cell>
          <table:table-cell table:style-name="ce13" office:value-type="float" office:value="363.8698" calcext:value-type="float">
            <text:p>3,64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500754" calcext:value-type="float">
            <text:p>8,50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-6822872921_config.csv</text:p>
          </table:table-cell>
          <table:table-cell table:style-name="ce13" office:value-type="float" office:value="71375.15" calcext:value-type="float">
            <text:p>7,14E+004</text:p>
          </table:table-cell>
          <table:table-cell table:style-name="ce13" office:value-type="float" office:value="7.04167" calcext:value-type="float">
            <text:p>7,04E+000</text:p>
          </table:table-cell>
          <table:table-cell table:style-name="ce13" office:value-type="float" office:value="0.6069841" calcext:value-type="float">
            <text:p>6,07E-001</text:p>
          </table:table-cell>
          <table:table-cell table:style-name="ce13" office:value-type="float" office:value="0.006983469" calcext:value-type="float">
            <text:p>6,98E-003</text:p>
          </table:table-cell>
          <table:table-cell table:style-name="ce13" office:value-type="float" office:value="0.7232131" calcext:value-type="float">
            <text:p>7,23E-001</text:p>
          </table:table-cell>
          <table:table-cell table:style-name="ce13" office:value-type="float" office:value="1188.586" calcext:value-type="float">
            <text:p>1,19E+003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502123" calcext:value-type="float">
            <text:p>8,50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office:value-type="string" calcext:value-type="string">
            <text:p>-777213671_config.csv</text:p>
          </table:table-cell>
          <table:table-cell table:style-name="ce13" office:value-type="float" office:value="42500.75" calcext:value-type="float">
            <text:p>4,25E+004</text:p>
          </table:table-cell>
          <table:table-cell table:style-name="ce13" office:value-type="float" office:value="8.110305" calcext:value-type="float">
            <text:p>8,11E+000</text:p>
          </table:table-cell>
          <table:table-cell table:style-name="ce13" office:value-type="float" office:value="0.8075181" calcext:value-type="float">
            <text:p>8,08E-001</text:p>
          </table:table-cell>
          <table:table-cell table:style-name="ce13" office:value-type="float" office:value="0.01458005" calcext:value-type="float">
            <text:p>1,46E-002</text:p>
          </table:table-cell>
          <table:table-cell table:style-name="ce13" office:value-type="float" office:value="0.6105988" calcext:value-type="float">
            <text:p>6,11E-001</text:p>
          </table:table-cell>
          <table:table-cell table:style-name="ce13" office:value-type="float" office:value="707.347" calcext:value-type="float">
            <text:p>7,0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506162" calcext:value-type="float">
            <text:p>8,51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7" office:value-type="string" calcext:value-type="string">
            <text:p>7356620371_config.csv</text:p>
          </table:table-cell>
          <table:table-cell table:style-name="ce13" office:value-type="float" office:value="51994.86" calcext:value-type="float">
            <text:p>5,20E+004</text:p>
          </table:table-cell>
          <table:table-cell table:style-name="ce13" office:value-type="float" office:value="7.18005" calcext:value-type="float">
            <text:p>7,18E+000</text:p>
          </table:table-cell>
          <table:table-cell table:style-name="ce13" office:value-type="float" office:value="0.6154874" calcext:value-type="float">
            <text:p>6,15E-001</text:p>
          </table:table-cell>
          <table:table-cell table:style-name="ce13" office:value-type="float" office:value="0.01061075" calcext:value-type="float">
            <text:p>1,06E-002</text:p>
          </table:table-cell>
          <table:table-cell table:style-name="ce13" office:value-type="float" office:value="0.6971572" calcext:value-type="float">
            <text:p>6,97E-001</text:p>
          </table:table-cell>
          <table:table-cell table:style-name="ce13" office:value-type="float" office:value="865.5818" calcext:value-type="float">
            <text:p>8,66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540505" calcext:value-type="float">
            <text:p>8,54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-2012382101_config.csv</text:p>
          </table:table-cell>
          <table:table-cell table:style-name="ce13" office:value-type="float" office:value="51533.63" calcext:value-type="float">
            <text:p>5,15E+004</text:p>
          </table:table-cell>
          <table:table-cell table:style-name="ce13" office:value-type="float" office:value="6.045608" calcext:value-type="float">
            <text:p>6,05E+000</text:p>
          </table:table-cell>
          <table:table-cell table:style-name="ce13" office:value-type="float" office:value="0.6372947" calcext:value-type="float">
            <text:p>6,37E-001</text:p>
          </table:table-cell>
          <table:table-cell table:style-name="ce13" office:value-type="float" office:value="0.01382567" calcext:value-type="float">
            <text:p>1,38E-002</text:p>
          </table:table-cell>
          <table:table-cell table:style-name="ce13" office:value-type="float" office:value="0.764681" calcext:value-type="float">
            <text:p>7,65E-001</text:p>
          </table:table-cell>
          <table:table-cell table:style-name="ce13" office:value-type="float" office:value="857.8944" calcext:value-type="float">
            <text:p>8,5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552697" calcext:value-type="float">
            <text:p>8,55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7" office:value-type="string" calcext:value-type="string">
            <text:p>12588498172_config.csv</text:p>
          </table:table-cell>
          <table:table-cell table:style-name="ce13" office:value-type="float" office:value="56191.16" calcext:value-type="float">
            <text:p>5,62E+004</text:p>
          </table:table-cell>
          <table:table-cell table:style-name="ce13" office:value-type="float" office:value="5.978679" calcext:value-type="float">
            <text:p>5,98E+000</text:p>
          </table:table-cell>
          <table:table-cell table:style-name="ce13" office:value-type="float" office:value="0.5807756" calcext:value-type="float">
            <text:p>5,81E-001</text:p>
          </table:table-cell>
          <table:table-cell table:style-name="ce13" office:value-type="float" office:value="0.01257631" calcext:value-type="float">
            <text:p>1,26E-002</text:p>
          </table:table-cell>
          <table:table-cell table:style-name="ce13" office:value-type="float" office:value="0.8186601" calcext:value-type="float">
            <text:p>8,19E-001</text:p>
          </table:table-cell>
          <table:table-cell table:style-name="ce13" office:value-type="float" office:value="935.5198" calcext:value-type="float">
            <text:p>9,36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603425" calcext:value-type="float">
            <text:p>8,60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7" office:value-type="string" calcext:value-type="string">
            <text:p>12129481641_config.csv</text:p>
          </table:table-cell>
          <table:table-cell table:style-name="ce13" office:value-type="float" office:value="37453.9" calcext:value-type="float">
            <text:p>3,75E+004</text:p>
          </table:table-cell>
          <table:table-cell table:style-name="ce13" office:value-type="float" office:value="8.813048" calcext:value-type="float">
            <text:p>8,81E+000</text:p>
          </table:table-cell>
          <table:table-cell table:style-name="ce13" office:value-type="float" office:value="0.8192256" calcext:value-type="float">
            <text:p>8,19E-001</text:p>
          </table:table-cell>
          <table:table-cell table:style-name="ce13" office:value-type="float" office:value="0.01433192" calcext:value-type="float">
            <text:p>1,43E-002</text:p>
          </table:table-cell>
          <table:table-cell table:style-name="ce13" office:value-type="float" office:value="0.5826261" calcext:value-type="float">
            <text:p>5,83E-001</text:p>
          </table:table-cell>
          <table:table-cell table:style-name="ce13" office:value-type="float" office:value="623.233" calcext:value-type="float">
            <text:p>6,23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608644" calcext:value-type="float">
            <text:p>8,61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-1264657812_config.csv</text:p>
          </table:table-cell>
          <table:table-cell table:style-name="ce13" office:value-type="float" office:value="44958.27" calcext:value-type="float">
            <text:p>4,50E+004</text:p>
          </table:table-cell>
          <table:table-cell table:style-name="ce13" office:value-type="float" office:value="8.109789" calcext:value-type="float">
            <text:p>8,11E+000</text:p>
          </table:table-cell>
          <table:table-cell table:style-name="ce13" office:value-type="float" office:value="0.7221102" calcext:value-type="float">
            <text:p>7,22E-001</text:p>
          </table:table-cell>
          <table:table-cell table:style-name="ce13" office:value-type="float" office:value="0.008695605" calcext:value-type="float">
            <text:p>8,70E-003</text:p>
          </table:table-cell>
          <table:table-cell table:style-name="ce13" office:value-type="float" office:value="0.5989369" calcext:value-type="float">
            <text:p>5,99E-001</text:p>
          </table:table-cell>
          <table:table-cell table:style-name="ce13" office:value-type="float" office:value="748.3055" calcext:value-type="float">
            <text:p>7,4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621435" calcext:value-type="float">
            <text:p>8,62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-14783475733_config.csv</text:p>
          </table:table-cell>
          <table:table-cell table:style-name="ce13" office:value-type="float" office:value="52631.73" calcext:value-type="float">
            <text:p>5,26E+004</text:p>
          </table:table-cell>
          <table:table-cell table:style-name="ce13" office:value-type="float" office:value="9.102245" calcext:value-type="float">
            <text:p>9,10E+000</text:p>
          </table:table-cell>
          <table:table-cell table:style-name="ce13" office:value-type="float" office:value="0.7737296" calcext:value-type="float">
            <text:p>7,74E-001</text:p>
          </table:table-cell>
          <table:table-cell table:style-name="ce13" office:value-type="float" office:value="0.01526389" calcext:value-type="float">
            <text:p>1,53E-002</text:p>
          </table:table-cell>
          <table:table-cell table:style-name="ce13" office:value-type="float" office:value="0.5598746" calcext:value-type="float">
            <text:p>5,60E-001</text:p>
          </table:table-cell>
          <table:table-cell table:style-name="ce13" office:value-type="float" office:value="876.1965" calcext:value-type="float">
            <text:p>8,76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664994" calcext:value-type="float">
            <text:p>8,66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7" office:value-type="string" calcext:value-type="string">
            <text:p>21156392381_config.csv</text:p>
          </table:table-cell>
          <table:table-cell table:style-name="ce13" office:value-type="float" office:value="52109.74" calcext:value-type="float">
            <text:p>5,21E+004</text:p>
          </table:table-cell>
          <table:table-cell table:style-name="ce13" office:value-type="float" office:value="5.221711" calcext:value-type="float">
            <text:p>5,22E+000</text:p>
          </table:table-cell>
          <table:table-cell table:style-name="ce13" office:value-type="float" office:value="0.5632762" calcext:value-type="float">
            <text:p>5,63E-001</text:p>
          </table:table-cell>
          <table:table-cell table:style-name="ce13" office:value-type="float" office:value="0.01634405" calcext:value-type="float">
            <text:p>1,63E-002</text:p>
          </table:table-cell>
          <table:table-cell table:style-name="ce13" office:value-type="float" office:value="0.915137" calcext:value-type="float">
            <text:p>9,15E-001</text:p>
          </table:table-cell>
          <table:table-cell table:style-name="ce13" office:value-type="float" office:value="867.4962" calcext:value-type="float">
            <text:p>8,6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687981" calcext:value-type="float">
            <text:p>8,69E-001</text:p>
          </table:table-cell>
          <table:table-cell table:style-name="ce13" office:value-type="float" office:value="2" calcext:value-type="float">
            <text:p>2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-10802723961_config.csv</text:p>
          </table:table-cell>
          <table:table-cell table:style-name="ce13" office:value-type="float" office:value="23431.1" calcext:value-type="float">
            <text:p>2,34E+004</text:p>
          </table:table-cell>
          <table:table-cell table:style-name="ce13" office:value-type="float" office:value="9.328658" calcext:value-type="float">
            <text:p>9,33E+000</text:p>
          </table:table-cell>
          <table:table-cell table:style-name="ce13" office:value-type="float" office:value="0.8881429" calcext:value-type="float">
            <text:p>8,88E-001</text:p>
          </table:table-cell>
          <table:table-cell table:style-name="ce13" office:value-type="float" office:value="0.01079838" calcext:value-type="float">
            <text:p>1,08E-002</text:p>
          </table:table-cell>
          <table:table-cell table:style-name="ce13" office:value-type="float" office:value="0.6032136" calcext:value-type="float">
            <text:p>6,03E-001</text:p>
          </table:table-cell>
          <table:table-cell table:style-name="ce13" office:value-type="float" office:value="389.5205" calcext:value-type="float">
            <text:p>3,90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698643" calcext:value-type="float">
            <text:p>8,70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7" office:value-type="string" calcext:value-type="string">
            <text:p>7955112411_config.csv</text:p>
          </table:table-cell>
          <table:table-cell table:style-name="ce13" office:value-type="float" office:value="37149.44" calcext:value-type="float">
            <text:p>3,71E+004</text:p>
          </table:table-cell>
          <table:table-cell table:style-name="ce13" office:value-type="float" office:value="4.772843" calcext:value-type="float">
            <text:p>4,77E+000</text:p>
          </table:table-cell>
          <table:table-cell table:style-name="ce13" office:value-type="float" office:value="0.5973488" calcext:value-type="float">
            <text:p>5,97E-001</text:p>
          </table:table-cell>
          <table:table-cell table:style-name="ce13" office:value-type="float" office:value="0.01635508" calcext:value-type="float">
            <text:p>1,64E-002</text:p>
          </table:table-cell>
          <table:table-cell table:style-name="ce13" office:value-type="float" office:value="0.8867043" calcext:value-type="float">
            <text:p>8,87E-001</text:p>
          </table:table-cell>
          <table:table-cell table:style-name="ce13" office:value-type="float" office:value="618.158" calcext:value-type="float">
            <text:p>6,1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748609" calcext:value-type="float">
            <text:p>8,75E-001</text:p>
          </table:table-cell>
          <table:table-cell table:style-name="ce13" office:value-type="float" office:value="2" calcext:value-type="float">
            <text:p>2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7" office:value-type="string" calcext:value-type="string">
            <text:p>11755667321_config.csv</text:p>
          </table:table-cell>
          <table:table-cell table:style-name="ce13" office:value-type="float" office:value="35832.89" calcext:value-type="float">
            <text:p>3,58E+004</text:p>
          </table:table-cell>
          <table:table-cell table:style-name="ce13" office:value-type="float" office:value="9.262974" calcext:value-type="float">
            <text:p>9,26E+000</text:p>
          </table:table-cell>
          <table:table-cell table:style-name="ce13" office:value-type="float" office:value="0.7858407" calcext:value-type="float">
            <text:p>7,86E-001</text:p>
          </table:table-cell>
          <table:table-cell table:style-name="ce13" office:value-type="float" office:value="0.01333254" calcext:value-type="float">
            <text:p>1,33E-002</text:p>
          </table:table-cell>
          <table:table-cell table:style-name="ce13" office:value-type="float" office:value="0.5519729" calcext:value-type="float">
            <text:p>5,52E-001</text:p>
          </table:table-cell>
          <table:table-cell table:style-name="ce13" office:value-type="float" office:value="596.2163" calcext:value-type="float">
            <text:p>5,96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754361" calcext:value-type="float">
            <text:p>8,75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office:value-type="string" calcext:value-type="string">
            <text:p>-9510150192_config.csv</text:p>
          </table:table-cell>
          <table:table-cell table:style-name="ce13" office:value-type="float" office:value="70140.1" calcext:value-type="float">
            <text:p>7,01E+004</text:p>
          </table:table-cell>
          <table:table-cell table:style-name="ce13" office:value-type="float" office:value="5.495241" calcext:value-type="float">
            <text:p>5,50E+000</text:p>
          </table:table-cell>
          <table:table-cell table:style-name="ce13" office:value-type="float" office:value="0.6370726" calcext:value-type="float">
            <text:p>6,37E-001</text:p>
          </table:table-cell>
          <table:table-cell table:style-name="ce13" office:value-type="float" office:value="0.009399376" calcext:value-type="float">
            <text:p>9,40E-003</text:p>
          </table:table-cell>
          <table:table-cell table:style-name="ce13" office:value-type="float" office:value="0.8000149" calcext:value-type="float">
            <text:p>8,00E-001</text:p>
          </table:table-cell>
          <table:table-cell table:style-name="ce13" office:value-type="float" office:value="1168.002" calcext:value-type="float">
            <text:p>1,17E+003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770853" calcext:value-type="float">
            <text:p>8,77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office:value-type="string" calcext:value-type="string">
            <text:p>-18905927952_config.csv</text:p>
          </table:table-cell>
          <table:table-cell table:style-name="ce13" office:value-type="float" office:value="51319.96" calcext:value-type="float">
            <text:p>5,13E+004</text:p>
          </table:table-cell>
          <table:table-cell table:style-name="ce13" office:value-type="float" office:value="3.068835" calcext:value-type="float">
            <text:p>3,07E+000</text:p>
          </table:table-cell>
          <table:table-cell table:style-name="ce13" office:value-type="float" office:value="0.4633838" calcext:value-type="float">
            <text:p>4,63E-001</text:p>
          </table:table-cell>
          <table:table-cell table:style-name="ce13" office:value-type="float" office:value="0.02012458" calcext:value-type="float">
            <text:p>2,01E-002</text:p>
          </table:table-cell>
          <table:table-cell table:style-name="ce13" office:value-type="float" office:value="1.190482" calcext:value-type="float">
            <text:p>1,19E+000</text:p>
          </table:table-cell>
          <table:table-cell table:style-name="ce13" office:value-type="float" office:value="854.3331" calcext:value-type="float">
            <text:p>8,54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816492" calcext:value-type="float">
            <text:p>8,82E-001</text:p>
          </table:table-cell>
          <table:table-cell table:style-name="ce13" office:value-type="float" office:value="3" calcext:value-type="float">
            <text:p>3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-15217897402_config.csv</text:p>
          </table:table-cell>
          <table:table-cell table:style-name="ce13" office:value-type="float" office:value="37838.75" calcext:value-type="float">
            <text:p>3,78E+004</text:p>
          </table:table-cell>
          <table:table-cell table:style-name="ce13" office:value-type="float" office:value="4.780468" calcext:value-type="float">
            <text:p>4,78E+000</text:p>
          </table:table-cell>
          <table:table-cell table:style-name="ce13" office:value-type="float" office:value="0.5858483" calcext:value-type="float">
            <text:p>5,86E-001</text:p>
          </table:table-cell>
          <table:table-cell table:style-name="ce13" office:value-type="float" office:value="0.01650983" calcext:value-type="float">
            <text:p>1,65E-002</text:p>
          </table:table-cell>
          <table:table-cell table:style-name="ce13" office:value-type="float" office:value="0.8877151" calcext:value-type="float">
            <text:p>8,88E-001</text:p>
          </table:table-cell>
          <table:table-cell table:style-name="ce13" office:value-type="float" office:value="629.6466" calcext:value-type="float">
            <text:p>6,30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843665" calcext:value-type="float">
            <text:p>8,84E-001</text:p>
          </table:table-cell>
          <table:table-cell table:style-name="ce13" office:value-type="float" office:value="2" calcext:value-type="float">
            <text:p>2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7" office:value-type="string" calcext:value-type="string">
            <text:p>2724895301_config.csv</text:p>
          </table:table-cell>
          <table:table-cell table:style-name="ce13" office:value-type="float" office:value="46785.41" calcext:value-type="float">
            <text:p>4,68E+004</text:p>
          </table:table-cell>
          <table:table-cell table:style-name="ce13" office:value-type="float" office:value="9.86181" calcext:value-type="float">
            <text:p>9,86E+000</text:p>
          </table:table-cell>
          <table:table-cell table:style-name="ce13" office:value-type="float" office:value="0.820878" calcext:value-type="float">
            <text:p>8,21E-001</text:p>
          </table:table-cell>
          <table:table-cell table:style-name="ce13" office:value-type="float" office:value="0.01020543" calcext:value-type="float">
            <text:p>1,02E-002</text:p>
          </table:table-cell>
          <table:table-cell table:style-name="ce13" office:value-type="float" office:value="0.5470434" calcext:value-type="float">
            <text:p>5,47E-001</text:p>
          </table:table-cell>
          <table:table-cell table:style-name="ce13" office:value-type="float" office:value="778.758" calcext:value-type="float">
            <text:p>7,79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874222" calcext:value-type="float">
            <text:p>8,87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7" office:value-type="string" calcext:value-type="string">
            <text:p>8457680812_config.csv</text:p>
          </table:table-cell>
          <table:table-cell table:style-name="ce13" office:value-type="float" office:value="50774.91" calcext:value-type="float">
            <text:p>5,08E+004</text:p>
          </table:table-cell>
          <table:table-cell table:style-name="ce13" office:value-type="float" office:value="4.861349" calcext:value-type="float">
            <text:p>4,86E+000</text:p>
          </table:table-cell>
          <table:table-cell table:style-name="ce13" office:value-type="float" office:value="0.5746601" calcext:value-type="float">
            <text:p>5,75E-001</text:p>
          </table:table-cell>
          <table:table-cell table:style-name="ce13" office:value-type="float" office:value="0.01545511" calcext:value-type="float">
            <text:p>1,55E-002</text:p>
          </table:table-cell>
          <table:table-cell table:style-name="ce13" office:value-type="float" office:value="0.8877941" calcext:value-type="float">
            <text:p>8,88E-001</text:p>
          </table:table-cell>
          <table:table-cell table:style-name="ce13" office:value-type="float" office:value="845.249" calcext:value-type="float">
            <text:p>8,45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933572" calcext:value-type="float">
            <text:p>8,93E-001</text:p>
          </table:table-cell>
          <table:table-cell table:style-name="ce13" office:value-type="float" office:value="2" calcext:value-type="float">
            <text:p>2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7" office:value-type="string" calcext:value-type="string">
            <text:p>18939891641_config.csv</text:p>
          </table:table-cell>
          <table:table-cell table:style-name="ce13" office:value-type="float" office:value="53560.61" calcext:value-type="float">
            <text:p>5,36E+004</text:p>
          </table:table-cell>
          <table:table-cell table:style-name="ce13" office:value-type="float" office:value="4.865061" calcext:value-type="float">
            <text:p>4,87E+000</text:p>
          </table:table-cell>
          <table:table-cell table:style-name="ce13" office:value-type="float" office:value="0.5565411" calcext:value-type="float">
            <text:p>5,57E-001</text:p>
          </table:table-cell>
          <table:table-cell table:style-name="ce13" office:value-type="float" office:value="0.02015944" calcext:value-type="float">
            <text:p>2,02E-002</text:p>
          </table:table-cell>
          <table:table-cell table:style-name="ce13" office:value-type="float" office:value="0.8960532" calcext:value-type="float">
            <text:p>8,96E-001</text:p>
          </table:table-cell>
          <table:table-cell table:style-name="ce13" office:value-type="float" office:value="891.6774" calcext:value-type="float">
            <text:p>8,92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966462" calcext:value-type="float">
            <text:p>8,97E-001</text:p>
          </table:table-cell>
          <table:table-cell table:style-name="ce13" office:value-type="float" office:value="2" calcext:value-type="float">
            <text:p>2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office:value-type="string" calcext:value-type="string">
            <text:p>-9082690653_config.csv</text:p>
          </table:table-cell>
          <table:table-cell table:style-name="ce13" office:value-type="float" office:value="53163.38" calcext:value-type="float">
            <text:p>5,32E+004</text:p>
          </table:table-cell>
          <table:table-cell table:style-name="ce13" office:value-type="float" office:value="6.078726" calcext:value-type="float">
            <text:p>6,08E+000</text:p>
          </table:table-cell>
          <table:table-cell table:style-name="ce13" office:value-type="float" office:value="0.5682481" calcext:value-type="float">
            <text:p>5,68E-001</text:p>
          </table:table-cell>
          <table:table-cell table:style-name="ce13" office:value-type="float" office:value="0.01196964" calcext:value-type="float">
            <text:p>1,20E-002</text:p>
          </table:table-cell>
          <table:table-cell table:style-name="ce13" office:value-type="float" office:value="0.7698719" calcext:value-type="float">
            <text:p>7,70E-001</text:p>
          </table:table-cell>
          <table:table-cell table:style-name="ce13" office:value-type="float" office:value="885.0569" calcext:value-type="float">
            <text:p>8,85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975579" calcext:value-type="float">
            <text:p>8,98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-14144224492_config.csv</text:p>
          </table:table-cell>
          <table:table-cell table:style-name="ce13" office:value-type="float" office:value="19590.6" calcext:value-type="float">
            <text:p>1,96E+004</text:p>
          </table:table-cell>
          <table:table-cell table:style-name="ce13" office:value-type="float" office:value="10.67609" calcext:value-type="float">
            <text:p>1,07E+001</text:p>
          </table:table-cell>
          <table:table-cell table:style-name="ce13" office:value-type="float" office:value="0.8974521" calcext:value-type="float">
            <text:p>8,97E-001</text:p>
          </table:table-cell>
          <table:table-cell table:style-name="ce13" office:value-type="float" office:value="0.002992387" calcext:value-type="float">
            <text:p>2,99E-003</text:p>
          </table:table-cell>
          <table:table-cell table:style-name="ce13" office:value-type="float" office:value="0.5892611" calcext:value-type="float">
            <text:p>5,89E-001</text:p>
          </table:table-cell>
          <table:table-cell table:style-name="ce13" office:value-type="float" office:value="325.513" calcext:value-type="float">
            <text:p>3,26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981375" calcext:value-type="float">
            <text:p>8,98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-1112726332_config.csv</text:p>
          </table:table-cell>
          <table:table-cell table:style-name="ce13" office:value-type="float" office:value="57277.34" calcext:value-type="float">
            <text:p>5,73E+004</text:p>
          </table:table-cell>
          <table:table-cell table:style-name="ce13" office:value-type="float" office:value="10.05477" calcext:value-type="float">
            <text:p>1,01E+001</text:p>
          </table:table-cell>
          <table:table-cell table:style-name="ce13" office:value-type="float" office:value="0.7880728" calcext:value-type="float">
            <text:p>7,88E-001</text:p>
          </table:table-cell>
          <table:table-cell table:style-name="ce13" office:value-type="float" office:value="0.006597539" calcext:value-type="float">
            <text:p>6,60E-003</text:p>
          </table:table-cell>
          <table:table-cell table:style-name="ce13" office:value-type="float" office:value="0.5317969" calcext:value-type="float">
            <text:p>5,32E-001</text:p>
          </table:table-cell>
          <table:table-cell table:style-name="ce13" office:value-type="float" office:value="953.6234" calcext:value-type="float">
            <text:p>9,54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8981737" calcext:value-type="float">
            <text:p>8,98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7" office:value-type="string" calcext:value-type="string">
            <text:p>11727605552_config.csv</text:p>
          </table:table-cell>
          <table:table-cell table:style-name="ce13" office:value-type="float" office:value="57353.54" calcext:value-type="float">
            <text:p>5,74E+004</text:p>
          </table:table-cell>
          <table:table-cell table:style-name="ce13" office:value-type="float" office:value="5.537936" calcext:value-type="float">
            <text:p>5,54E+000</text:p>
          </table:table-cell>
          <table:table-cell table:style-name="ce13" office:value-type="float" office:value="0.5842154" calcext:value-type="float">
            <text:p>5,84E-001</text:p>
          </table:table-cell>
          <table:table-cell table:style-name="ce13" office:value-type="float" office:value="0.01606553" calcext:value-type="float">
            <text:p>1,61E-002</text:p>
          </table:table-cell>
          <table:table-cell table:style-name="ce13" office:value-type="float" office:value="0.7953978" calcext:value-type="float">
            <text:p>7,95E-001</text:p>
          </table:table-cell>
          <table:table-cell table:style-name="ce13" office:value-type="float" office:value="954.8928" calcext:value-type="float">
            <text:p>9,55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029755" calcext:value-type="float">
            <text:p>9,03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7" office:value-type="string" calcext:value-type="string">
            <text:p>7476777861_config.csv</text:p>
          </table:table-cell>
          <table:table-cell table:style-name="ce13" office:value-type="float" office:value="23375.67" calcext:value-type="float">
            <text:p>2,34E+004</text:p>
          </table:table-cell>
          <table:table-cell table:style-name="ce13" office:value-type="float" office:value="10.1513" calcext:value-type="float">
            <text:p>1,02E+001</text:p>
          </table:table-cell>
          <table:table-cell table:style-name="ce13" office:value-type="float" office:value="0.875845" calcext:value-type="float">
            <text:p>8,76E-001</text:p>
          </table:table-cell>
          <table:table-cell table:style-name="ce13" office:value-type="float" office:value="0.02779404" calcext:value-type="float">
            <text:p>2,78E-002</text:p>
          </table:table-cell>
          <table:table-cell table:style-name="ce13" office:value-type="float" office:value="0.539234" calcext:value-type="float">
            <text:p>5,39E-001</text:p>
          </table:table-cell>
          <table:table-cell table:style-name="ce13" office:value-type="float" office:value="388.5968" calcext:value-type="float">
            <text:p>3,89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038536" calcext:value-type="float">
            <text:p>9,04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7" office:value-type="string" calcext:value-type="string">
            <text:p>12294555082_config.csv</text:p>
          </table:table-cell>
          <table:table-cell table:style-name="ce13" office:value-type="float" office:value="34654.28" calcext:value-type="float">
            <text:p>3,47E+004</text:p>
          </table:table-cell>
          <table:table-cell table:style-name="ce13" office:value-type="float" office:value="9.650989" calcext:value-type="float">
            <text:p>9,65E+000</text:p>
          </table:table-cell>
          <table:table-cell table:style-name="ce13" office:value-type="float" office:value="0.8560079" calcext:value-type="float">
            <text:p>8,56E-001</text:p>
          </table:table-cell>
          <table:table-cell table:style-name="ce13" office:value-type="float" office:value="0.01412242" calcext:value-type="float">
            <text:p>1,41E-002</text:p>
          </table:table-cell>
          <table:table-cell table:style-name="ce13" office:value-type="float" office:value="0.5401388" calcext:value-type="float">
            <text:p>5,40E-001</text:p>
          </table:table-cell>
          <table:table-cell table:style-name="ce13" office:value-type="float" office:value="576.5729" calcext:value-type="float">
            <text:p>5,7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04652" calcext:value-type="float">
            <text:p>9,05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-2797320021_config.csv</text:p>
          </table:table-cell>
          <table:table-cell table:style-name="ce13" office:value-type="float" office:value="81248.86" calcext:value-type="float">
            <text:p>8,12E+004</text:p>
          </table:table-cell>
          <table:table-cell table:style-name="ce13" office:value-type="float" office:value="4.923012" calcext:value-type="float">
            <text:p>4,92E+000</text:p>
          </table:table-cell>
          <table:table-cell table:style-name="ce13" office:value-type="float" office:value="0.4598275" calcext:value-type="float">
            <text:p>4,60E-001</text:p>
          </table:table-cell>
          <table:table-cell table:style-name="ce13" office:value-type="float" office:value="0.006919683" calcext:value-type="float">
            <text:p>6,92E-003</text:p>
          </table:table-cell>
          <table:table-cell table:style-name="ce13" office:value-type="float" office:value="1.089744" calcext:value-type="float">
            <text:p>1,09E+000</text:p>
          </table:table-cell>
          <table:table-cell table:style-name="ce13" office:value-type="float" office:value="1353.148" calcext:value-type="float">
            <text:p>1,35E+003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153503" calcext:value-type="float">
            <text:p>9,15E-001</text:p>
          </table:table-cell>
          <table:table-cell table:style-name="ce13" office:value-type="float" office:value="3" calcext:value-type="float">
            <text:p>3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-2797320021_config.csv</text:p>
          </table:table-cell>
          <table:table-cell table:style-name="ce13" office:value-type="float" office:value="81248.86" calcext:value-type="float">
            <text:p>8,12E+004</text:p>
          </table:table-cell>
          <table:table-cell table:style-name="ce13" office:value-type="float" office:value="4.923012" calcext:value-type="float">
            <text:p>4,92E+000</text:p>
          </table:table-cell>
          <table:table-cell table:style-name="ce13" office:value-type="float" office:value="0.4598275" calcext:value-type="float">
            <text:p>4,60E-001</text:p>
          </table:table-cell>
          <table:table-cell table:style-name="ce13" office:value-type="float" office:value="0.006919683" calcext:value-type="float">
            <text:p>6,92E-003</text:p>
          </table:table-cell>
          <table:table-cell table:style-name="ce13" office:value-type="float" office:value="1.089744" calcext:value-type="float">
            <text:p>1,09E+000</text:p>
          </table:table-cell>
          <table:table-cell table:style-name="ce13" office:value-type="float" office:value="1353.148" calcext:value-type="float">
            <text:p>1,35E+003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153503" calcext:value-type="float">
            <text:p>9,15E-001</text:p>
          </table:table-cell>
          <table:table-cell table:style-name="ce13" office:value-type="float" office:value="3" calcext:value-type="float">
            <text:p>3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office:value-type="string" calcext:value-type="string">
            <text:p>-2797320021_config.csv</text:p>
          </table:table-cell>
          <table:table-cell table:style-name="ce13" office:value-type="float" office:value="81248.86" calcext:value-type="float">
            <text:p>8,12E+004</text:p>
          </table:table-cell>
          <table:table-cell table:style-name="ce13" office:value-type="float" office:value="4.923012" calcext:value-type="float">
            <text:p>4,92E+000</text:p>
          </table:table-cell>
          <table:table-cell table:style-name="ce13" office:value-type="float" office:value="0.4598275" calcext:value-type="float">
            <text:p>4,60E-001</text:p>
          </table:table-cell>
          <table:table-cell table:style-name="ce13" office:value-type="float" office:value="0.006919683" calcext:value-type="float">
            <text:p>6,92E-003</text:p>
          </table:table-cell>
          <table:table-cell table:style-name="ce13" office:value-type="float" office:value="1.089744" calcext:value-type="float">
            <text:p>1,09E+000</text:p>
          </table:table-cell>
          <table:table-cell table:style-name="ce13" office:value-type="float" office:value="1353.148" calcext:value-type="float">
            <text:p>1,35E+003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153503" calcext:value-type="float">
            <text:p>9,15E-001</text:p>
          </table:table-cell>
          <table:table-cell table:style-name="ce13" office:value-type="float" office:value="3" calcext:value-type="float">
            <text:p>3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7" office:value-type="string" calcext:value-type="string">
            <text:p>6997988603_config.csv</text:p>
          </table:table-cell>
          <table:table-cell table:style-name="ce13" office:value-type="float" office:value="36724.5" calcext:value-type="float">
            <text:p>3,67E+004</text:p>
          </table:table-cell>
          <table:table-cell table:style-name="ce13" office:value-type="float" office:value="9.858361" calcext:value-type="float">
            <text:p>9,86E+000</text:p>
          </table:table-cell>
          <table:table-cell table:style-name="ce13" office:value-type="float" office:value="0.8395359" calcext:value-type="float">
            <text:p>8,40E-001</text:p>
          </table:table-cell>
          <table:table-cell table:style-name="ce13" office:value-type="float" office:value="0.01214994" calcext:value-type="float">
            <text:p>1,21E-002</text:p>
          </table:table-cell>
          <table:table-cell table:style-name="ce13" office:value-type="float" office:value="0.5173037" calcext:value-type="float">
            <text:p>5,17E-001</text:p>
          </table:table-cell>
          <table:table-cell table:style-name="ce13" office:value-type="float" office:value="611.0765" calcext:value-type="float">
            <text:p>6,11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205154" calcext:value-type="float">
            <text:p>9,21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-14696451042_config.csv</text:p>
          </table:table-cell>
          <table:table-cell table:style-name="ce13" office:value-type="float" office:value="39736.78" calcext:value-type="float">
            <text:p>3,97E+004</text:p>
          </table:table-cell>
          <table:table-cell table:style-name="ce13" office:value-type="float" office:value="10.12398" calcext:value-type="float">
            <text:p>1,01E+001</text:p>
          </table:table-cell>
          <table:table-cell table:style-name="ce13" office:value-type="float" office:value="0.8544206" calcext:value-type="float">
            <text:p>8,54E-001</text:p>
          </table:table-cell>
          <table:table-cell table:style-name="ce13" office:value-type="float" office:value="0.01098938" calcext:value-type="float">
            <text:p>1,10E-002</text:p>
          </table:table-cell>
          <table:table-cell table:style-name="ce13" office:value-type="float" office:value="0.5229721" calcext:value-type="float">
            <text:p>5,23E-001</text:p>
          </table:table-cell>
          <table:table-cell table:style-name="ce13" office:value-type="float" office:value="661.2811" calcext:value-type="float">
            <text:p>6,61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225391" calcext:value-type="float">
            <text:p>9,23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-13976619491_config.csv</text:p>
          </table:table-cell>
          <table:table-cell table:style-name="ce13" office:value-type="float" office:value="26219.24" calcext:value-type="float">
            <text:p>2,62E+004</text:p>
          </table:table-cell>
          <table:table-cell table:style-name="ce13" office:value-type="float" office:value="9.56368" calcext:value-type="float">
            <text:p>9,56E+000</text:p>
          </table:table-cell>
          <table:table-cell table:style-name="ce13" office:value-type="float" office:value="0.8754355" calcext:value-type="float">
            <text:p>8,75E-001</text:p>
          </table:table-cell>
          <table:table-cell table:style-name="ce13" office:value-type="float" office:value="0.008227278" calcext:value-type="float">
            <text:p>8,23E-003</text:p>
          </table:table-cell>
          <table:table-cell table:style-name="ce13" office:value-type="float" office:value="0.534002" calcext:value-type="float">
            <text:p>5,34E-001</text:p>
          </table:table-cell>
          <table:table-cell table:style-name="ce13" office:value-type="float" office:value="435.9895" calcext:value-type="float">
            <text:p>4,36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270854" calcext:value-type="float">
            <text:p>9,27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7" office:value-type="string" calcext:value-type="string">
            <text:p>9043528731_config.csv</text:p>
          </table:table-cell>
          <table:table-cell table:style-name="ce13" office:value-type="float" office:value="28841.21" calcext:value-type="float">
            <text:p>2,88E+004</text:p>
          </table:table-cell>
          <table:table-cell table:style-name="ce13" office:value-type="float" office:value="9.502591" calcext:value-type="float">
            <text:p>9,50E+000</text:p>
          </table:table-cell>
          <table:table-cell table:style-name="ce13" office:value-type="float" office:value="0.8547466" calcext:value-type="float">
            <text:p>8,55E-001</text:p>
          </table:table-cell>
          <table:table-cell table:style-name="ce13" office:value-type="float" office:value="0.0181542" calcext:value-type="float">
            <text:p>1,82E-002</text:p>
          </table:table-cell>
          <table:table-cell table:style-name="ce13" office:value-type="float" office:value="0.5127948" calcext:value-type="float">
            <text:p>5,13E-001</text:p>
          </table:table-cell>
          <table:table-cell table:style-name="ce13" office:value-type="float" office:value="479.6887" calcext:value-type="float">
            <text:p>4,80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274913" calcext:value-type="float">
            <text:p>9,27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7" office:value-type="string" calcext:value-type="string">
            <text:p>12164327993_config.csv</text:p>
          </table:table-cell>
          <table:table-cell table:style-name="ce13" office:value-type="float" office:value="12820.8" calcext:value-type="float">
            <text:p>1,28E+004</text:p>
          </table:table-cell>
          <table:table-cell table:style-name="ce13" office:value-type="float" office:value="10.55353" calcext:value-type="float">
            <text:p>1,06E+001</text:p>
          </table:table-cell>
          <table:table-cell table:style-name="ce13" office:value-type="float" office:value="0.9543951" calcext:value-type="float">
            <text:p>9,54E-001</text:p>
          </table:table-cell>
          <table:table-cell table:style-name="ce13" office:value-type="float" office:value="0.009757131" calcext:value-type="float">
            <text:p>9,76E-003</text:p>
          </table:table-cell>
          <table:table-cell table:style-name="ce13" office:value-type="float" office:value="0.5937673" calcext:value-type="float">
            <text:p>5,94E-001</text:p>
          </table:table-cell>
          <table:table-cell table:style-name="ce13" office:value-type="float" office:value="212.6847" calcext:value-type="float">
            <text:p>2,13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286525" calcext:value-type="float">
            <text:p>9,29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-1264657813_config.csv</text:p>
          </table:table-cell>
          <table:table-cell table:style-name="ce13" office:value-type="float" office:value="43159.54" calcext:value-type="float">
            <text:p>4,32E+004</text:p>
          </table:table-cell>
          <table:table-cell table:style-name="ce13" office:value-type="float" office:value="9.490703" calcext:value-type="float">
            <text:p>9,49E+000</text:p>
          </table:table-cell>
          <table:table-cell table:style-name="ce13" office:value-type="float" office:value="0.819868" calcext:value-type="float">
            <text:p>8,20E-001</text:p>
          </table:table-cell>
          <table:table-cell table:style-name="ce13" office:value-type="float" office:value="0.009651321" calcext:value-type="float">
            <text:p>9,65E-003</text:p>
          </table:table-cell>
          <table:table-cell table:style-name="ce13" office:value-type="float" office:value="0.5061634" calcext:value-type="float">
            <text:p>5,06E-001</text:p>
          </table:table-cell>
          <table:table-cell table:style-name="ce13" office:value-type="float" office:value="718.3269" calcext:value-type="float">
            <text:p>7,1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290981" calcext:value-type="float">
            <text:p>9,29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7" office:value-type="string" calcext:value-type="string">
            <text:p>1549485161_config.csv</text:p>
          </table:table-cell>
          <table:table-cell table:style-name="ce13" office:value-type="float" office:value="55962.39" calcext:value-type="float">
            <text:p>5,60E+004</text:p>
          </table:table-cell>
          <table:table-cell table:style-name="ce13" office:value-type="float" office:value="9.585858" calcext:value-type="float">
            <text:p>9,59E+000</text:p>
          </table:table-cell>
          <table:table-cell table:style-name="ce13" office:value-type="float" office:value="0.8079729" calcext:value-type="float">
            <text:p>8,08E-001</text:p>
          </table:table-cell>
          <table:table-cell table:style-name="ce13" office:value-type="float" office:value="0.01082005" calcext:value-type="float">
            <text:p>1,08E-002</text:p>
          </table:table-cell>
          <table:table-cell table:style-name="ce13" office:value-type="float" office:value="0.4989667" calcext:value-type="float">
            <text:p>4,99E-001</text:p>
          </table:table-cell>
          <table:table-cell table:style-name="ce13" office:value-type="float" office:value="931.7075" calcext:value-type="float">
            <text:p>9,32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307852" calcext:value-type="float">
            <text:p>9,31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7" office:value-type="string" calcext:value-type="string">
            <text:p>4849075441_config.csv</text:p>
          </table:table-cell>
          <table:table-cell table:style-name="ce13" office:value-type="float" office:value="9393.713" calcext:value-type="float">
            <text:p>9,39E+003</text:p>
          </table:table-cell>
          <table:table-cell table:style-name="ce13" office:value-type="float" office:value="10.42701" calcext:value-type="float">
            <text:p>1,04E+001</text:p>
          </table:table-cell>
          <table:table-cell table:style-name="ce13" office:value-type="float" office:value="0.9642534" calcext:value-type="float">
            <text:p>9,64E-001</text:p>
          </table:table-cell>
          <table:table-cell table:style-name="ce13" office:value-type="float" office:value="0.02120787" calcext:value-type="float">
            <text:p>2,12E-002</text:p>
          </table:table-cell>
          <table:table-cell table:style-name="ce13" office:value-type="float" office:value="0.5862827" calcext:value-type="float">
            <text:p>5,86E-001</text:p>
          </table:table-cell>
          <table:table-cell table:style-name="ce13" office:value-type="float" office:value="155.5682" calcext:value-type="float">
            <text:p>1,56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323774" calcext:value-type="float">
            <text:p>9,32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-1551999211_config.csv</text:p>
          </table:table-cell>
          <table:table-cell table:style-name="ce13" office:value-type="float" office:value="59512.06" calcext:value-type="float">
            <text:p>5,95E+004</text:p>
          </table:table-cell>
          <table:table-cell table:style-name="ce13" office:value-type="float" office:value="3.211163" calcext:value-type="float">
            <text:p>3,21E+000</text:p>
          </table:table-cell>
          <table:table-cell table:style-name="ce13" office:value-type="float" office:value="0.4733564" calcext:value-type="float">
            <text:p>4,73E-001</text:p>
          </table:table-cell>
          <table:table-cell table:style-name="ce13" office:value-type="float" office:value="0.02041028" calcext:value-type="float">
            <text:p>2,04E-002</text:p>
          </table:table-cell>
          <table:table-cell table:style-name="ce13" office:value-type="float" office:value="1.078483" calcext:value-type="float">
            <text:p>1,08E+000</text:p>
          </table:table-cell>
          <table:table-cell table:style-name="ce13" office:value-type="float" office:value="990.8682" calcext:value-type="float">
            <text:p>9,91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336171" calcext:value-type="float">
            <text:p>9,34E-001</text:p>
          </table:table-cell>
          <table:table-cell table:style-name="ce13" office:value-type="float" office:value="3" calcext:value-type="float">
            <text:p>3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office:value-type="string" calcext:value-type="string">
            <text:p>-6223040471_config.csv</text:p>
          </table:table-cell>
          <table:table-cell table:style-name="ce13" office:value-type="float" office:value="14322.38" calcext:value-type="float">
            <text:p>1,43E+004</text:p>
          </table:table-cell>
          <table:table-cell table:style-name="ce13" office:value-type="float" office:value="10.56925" calcext:value-type="float">
            <text:p>1,06E+001</text:p>
          </table:table-cell>
          <table:table-cell table:style-name="ce13" office:value-type="float" office:value="0.9404118" calcext:value-type="float">
            <text:p>9,40E-001</text:p>
          </table:table-cell>
          <table:table-cell table:style-name="ce13" office:value-type="float" office:value="0.007546442" calcext:value-type="float">
            <text:p>7,55E-003</text:p>
          </table:table-cell>
          <table:table-cell table:style-name="ce13" office:value-type="float" office:value="0.5638793" calcext:value-type="float">
            <text:p>5,64E-001</text:p>
          </table:table-cell>
          <table:table-cell table:style-name="ce13" office:value-type="float" office:value="237.7107" calcext:value-type="float">
            <text:p>2,3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456454" calcext:value-type="float">
            <text:p>9,46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-11159428422_config.csv</text:p>
          </table:table-cell>
          <table:table-cell table:style-name="ce13" office:value-type="float" office:value="21775.37" calcext:value-type="float">
            <text:p>2,18E+004</text:p>
          </table:table-cell>
          <table:table-cell table:style-name="ce13" office:value-type="float" office:value="10.25353" calcext:value-type="float">
            <text:p>1,03E+001</text:p>
          </table:table-cell>
          <table:table-cell table:style-name="ce13" office:value-type="float" office:value="0.9193684" calcext:value-type="float">
            <text:p>9,19E-001</text:p>
          </table:table-cell>
          <table:table-cell table:style-name="ce13" office:value-type="float" office:value="0.02205947" calcext:value-type="float">
            <text:p>2,21E-002</text:p>
          </table:table-cell>
          <table:table-cell table:style-name="ce13" office:value-type="float" office:value="0.5264807" calcext:value-type="float">
            <text:p>5,26E-001</text:p>
          </table:table-cell>
          <table:table-cell table:style-name="ce13" office:value-type="float" office:value="361.9256" calcext:value-type="float">
            <text:p>3,62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477868" calcext:value-type="float">
            <text:p>9,48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7" office:value-type="string" calcext:value-type="string">
            <text:p>19280079903_config.csv</text:p>
          </table:table-cell>
          <table:table-cell table:style-name="ce13" office:value-type="float" office:value="54468.92" calcext:value-type="float">
            <text:p>5,45E+004</text:p>
          </table:table-cell>
          <table:table-cell table:style-name="ce13" office:value-type="float" office:value="9.411153" calcext:value-type="float">
            <text:p>9,41E+000</text:p>
          </table:table-cell>
          <table:table-cell table:style-name="ce13" office:value-type="float" office:value="0.8093388" calcext:value-type="float">
            <text:p>8,09E-001</text:p>
          </table:table-cell>
          <table:table-cell table:style-name="ce13" office:value-type="float" office:value="0.008862137" calcext:value-type="float">
            <text:p>8,86E-003</text:p>
          </table:table-cell>
          <table:table-cell table:style-name="ce13" office:value-type="float" office:value="0.4805026" calcext:value-type="float">
            <text:p>4,81E-001</text:p>
          </table:table-cell>
          <table:table-cell table:style-name="ce13" office:value-type="float" office:value="906.8163" calcext:value-type="float">
            <text:p>9,0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525155" calcext:value-type="float">
            <text:p>9,53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-13453456642_config.csv</text:p>
          </table:table-cell>
          <table:table-cell table:style-name="ce13" office:value-type="float" office:value="28499.69" calcext:value-type="float">
            <text:p>2,85E+004</text:p>
          </table:table-cell>
          <table:table-cell table:style-name="ce13" office:value-type="float" office:value="10.09405" calcext:value-type="float">
            <text:p>1,01E+001</text:p>
          </table:table-cell>
          <table:table-cell table:style-name="ce13" office:value-type="float" office:value="0.8831876" calcext:value-type="float">
            <text:p>8,83E-001</text:p>
          </table:table-cell>
          <table:table-cell table:style-name="ce13" office:value-type="float" office:value="0.01852205" calcext:value-type="float">
            <text:p>1,85E-002</text:p>
          </table:table-cell>
          <table:table-cell table:style-name="ce13" office:value-type="float" office:value="0.4991462" calcext:value-type="float">
            <text:p>4,99E-001</text:p>
          </table:table-cell>
          <table:table-cell table:style-name="ce13" office:value-type="float" office:value="473.9969" calcext:value-type="float">
            <text:p>4,74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525771" calcext:value-type="float">
            <text:p>9,53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7" office:value-type="string" calcext:value-type="string">
            <text:p>18356937111_config.csv</text:p>
          </table:table-cell>
          <table:table-cell table:style-name="ce13" office:value-type="float" office:value="70150.83" calcext:value-type="float">
            <text:p>7,02E+004</text:p>
          </table:table-cell>
          <table:table-cell table:style-name="ce13" office:value-type="float" office:value="2.219564" calcext:value-type="float">
            <text:p>2,22E+000</text:p>
          </table:table-cell>
          <table:table-cell table:style-name="ce13" office:value-type="float" office:value="0.392628" calcext:value-type="float">
            <text:p>3,93E-001</text:p>
          </table:table-cell>
          <table:table-cell table:style-name="ce13" office:value-type="float" office:value="0.01120061" calcext:value-type="float">
            <text:p>1,12E-002</text:p>
          </table:table-cell>
          <table:table-cell table:style-name="ce13" office:value-type="float" office:value="1.341261" calcext:value-type="float">
            <text:p>1,34E+000</text:p>
          </table:table-cell>
          <table:table-cell table:style-name="ce13" office:value-type="float" office:value="1168.181" calcext:value-type="float">
            <text:p>1,17E+003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628319" calcext:value-type="float">
            <text:p>9,63E-001</text:p>
          </table:table-cell>
          <table:table-cell table:style-name="ce13" office:value-type="float" office:value="3" calcext:value-type="float">
            <text:p>3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7" office:value-type="string" calcext:value-type="string">
            <text:p>21452524641_config.csv</text:p>
          </table:table-cell>
          <table:table-cell table:style-name="ce13" office:value-type="float" office:value="16473.12" calcext:value-type="float">
            <text:p>1,65E+004</text:p>
          </table:table-cell>
          <table:table-cell table:style-name="ce13" office:value-type="float" office:value="9.914016" calcext:value-type="float">
            <text:p>9,91E+000</text:p>
          </table:table-cell>
          <table:table-cell table:style-name="ce13" office:value-type="float" office:value="0.9233507" calcext:value-type="float">
            <text:p>9,23E-001</text:p>
          </table:table-cell>
          <table:table-cell table:style-name="ce13" office:value-type="float" office:value="0.01537989" calcext:value-type="float">
            <text:p>1,54E-002</text:p>
          </table:table-cell>
          <table:table-cell table:style-name="ce13" office:value-type="float" office:value="0.5177079" calcext:value-type="float">
            <text:p>5,18E-001</text:p>
          </table:table-cell>
          <table:table-cell table:style-name="ce13" office:value-type="float" office:value="273.5557" calcext:value-type="float">
            <text:p>2,74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637015" calcext:value-type="float">
            <text:p>9,64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office:value-type="string" calcext:value-type="string">
            <text:p>-5604635073_config.csv</text:p>
          </table:table-cell>
          <table:table-cell table:style-name="ce13" office:value-type="float" office:value="58952.75" calcext:value-type="float">
            <text:p>5,90E+004</text:p>
          </table:table-cell>
          <table:table-cell table:style-name="ce13" office:value-type="float" office:value="4.338902" calcext:value-type="float">
            <text:p>4,34E+000</text:p>
          </table:table-cell>
          <table:table-cell table:style-name="ce13" office:value-type="float" office:value="0.5175674" calcext:value-type="float">
            <text:p>5,18E-001</text:p>
          </table:table-cell>
          <table:table-cell table:style-name="ce13" office:value-type="float" office:value="0.01526004" calcext:value-type="float">
            <text:p>1,53E-002</text:p>
          </table:table-cell>
          <table:table-cell table:style-name="ce13" office:value-type="float" office:value="0.927565" calcext:value-type="float">
            <text:p>9,28E-001</text:p>
          </table:table-cell>
          <table:table-cell table:style-name="ce13" office:value-type="float" office:value="981.5464" calcext:value-type="float">
            <text:p>9,82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64998" calcext:value-type="float">
            <text:p>9,65E-001</text:p>
          </table:table-cell>
          <table:table-cell table:style-name="ce13" office:value-type="float" office:value="2" calcext:value-type="float">
            <text:p>2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office:value-type="string" calcext:value-type="string">
            <text:p>-6784683073_config.csv</text:p>
          </table:table-cell>
          <table:table-cell table:style-name="ce13" office:value-type="float" office:value="19729.31" calcext:value-type="float">
            <text:p>1,97E+004</text:p>
          </table:table-cell>
          <table:table-cell table:style-name="ce13" office:value-type="float" office:value="10.44508" calcext:value-type="float">
            <text:p>1,04E+001</text:p>
          </table:table-cell>
          <table:table-cell table:style-name="ce13" office:value-type="float" office:value="0.9153999" calcext:value-type="float">
            <text:p>9,15E-001</text:p>
          </table:table-cell>
          <table:table-cell table:style-name="ce13" office:value-type="float" office:value="0.005168612" calcext:value-type="float">
            <text:p>5,17E-003</text:p>
          </table:table-cell>
          <table:table-cell table:style-name="ce13" office:value-type="float" office:value="0.5225903" calcext:value-type="float">
            <text:p>5,23E-001</text:p>
          </table:table-cell>
          <table:table-cell table:style-name="ce13" office:value-type="float" office:value="327.8251" calcext:value-type="float">
            <text:p>3,2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657215" calcext:value-type="float">
            <text:p>9,66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office:value-type="string" calcext:value-type="string">
            <text:p>-3934658461_config.csv</text:p>
          </table:table-cell>
          <table:table-cell table:style-name="ce13" office:value-type="float" office:value="21978.84" calcext:value-type="float">
            <text:p>2,20E+004</text:p>
          </table:table-cell>
          <table:table-cell table:style-name="ce13" office:value-type="float" office:value="8.714897" calcext:value-type="float">
            <text:p>8,71E+000</text:p>
          </table:table-cell>
          <table:table-cell table:style-name="ce13" office:value-type="float" office:value="0.9172742" calcext:value-type="float">
            <text:p>9,17E-001</text:p>
          </table:table-cell>
          <table:table-cell table:style-name="ce13" office:value-type="float" office:value="0.01503028" calcext:value-type="float">
            <text:p>1,50E-002</text:p>
          </table:table-cell>
          <table:table-cell table:style-name="ce13" office:value-type="float" office:value="0.521823" calcext:value-type="float">
            <text:p>5,22E-001</text:p>
          </table:table-cell>
          <table:table-cell table:style-name="ce13" office:value-type="float" office:value="365.3166" calcext:value-type="float">
            <text:p>3,65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69275" calcext:value-type="float">
            <text:p>9,69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-3738625282_config.csv</text:p>
          </table:table-cell>
          <table:table-cell table:style-name="ce13" office:value-type="float" office:value="62825.45" calcext:value-type="float">
            <text:p>6,28E+004</text:p>
          </table:table-cell>
          <table:table-cell table:style-name="ce13" office:value-type="float" office:value="9.720514" calcext:value-type="float">
            <text:p>9,72E+000</text:p>
          </table:table-cell>
          <table:table-cell table:style-name="ce13" office:value-type="float" office:value="0.7996925" calcext:value-type="float">
            <text:p>8,00E-001</text:p>
          </table:table-cell>
          <table:table-cell table:style-name="ce13" office:value-type="float" office:value="0.005660666" calcext:value-type="float">
            <text:p>5,66E-003</text:p>
          </table:table-cell>
          <table:table-cell table:style-name="ce13" office:value-type="float" office:value="0.4605254" calcext:value-type="float">
            <text:p>4,61E-001</text:p>
          </table:table-cell>
          <table:table-cell table:style-name="ce13" office:value-type="float" office:value="1046.092" calcext:value-type="float">
            <text:p>1,05E+003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710097" calcext:value-type="float">
            <text:p>9,71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7" office:value-type="string" calcext:value-type="string">
            <text:p>866941941_config.csv</text:p>
          </table:table-cell>
          <table:table-cell table:style-name="ce13" office:value-type="float" office:value="57679.46" calcext:value-type="float">
            <text:p>5,77E+004</text:p>
          </table:table-cell>
          <table:table-cell table:style-name="ce13" office:value-type="float" office:value="5.562206" calcext:value-type="float">
            <text:p>5,56E+000</text:p>
          </table:table-cell>
          <table:table-cell table:style-name="ce13" office:value-type="float" office:value="0.4549865" calcext:value-type="float">
            <text:p>4,55E-001</text:p>
          </table:table-cell>
          <table:table-cell table:style-name="ce13" office:value-type="float" office:value="0.0003037167" calcext:value-type="float">
            <text:p>3,04E-004</text:p>
          </table:table-cell>
          <table:table-cell table:style-name="ce13" office:value-type="float" office:value="0.9199205" calcext:value-type="float">
            <text:p>9,20E-001</text:p>
          </table:table-cell>
          <table:table-cell table:style-name="ce13" office:value-type="float" office:value="960.3249" calcext:value-type="float">
            <text:p>9,60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736889" calcext:value-type="float">
            <text:p>9,74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7" office:value-type="string" calcext:value-type="string">
            <text:p>8799147322_config.csv</text:p>
          </table:table-cell>
          <table:table-cell table:style-name="ce13" office:value-type="float" office:value="47299.5" calcext:value-type="float">
            <text:p>4,73E+004</text:p>
          </table:table-cell>
          <table:table-cell table:style-name="ce13" office:value-type="float" office:value="4.029399" calcext:value-type="float">
            <text:p>4,03E+000</text:p>
          </table:table-cell>
          <table:table-cell table:style-name="ce13" office:value-type="float" office:value="0.5379133" calcext:value-type="float">
            <text:p>5,38E-001</text:p>
          </table:table-cell>
          <table:table-cell table:style-name="ce13" office:value-type="float" office:value="0.01989358" calcext:value-type="float">
            <text:p>1,99E-002</text:p>
          </table:table-cell>
          <table:table-cell table:style-name="ce13" office:value-type="float" office:value="0.8739658" calcext:value-type="float">
            <text:p>8,74E-001</text:p>
          </table:table-cell>
          <table:table-cell table:style-name="ce13" office:value-type="float" office:value="787.3256" calcext:value-type="float">
            <text:p>7,8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788945" calcext:value-type="float">
            <text:p>9,79E-001</text:p>
          </table:table-cell>
          <table:table-cell table:style-name="ce13" office:value-type="float" office:value="2" calcext:value-type="float">
            <text:p>2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-5814156511_config.csv</text:p>
          </table:table-cell>
          <table:table-cell table:style-name="ce13" office:value-type="float" office:value="12232.33" calcext:value-type="float">
            <text:p>1,22E+004</text:p>
          </table:table-cell>
          <table:table-cell table:style-name="ce13" office:value-type="float" office:value="10.6799" calcext:value-type="float">
            <text:p>1,07E+001</text:p>
          </table:table-cell>
          <table:table-cell table:style-name="ce13" office:value-type="float" office:value="0.9613875" calcext:value-type="float">
            <text:p>9,61E-001</text:p>
          </table:table-cell>
          <table:table-cell table:style-name="ce13" office:value-type="float" office:value="0.02013363" calcext:value-type="float">
            <text:p>2,01E-002</text:p>
          </table:table-cell>
          <table:table-cell table:style-name="ce13" office:value-type="float" office:value="0.5206742" calcext:value-type="float">
            <text:p>5,21E-001</text:p>
          </table:table-cell>
          <table:table-cell table:style-name="ce13" office:value-type="float" office:value="202.8774" calcext:value-type="float">
            <text:p>2,03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906944" calcext:value-type="float">
            <text:p>9,91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-17964655302_config.csv</text:p>
          </table:table-cell>
          <table:table-cell table:style-name="ce13" office:value-type="float" office:value="20927.22" calcext:value-type="float">
            <text:p>2,09E+004</text:p>
          </table:table-cell>
          <table:table-cell table:style-name="ce13" office:value-type="float" office:value="10.17028" calcext:value-type="float">
            <text:p>1,02E+001</text:p>
          </table:table-cell>
          <table:table-cell table:style-name="ce13" office:value-type="float" office:value="0.9149479" calcext:value-type="float">
            <text:p>9,15E-001</text:p>
          </table:table-cell>
          <table:table-cell table:style-name="ce13" office:value-type="float" office:value="0.01036907" calcext:value-type="float">
            <text:p>1,04E-002</text:p>
          </table:table-cell>
          <table:table-cell table:style-name="ce13" office:value-type="float" office:value="0.4820561" calcext:value-type="float">
            <text:p>4,82E-001</text:p>
          </table:table-cell>
          <table:table-cell table:style-name="ce13" office:value-type="float" office:value="347.7901" calcext:value-type="float">
            <text:p>3,4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955755" calcext:value-type="float">
            <text:p>9,96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7" office:value-type="string" calcext:value-type="string">
            <text:p>11532223111_config.csv</text:p>
          </table:table-cell>
          <table:table-cell table:style-name="ce13" office:value-type="float" office:value="13581.97" calcext:value-type="float">
            <text:p>1,36E+004</text:p>
          </table:table-cell>
          <table:table-cell table:style-name="ce13" office:value-type="float" office:value="10.4879" calcext:value-type="float">
            <text:p>1,05E+001</text:p>
          </table:table-cell>
          <table:table-cell table:style-name="ce13" office:value-type="float" office:value="0.9536736" calcext:value-type="float">
            <text:p>9,54E-001</text:p>
          </table:table-cell>
          <table:table-cell table:style-name="ce13" office:value-type="float" office:value="0.006739704" calcext:value-type="float">
            <text:p>6,74E-003</text:p>
          </table:table-cell>
          <table:table-cell table:style-name="ce13" office:value-type="float" office:value="0.5188892" calcext:value-type="float">
            <text:p>5,19E-001</text:p>
          </table:table-cell>
          <table:table-cell table:style-name="ce13" office:value-type="float" office:value="225.371" calcext:value-type="float">
            <text:p>2,25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0.9963904" calcext:value-type="float">
            <text:p>9,96E-001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-3288843812_config.csv</text:p>
          </table:table-cell>
          <table:table-cell table:style-name="ce13" office:value-type="float" office:value="9771.368" calcext:value-type="float">
            <text:p>9,77E+003</text:p>
          </table:table-cell>
          <table:table-cell table:style-name="ce13" office:value-type="float" office:value="10.29529" calcext:value-type="float">
            <text:p>1,03E+001</text:p>
          </table:table-cell>
          <table:table-cell table:style-name="ce13" office:value-type="float" office:value="0.9679781" calcext:value-type="float">
            <text:p>9,68E-001</text:p>
          </table:table-cell>
          <table:table-cell table:style-name="ce13" office:value-type="float" office:value="0.006919621" calcext:value-type="float">
            <text:p>6,92E-003</text:p>
          </table:table-cell>
          <table:table-cell table:style-name="ce13" office:value-type="float" office:value="0.5235035" calcext:value-type="float">
            <text:p>5,24E-001</text:p>
          </table:table-cell>
          <table:table-cell table:style-name="ce13" office:value-type="float" office:value="161.8629" calcext:value-type="float">
            <text:p>1,62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1.003028" calcext:value-type="float">
            <text:p>1,00E+000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-3857270652_config.csv</text:p>
          </table:table-cell>
          <table:table-cell table:style-name="ce13" office:value-type="float" office:value="17276.52" calcext:value-type="float">
            <text:p>1,73E+004</text:p>
          </table:table-cell>
          <table:table-cell table:style-name="ce13" office:value-type="float" office:value="10.39519" calcext:value-type="float">
            <text:p>1,04E+001</text:p>
          </table:table-cell>
          <table:table-cell table:style-name="ce13" office:value-type="float" office:value="0.9567505" calcext:value-type="float">
            <text:p>9,57E-001</text:p>
          </table:table-cell>
          <table:table-cell table:style-name="ce13" office:value-type="float" office:value="0.01303563" calcext:value-type="float">
            <text:p>1,30E-002</text:p>
          </table:table-cell>
          <table:table-cell table:style-name="ce13" office:value-type="float" office:value="0.5011556" calcext:value-type="float">
            <text:p>5,01E-001</text:p>
          </table:table-cell>
          <table:table-cell table:style-name="ce13" office:value-type="float" office:value="286.9458" calcext:value-type="float">
            <text:p>2,8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1.007722" calcext:value-type="float">
            <text:p>1,01E+000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-255738002_config.csv</text:p>
          </table:table-cell>
          <table:table-cell table:style-name="ce13" office:value-type="float" office:value="12134.68" calcext:value-type="float">
            <text:p>1,21E+004</text:p>
          </table:table-cell>
          <table:table-cell table:style-name="ce13" office:value-type="float" office:value="10.22403" calcext:value-type="float">
            <text:p>1,02E+001</text:p>
          </table:table-cell>
          <table:table-cell table:style-name="ce13" office:value-type="float" office:value="0.9590239" calcext:value-type="float">
            <text:p>9,59E-001</text:p>
          </table:table-cell>
          <table:table-cell table:style-name="ce13" office:value-type="float" office:value="0.004959108" calcext:value-type="float">
            <text:p>4,96E-003</text:p>
          </table:table-cell>
          <table:table-cell table:style-name="ce13" office:value-type="float" office:value="0.500087" calcext:value-type="float">
            <text:p>5,00E-001</text:p>
          </table:table-cell>
          <table:table-cell table:style-name="ce13" office:value-type="float" office:value="201.2502" calcext:value-type="float">
            <text:p>2,01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1.017894" calcext:value-type="float">
            <text:p>1,02E+000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7" office:value-type="string" calcext:value-type="string">
            <text:p>2235453813_config.csv</text:p>
          </table:table-cell>
          <table:table-cell table:style-name="ce13" office:value-type="float" office:value="10098.78" calcext:value-type="float">
            <text:p>1,01E+004</text:p>
          </table:table-cell>
          <table:table-cell table:style-name="ce13" office:value-type="float" office:value="10.5865" calcext:value-type="float">
            <text:p>1,06E+001</text:p>
          </table:table-cell>
          <table:table-cell table:style-name="ce13" office:value-type="float" office:value="0.9703088" calcext:value-type="float">
            <text:p>9,70E-001</text:p>
          </table:table-cell>
          <table:table-cell table:style-name="ce13" office:value-type="float" office:value="0.006586701" calcext:value-type="float">
            <text:p>6,59E-003</text:p>
          </table:table-cell>
          <table:table-cell table:style-name="ce13" office:value-type="float" office:value="0.5068258" calcext:value-type="float">
            <text:p>5,07E-001</text:p>
          </table:table-cell>
          <table:table-cell table:style-name="ce13" office:value-type="float" office:value="167.3198" calcext:value-type="float">
            <text:p>1,67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1.021957" calcext:value-type="float">
            <text:p>1,02E+000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-18394125103_config.csv</text:p>
          </table:table-cell>
          <table:table-cell table:style-name="ce13" office:value-type="float" office:value="10293.95" calcext:value-type="float">
            <text:p>1,03E+004</text:p>
          </table:table-cell>
          <table:table-cell table:style-name="ce13" office:value-type="float" office:value="10.43698" calcext:value-type="float">
            <text:p>1,04E+001</text:p>
          </table:table-cell>
          <table:table-cell table:style-name="ce13" office:value-type="float" office:value="0.973142" calcext:value-type="float">
            <text:p>9,73E-001</text:p>
          </table:table-cell>
          <table:table-cell table:style-name="ce13" office:value-type="float" office:value="0.02242068" calcext:value-type="float">
            <text:p>2,24E-002</text:p>
          </table:table-cell>
          <table:table-cell table:style-name="ce13" office:value-type="float" office:value="0.4901735" calcext:value-type="float">
            <text:p>4,90E-001</text:p>
          </table:table-cell>
          <table:table-cell table:style-name="ce13" office:value-type="float" office:value="170.5723" calcext:value-type="float">
            <text:p>1,71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1.024184" calcext:value-type="float">
            <text:p>1,02E+000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7" office:value-type="string" calcext:value-type="string">
            <text:p>20926881113_config.csv</text:p>
          </table:table-cell>
          <table:table-cell table:style-name="ce13" office:value-type="float" office:value="8569.992" calcext:value-type="float">
            <text:p>8,57E+003</text:p>
          </table:table-cell>
          <table:table-cell table:style-name="ce13" office:value-type="float" office:value="10.50464" calcext:value-type="float">
            <text:p>1,05E+001</text:p>
          </table:table-cell>
          <table:table-cell table:style-name="ce13" office:value-type="float" office:value="0.9739889" calcext:value-type="float">
            <text:p>9,74E-001</text:p>
          </table:table-cell>
          <table:table-cell table:style-name="ce13" office:value-type="float" office:value="0.00983271" calcext:value-type="float">
            <text:p>9,83E-003</text:p>
          </table:table-cell>
          <table:table-cell table:style-name="ce13" office:value-type="float" office:value="0.5020654" calcext:value-type="float">
            <text:p>5,02E-001</text:p>
          </table:table-cell>
          <table:table-cell table:style-name="ce13" office:value-type="float" office:value="141.8412" calcext:value-type="float">
            <text:p>1,42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1.025322" calcext:value-type="float">
            <text:p>1,03E+000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7" office:value-type="string" calcext:value-type="string">
            <text:p>14539866801_config.csv</text:p>
          </table:table-cell>
          <table:table-cell table:style-name="ce13" office:value-type="float" office:value="13143.98" calcext:value-type="float">
            <text:p>1,31E+004</text:p>
          </table:table-cell>
          <table:table-cell table:style-name="ce13" office:value-type="float" office:value="10.6525" calcext:value-type="float">
            <text:p>1,07E+001</text:p>
          </table:table-cell>
          <table:table-cell table:style-name="ce13" office:value-type="float" office:value="0.9633671" calcext:value-type="float">
            <text:p>9,63E-001</text:p>
          </table:table-cell>
          <table:table-cell table:style-name="ce13" office:value-type="float" office:value="0.01204426" calcext:value-type="float">
            <text:p>1,20E-002</text:p>
          </table:table-cell>
          <table:table-cell table:style-name="ce13" office:value-type="float" office:value="0.4797697" calcext:value-type="float">
            <text:p>4,80E-001</text:p>
          </table:table-cell>
          <table:table-cell table:style-name="ce13" office:value-type="float" office:value="218.0717" calcext:value-type="float">
            <text:p>2,18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1.035178" calcext:value-type="float">
            <text:p>1,04E+000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office:value-type="string" calcext:value-type="string">
            <text:p>-50236341_config.csv</text:p>
          </table:table-cell>
          <table:table-cell table:style-name="ce13" office:value-type="float" office:value="10787.95" calcext:value-type="float">
            <text:p>1,08E+004</text:p>
          </table:table-cell>
          <table:table-cell table:style-name="ce13" office:value-type="float" office:value="10.4818" calcext:value-type="float">
            <text:p>1,05E+001</text:p>
          </table:table-cell>
          <table:table-cell table:style-name="ce13" office:value-type="float" office:value="0.972744" calcext:value-type="float">
            <text:p>9,73E-001</text:p>
          </table:table-cell>
          <table:table-cell table:style-name="ce13" office:value-type="float" office:value="0.004727654" calcext:value-type="float">
            <text:p>4,73E-003</text:p>
          </table:table-cell>
          <table:table-cell table:style-name="ce13" office:value-type="float" office:value="0.4891301" calcext:value-type="float">
            <text:p>4,89E-001</text:p>
          </table:table-cell>
          <table:table-cell table:style-name="ce13" office:value-type="float" office:value="178.8056" calcext:value-type="float">
            <text:p>1,79E+002</text:p>
          </table:table-cell>
          <table:table-cell table:style-name="ce13" office:value-type="float" office:value="3" calcext:value-type="float">
            <text:p>3,00E+000</text:p>
          </table:table-cell>
          <table:table-cell table:style-name="ce13" office:value-type="float" office:value="1.040678" calcext:value-type="float">
            <text:p>1,04E+000</text:p>
          </table:table-cell>
          <table:table-cell table:style-name="ce13" office:value-type="float" office:value="1" calcext:value-type="float">
            <text:p>1,00E+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10" office:value-type="string" calcext:value-type="string">
            <text:p>-1879355941_config.csv</text:p>
          </table:table-cell>
          <table:table-cell table:style-name="ce14" office:value-type="float" office:value="73156.9" calcext:value-type="float">
            <text:p>7,32E+004</text:p>
          </table:table-cell>
          <table:table-cell table:style-name="ce14" office:value-type="float" office:value="1.260111" calcext:value-type="float">
            <text:p>1,26E+000</text:p>
          </table:table-cell>
          <table:table-cell table:style-name="ce14" office:value-type="float" office:value="0.3418763" calcext:value-type="float">
            <text:p>3,42E-001</text:p>
          </table:table-cell>
          <table:table-cell table:style-name="ce14" office:value-type="float" office:value="0.008478424" calcext:value-type="float">
            <text:p>8,48E-003</text:p>
          </table:table-cell>
          <table:table-cell table:style-name="ce14" office:value-type="float" office:value="1.590684" calcext:value-type="float">
            <text:p>1,59E+000</text:p>
          </table:table-cell>
          <table:table-cell table:style-name="ce14" office:value-type="float" office:value="1218.282" calcext:value-type="float">
            <text:p>1,22E+003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14" office:value-type="float" office:value="1.041828" calcext:value-type="float">
            <text:p>1,04E+000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2"/>
        </table:table-row>
        <table:table-row table:style-name="ro2">
          <table:table-cell table:style-name="ce6" office:value-type="float" office:value="158" calcext:value-type="float">
            <text:p>158</text:p>
          </table:table-cell>
          <table:table-cell table:style-name="ce10" office:value-type="string" calcext:value-type="string">
            <text:p>6435306151_config.csv</text:p>
          </table:table-cell>
          <table:table-cell table:style-name="ce14" office:value-type="float" office:value="17019.72" calcext:value-type="float">
            <text:p>1,70E+004</text:p>
          </table:table-cell>
          <table:table-cell table:style-name="ce14" office:value-type="float" office:value="10.65181" calcext:value-type="float">
            <text:p>1,07E+001</text:p>
          </table:table-cell>
          <table:table-cell table:style-name="ce14" office:value-type="float" office:value="0.9467499" calcext:value-type="float">
            <text:p>9,47E-001</text:p>
          </table:table-cell>
          <table:table-cell table:style-name="ce14" office:value-type="float" office:value="0.007835993" calcext:value-type="float">
            <text:p>7,84E-003</text:p>
          </table:table-cell>
          <table:table-cell table:style-name="ce14" office:value-type="float" office:value="0.4162847" calcext:value-type="float">
            <text:p>4,16E-001</text:p>
          </table:table-cell>
          <table:table-cell table:style-name="ce14" office:value-type="float" office:value="282.6663" calcext:value-type="float">
            <text:p>2,83E+002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14" office:value-type="float" office:value="1.083338" calcext:value-type="float">
            <text:p>1,08E+000</text:p>
          </table:table-cell>
          <table:table-cell table:style-name="ce14" office:value-type="float" office:value="1" calcext:value-type="float">
            <text:p>1,00E+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2"/>
        </table:table-row>
        <table:table-row table:style-name="ro2">
          <table:table-cell table:style-name="ce6" office:value-type="float" office:value="144" calcext:value-type="float">
            <text:p>144</text:p>
          </table:table-cell>
          <table:table-cell table:style-name="ce10" office:value-type="string" calcext:value-type="string">
            <text:p>21276310431_config.csv</text:p>
          </table:table-cell>
          <table:table-cell table:style-name="ce14" office:value-type="float" office:value="13723.56" calcext:value-type="float">
            <text:p>1,37E+004</text:p>
          </table:table-cell>
          <table:table-cell table:style-name="ce14" office:value-type="float" office:value="10.58758" calcext:value-type="float">
            <text:p>1,06E+001</text:p>
          </table:table-cell>
          <table:table-cell table:style-name="ce14" office:value-type="float" office:value="0.9656163" calcext:value-type="float">
            <text:p>9,66E-001</text:p>
          </table:table-cell>
          <table:table-cell table:style-name="ce14" office:value-type="float" office:value="0.01041678" calcext:value-type="float">
            <text:p>1,04E-002</text:p>
          </table:table-cell>
          <table:table-cell table:style-name="ce14" office:value-type="float" office:value="0.4262984" calcext:value-type="float">
            <text:p>4,26E-001</text:p>
          </table:table-cell>
          <table:table-cell table:style-name="ce14" office:value-type="float" office:value="227.7314" calcext:value-type="float">
            <text:p>2,28E+002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14" office:value-type="float" office:value="1.085643" calcext:value-type="float">
            <text:p>1,09E+000</text:p>
          </table:table-cell>
          <table:table-cell table:style-name="ce14" office:value-type="float" office:value="1" calcext:value-type="float">
            <text:p>1,00E+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2"/>
        </table:table-row>
        <table:table-row table:style-name="ro2">
          <table:table-cell table:style-name="ce6" office:value-type="float" office:value="170" calcext:value-type="float">
            <text:p>170</text:p>
          </table:table-cell>
          <table:table-cell table:style-name="ce10" office:value-type="string" calcext:value-type="string">
            <text:p>8742228911_config.csv</text:p>
          </table:table-cell>
          <table:table-cell table:style-name="ce14" office:value-type="float" office:value="98925.84" calcext:value-type="float">
            <text:p>9,89E+004</text:p>
          </table:table-cell>
          <table:table-cell table:style-name="ce14" office:value-type="float" office:value="2.26295" calcext:value-type="float">
            <text:p>2,26E+000</text:p>
          </table:table-cell>
          <table:table-cell table:style-name="ce14" office:value-type="float" office:value="0.3733144" calcext:value-type="float">
            <text:p>3,73E-001</text:p>
          </table:table-cell>
          <table:table-cell table:style-name="ce14" office:value-type="float" office:value="0.006338993" calcext:value-type="float">
            <text:p>6,34E-003</text:p>
          </table:table-cell>
          <table:table-cell table:style-name="ce14" office:value-type="float" office:value="1.121395" calcext:value-type="float">
            <text:p>1,12E+000</text:p>
          </table:table-cell>
          <table:table-cell table:style-name="ce14" office:value-type="float" office:value="1647.764" calcext:value-type="float">
            <text:p>1,65E+003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14" office:value-type="float" office:value="1.09508" calcext:value-type="float">
            <text:p>1,10E+000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2"/>
        </table:table-row>
        <table:table-row table:style-name="ro2">
          <table:table-cell table:style-name="ce6" office:value-type="float" office:value="145" calcext:value-type="float">
            <text:p>145</text:p>
          </table:table-cell>
          <table:table-cell table:style-name="ce10" office:value-type="string" calcext:value-type="string">
            <text:p>21329614002_config.csv</text:p>
          </table:table-cell>
          <table:table-cell table:style-name="ce14" office:value-type="float" office:value="78905.94" calcext:value-type="float">
            <text:p>7,89E+004</text:p>
          </table:table-cell>
          <table:table-cell table:style-name="ce14" office:value-type="float" office:value="4.40375" calcext:value-type="float">
            <text:p>4,40E+000</text:p>
          </table:table-cell>
          <table:table-cell table:style-name="ce14" office:value-type="float" office:value="0.363168" calcext:value-type="float">
            <text:p>3,63E-001</text:p>
          </table:table-cell>
          <table:table-cell table:style-name="ce14" office:value-type="float" office:value="0.001001302" calcext:value-type="float">
            <text:p>1,00E-003</text:p>
          </table:table-cell>
          <table:table-cell table:style-name="ce14" office:value-type="float" office:value="1.008034" calcext:value-type="float">
            <text:p>1,01E+000</text:p>
          </table:table-cell>
          <table:table-cell table:style-name="ce14" office:value-type="float" office:value="1314.099" calcext:value-type="float">
            <text:p>1,31E+003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14" office:value-type="float" office:value="1.103391" calcext:value-type="float">
            <text:p>1,10E+000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2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10" office:value-type="string" calcext:value-type="string">
            <text:p>-18331011491_config.csv</text:p>
          </table:table-cell>
          <table:table-cell table:style-name="ce14" office:value-type="float" office:value="83307.48" calcext:value-type="float">
            <text:p>8,33E+004</text:p>
          </table:table-cell>
          <table:table-cell table:style-name="ce14" office:value-type="float" office:value="3.946366" calcext:value-type="float">
            <text:p>3,95E+000</text:p>
          </table:table-cell>
          <table:table-cell table:style-name="ce14" office:value-type="float" office:value="0.3605754" calcext:value-type="float">
            <text:p>3,61E-001</text:p>
          </table:table-cell>
          <table:table-cell table:style-name="ce14" office:value-type="float" office:value="0.0004009527" calcext:value-type="float">
            <text:p>4,01E-004</text:p>
          </table:table-cell>
          <table:table-cell table:style-name="ce14" office:value-type="float" office:value="0.9290534" calcext:value-type="float">
            <text:p>9,29E-001</text:p>
          </table:table-cell>
          <table:table-cell table:style-name="ce14" office:value-type="float" office:value="1387.459" calcext:value-type="float">
            <text:p>1,39E+003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14" office:value-type="float" office:value="1.170082" calcext:value-type="float">
            <text:p>1,17E+000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2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10" office:value-type="string" calcext:value-type="string">
            <text:p>-17797929751_config.csv</text:p>
          </table:table-cell>
          <table:table-cell table:style-name="ce14" office:value-type="float" office:value="227882.5" calcext:value-type="float">
            <text:p>2,28E+005</text:p>
          </table:table-cell>
          <table:table-cell table:style-name="ce14" office:value-type="float" office:value="3.225197" calcext:value-type="float">
            <text:p>3,23E+000</text:p>
          </table:table-cell>
          <table:table-cell table:style-name="ce14" office:value-type="float" office:value="0.1898158" calcext:value-type="float">
            <text:p>1,90E-001</text:p>
          </table:table-cell>
          <table:table-cell table:style-name="ce14" office:value-type="float" office:value="-0.000768478" calcext:value-type="float">
            <text:p>-7,68E-004</text:p>
          </table:table-cell>
          <table:table-cell table:style-name="ce14" office:value-type="float" office:value="1.276439" calcext:value-type="float">
            <text:p>1,28E+000</text:p>
          </table:table-cell>
          <table:table-cell table:style-name="ce14" office:value-type="float" office:value="3797.043" calcext:value-type="float">
            <text:p>3,80E+003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14" office:value-type="float" office:value="1.262822" calcext:value-type="float">
            <text:p>1,26E+000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2"/>
        </table:table-row>
        <table:table-row table:style-name="ro2">
          <table:table-cell table:style-name="ce6" office:value-type="float" office:value="153" calcext:value-type="float">
            <text:p>153</text:p>
          </table:table-cell>
          <table:table-cell table:style-name="ce10" office:value-type="string" calcext:value-type="string">
            <text:p>5520346191_config.csv</text:p>
          </table:table-cell>
          <table:table-cell table:style-name="ce14" office:value-type="float" office:value="96291.1" calcext:value-type="float">
            <text:p>9,63E+004</text:p>
          </table:table-cell>
          <table:table-cell table:style-name="ce14" office:value-type="float" office:value="1.744381" calcext:value-type="float">
            <text:p>1,74E+000</text:p>
          </table:table-cell>
          <table:table-cell table:style-name="ce14" office:value-type="float" office:value="0.1931457" calcext:value-type="float">
            <text:p>1,93E-001</text:p>
          </table:table-cell>
          <table:table-cell table:style-name="ce14" office:value-type="float" office:value="0.0002815458" calcext:value-type="float">
            <text:p>2,82E-004</text:p>
          </table:table-cell>
          <table:table-cell table:style-name="ce14" office:value-type="float" office:value="1.357608" calcext:value-type="float">
            <text:p>1,36E+000</text:p>
          </table:table-cell>
          <table:table-cell table:style-name="ce14" office:value-type="float" office:value="1603.852" calcext:value-type="float">
            <text:p>1,60E+003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14" office:value-type="float" office:value="1.294761" calcext:value-type="float">
            <text:p>1,29E+000</text:p>
          </table:table-cell>
          <table:table-cell table:style-name="ce14" office:value-type="float" office:value="3" calcext:value-type="float">
            <text:p>3,00E+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2"/>
        </table:table-row>
        <table:table-row table:style-name="ro2" table:number-rows-repeated="10483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 du pilote_Feuille2_1" table:style-name="ta1">
        <table:table-column table:style-name="co3" table:default-cell-style-name="ce17"/>
        <table:table-column table:style-name="co3" table:default-cell-style-name="Default"/>
        <table:table-row table:style-name="ro1">
          <table:table-cell table:style-name="Default" office:value-type="string" calcext:value-type="string">
            <text:p>Filtr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5" office:value-type="string" calcext:value-type="string">
            <text:p>WHICH4</text:p>
          </table:table-cell>
          <table:table-cell table:style-name="ce19" office:value-type="string" calcext:value-type="string">
            <text:p>Somme - count</text:p>
          </table:table-cell>
        </table:table-row>
        <table:table-row table:style-name="ro1">
          <table:table-cell table:style-name="ce16" office:value-type="float" office:value="1" calcext:value-type="float">
            <text:p>1,00E+000</text:p>
          </table:table-cell>
          <table:table-cell table:style-name="ce2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,00E+000</text:p>
          </table:table-cell>
          <table:table-cell table:style-name="ce2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,00E+000</text:p>
          </table:table-cell>
          <table:table-cell table:style-name="ce2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.000000e+00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Total Résultat</text:p>
          </table:table-cell>
          <table:table-cell table:style-name="ce23" office:value-type="float" office:value="175" calcext:value-type="float">
            <text:p>175</text:p>
          </table:table-cell>
        </table:table-row>
      </table:table>
      <table:table table:name="Feuille3" table:style-name="ta1">
        <table:table-column table:style-name="co5" table:default-cell-style-name="ce2"/>
        <table:table-row table:style-name="ro1">
          <table:table-cell table:style-name="ce1" office:value-type="string" calcext:value-type="string">
            <text:p>data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>
          <table:table-cell table:style-name="ce1" office:value-type="string" calcext:value-type="string">
            <text:p>[1]</text:p>
          </table:table-cell>
        </table:table-row>
        <table:table-row table:style-name="ro1" table:number-rows-repeated="1048049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1:Feuille1.B526" table:display-filter-buttons="true">
          <table:filter>
            <table:filter-and>
              <table:filter-condition table:field-number="1" table:value="3" table:operator="="/>
            </table:filter-and>
          </table:filter>
        </table:database-range>
        <table:database-range table:name="__Anonymous_Sheet_DB__1" table:target-range-address="Feuille2.A1:Feuille2.K176">
          <table:sort>
            <table:sort-by table:field-number="9" table:data-type="automatic"/>
          </table:sort>
        </table:database-range>
      </table:database-ranges>
      <table:data-pilot-tables>
        <table:data-pilot-table table:name="DataPilot1" table:application-data="" table:target-range-address="'Tables du pilote_Feuille2_1'.A1:'Tables du pilote_Feuille2_1'.B8" table:buttons="'Tables du pilote_Feuille2_1'.A1 'Tables du pilote_Feuille2_1'.A3">
          <table:source-cell-range table:cell-range-address="Feuille2.A1:Feuille2.L176"/>
          <table:data-pilot-field table:source-field-name="WHICH4" table:orientation="row" table:used-hierarchy="0" table:function="auto">
            <table:data-pilot-level table:show-empty="false">
              <table:data-pilot-members>
                <table:data-pilot-member table:name="1,00E+000" table:display="true" table:show-details="true"/>
                <table:data-pilot-member table:name="2,00E+000" table:display="true" table:show-details="true"/>
                <table:data-pilot-member table:name="3,00E+000" table:display="true" table:show-details="true"/>
                <table:data-pilot-member table:name="1.000000e+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20:06:16.485091042</meta:creation-date>
    <dc:date>2015-07-31T22:39:46.576129159</dc:date>
    <meta:editing-duration>PT2H32M27S</meta:editing-duration>
    <meta:editing-cycles>5</meta:editing-cycles>
    <meta:generator>LibreOffice/4.2.8.2$Linux_X86_64 LibreOffice_project/420m0$Build-2</meta:generator>
    <meta:document-statistic meta:table-count="4" meta:cell-count="33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66cm" svg:y="4.201cm" style:legend-expansion="high" chart:style-name="ch2"/>
        <chart:plot-area chart:style-name="ch3" table:cell-range-address="Feuille2.J1:Feuille2.J176" chart:data-source-has-labels="row" svg:x="0.32cm" svg:y="0.18cm" svg:width="13.626cm" svg:height="8.64cm">
          <chartooo:coordinate-region svg:x="2.238cm" svg:y="0.379cm" svg:width="11.708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J2:Feuille2.J176" chart:label-cell-address="Feuille2.J1:Feuille2.J1" chart:class="chart:bar"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4</text:p>
                <draw:g>
                  <svg:desc>Feuille2.J1:Feuille2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79217">
                <text:p>0.5079217</text:p>
                <draw:g>
                  <svg:desc>Feuille2.J2:Feuille2.J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73018">
                <text:p>0.5573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15065">
                <text:p>0.5615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59842">
                <text:p>0.5759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0147">
                <text:p>0.5870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37696">
                <text:p>0.5937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43424">
                <text:p>0.6343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59954">
                <text:p>0.6359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64936">
                <text:p>0.6364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67242">
                <text:p>0.636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72596">
                <text:p>0.6372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35524">
                <text:p>0.6435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423">
                <text:p>0.655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95747">
                <text:p>0.6595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31601">
                <text:p>0.6631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36443">
                <text:p>0.6636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77453">
                <text:p>0.6677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20284">
                <text:p>0.6720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29235">
                <text:p>0.6729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28718">
                <text:p>0.6828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29962">
                <text:p>0.6829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81342">
                <text:p>0.6881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895756">
                <text:p>0.6895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03258">
                <text:p>0.6903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59712">
                <text:p>0.6959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64901">
                <text:p>0.6964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000966">
                <text:p>0.70009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0992">
                <text:p>0.700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28704">
                <text:p>0.7028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054592">
                <text:p>0.7054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080848">
                <text:p>0.7080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2381">
                <text:p>0.7123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12852">
                <text:p>0.712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38059">
                <text:p>0.7138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196993">
                <text:p>0.71969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34673">
                <text:p>0.7234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49474">
                <text:p>0.7249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51228">
                <text:p>0.72512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91978">
                <text:p>0.72919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10466">
                <text:p>0.7310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394959">
                <text:p>0.7394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395862">
                <text:p>0.73958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400659">
                <text:p>0.74006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402194">
                <text:p>0.7402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405444">
                <text:p>0.7405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19571">
                <text:p>0.7419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36021">
                <text:p>0.7436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42687">
                <text:p>0.74426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55031">
                <text:p>0.7455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66475">
                <text:p>0.7466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473975">
                <text:p>0.7473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49231">
                <text:p>0.7549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567157">
                <text:p>0.7567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02907">
                <text:p>0.7602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08738">
                <text:p>0.7608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622652">
                <text:p>0.7622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627542">
                <text:p>0.7627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70372">
                <text:p>0.770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729107">
                <text:p>0.7729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732045">
                <text:p>0.7732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767886">
                <text:p>0.77678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67886">
                <text:p>0.77678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00414">
                <text:p>0.78004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07328">
                <text:p>0.7807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3621">
                <text:p>0.783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876463">
                <text:p>0.78764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879243">
                <text:p>0.78792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902854">
                <text:p>0.79028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20384">
                <text:p>0.79203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46615">
                <text:p>0.7946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949414">
                <text:p>0.7949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957603">
                <text:p>0.79576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013378">
                <text:p>0.8013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25709">
                <text:p>0.8025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038803">
                <text:p>0.80388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040363">
                <text:p>0.80403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043102">
                <text:p>0.80431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43104">
                <text:p>0.80431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067556">
                <text:p>0.8067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107963">
                <text:p>0.81079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5373">
                <text:p>0.815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6219">
                <text:p>0.8162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70062">
                <text:p>0.81700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71605">
                <text:p>0.8171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189587">
                <text:p>0.81895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234788">
                <text:p>0.82347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245738">
                <text:p>0.8245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249046">
                <text:p>0.82490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255119">
                <text:p>0.8255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263247">
                <text:p>0.8263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263247">
                <text:p>0.8263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266764">
                <text:p>0.82667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266764">
                <text:p>0.82667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292318">
                <text:p>0.82923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317535">
                <text:p>0.83175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327976">
                <text:p>0.83279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336934">
                <text:p>0.83369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41554">
                <text:p>0.83415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355129">
                <text:p>0.8355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55395">
                <text:p>0.83553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58491">
                <text:p>0.84584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63004">
                <text:p>0.8463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6341">
                <text:p>0.8463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73298">
                <text:p>0.84732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79134">
                <text:p>0.84791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8404">
                <text:p>0.8484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88636">
                <text:p>0.84886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500754">
                <text:p>0.85007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502123">
                <text:p>0.85021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06162">
                <text:p>0.85061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540505">
                <text:p>0.85405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552697">
                <text:p>0.8552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603425">
                <text:p>0.86034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08644">
                <text:p>0.86086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621435">
                <text:p>0.8621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664994">
                <text:p>0.86649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687981">
                <text:p>0.86879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698643">
                <text:p>0.86986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748609">
                <text:p>0.87486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754361">
                <text:p>0.87543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770853">
                <text:p>0.87708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816492">
                <text:p>0.88164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843665">
                <text:p>0.88436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874222">
                <text:p>0.88742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933572">
                <text:p>0.8933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966462">
                <text:p>0.89664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975579">
                <text:p>0.8975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981375">
                <text:p>0.8981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981737">
                <text:p>0.89817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029755">
                <text:p>0.90297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038536">
                <text:p>0.90385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04652">
                <text:p>0.9046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153503">
                <text:p>0.91535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53503">
                <text:p>0.91535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153503">
                <text:p>0.91535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05154">
                <text:p>0.92051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225391">
                <text:p>0.92253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270854">
                <text:p>0.92708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274913">
                <text:p>0.92749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286525">
                <text:p>0.92865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290981">
                <text:p>0.92909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307852">
                <text:p>0.93078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323774">
                <text:p>0.93237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36171">
                <text:p>0.93361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456454">
                <text:p>0.94564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477868">
                <text:p>0.94778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25155">
                <text:p>0.95251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525771">
                <text:p>0.95257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628319">
                <text:p>0.96283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637015">
                <text:p>0.96370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64998">
                <text:p>0.9649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657215">
                <text:p>0.96572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69275">
                <text:p>0.9692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10097">
                <text:p>0.97100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36889">
                <text:p>0.97368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88945">
                <text:p>0.97889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06944">
                <text:p>0.99069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55755">
                <text:p>0.99557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63904">
                <text:p>0.99639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3028">
                <text:p>1.0030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7722">
                <text:p>1.0077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17894">
                <text:p>1.0178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21957">
                <text:p>1.0219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24184">
                <text:p>1.024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25322">
                <text:p>1.0253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35178">
                <text:p>1.0351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40678">
                <text:p>1.0406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41828">
                <text:p>1.0418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83338">
                <text:p>1.0833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85643">
                <text:p>1.0856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9508">
                <text:p>1.095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03391">
                <text:p>1.1033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70082">
                <text:p>1.1700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62822">
                <text:p>1.2628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94761">
                <text:p>1.294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